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Tahoma1" svg:font-family="Tahoma"/>
    <style:font-face style:name="黑体" svg:font-family="黑体" style:font-adornments="粗体" style:font-family-generic="modern" style:font-pitch="fixed"/>
    <style:font-face style:name="宋体" svg:font-family="宋体" style:font-adornments="粗体" style:font-pitch="variable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微软雅黑1" svg:font-family="微软雅黑" style:font-adornments="粗体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.013cm" fo:margin-left="0cm" table:align="left"/>
    </style:style>
    <style:style style:name="表格11.A" style:family="table-column">
      <style:table-column-properties style:column-width="1.693cm"/>
    </style:style>
    <style:style style:name="表格11.B" style:family="table-column">
      <style:table-column-properties style:column-width="15.319cm"/>
    </style:style>
    <style:style style:name="表格11.A1" style:family="table-cell">
      <style:table-cell-properties fo:padding="0.097cm" fo:border="1pt ridge #000000"/>
    </style:style>
    <style:style style:name="表格11.A2" style:family="table-cell">
      <style:table-cell-properties fo:padding="0.097cm" fo:border-left="1pt ridge #000000" fo:border-right="none" fo:border-top="none" fo:border-bottom="1pt ridge #000000"/>
    </style:style>
    <style:style style:name="表格11.B2" style:family="table-cell">
      <style:table-cell-properties fo:padding="0.097cm" fo:border-left="1pt ridge #000000" fo:border-right="1pt ridge #000000" fo:border-top="none" fo:border-bottom="1pt ridge #000000"/>
    </style:style>
    <style:style style:name="表格13" style:family="table">
      <style:table-properties style:width="17.013cm" fo:margin-left="0cm" table:align="left"/>
    </style:style>
    <style:style style:name="表格13.A" style:family="table-column">
      <style:table-column-properties style:column-width="3.413cm"/>
    </style:style>
    <style:style style:name="表格13.B" style:family="table-column">
      <style:table-column-properties style:column-width="2.526cm"/>
    </style:style>
    <style:style style:name="表格13.C" style:family="table-column">
      <style:table-column-properties style:column-width="11.074cm"/>
    </style:style>
    <style:style style:name="表格13.A1" style:family="table-cell">
      <style:table-cell-properties fo:padding="0.097cm" fo:border-left="1pt ridge #000000" fo:border-right="none" fo:border-top="1pt ridge #000000" fo:border-bottom="1pt ridge #000000"/>
    </style:style>
    <style:style style:name="表格13.C1" style:family="table-cell">
      <style:table-cell-properties fo:padding="0.097cm" fo:border="1pt ridge #000000"/>
    </style:style>
    <style:style style:name="表格13.A2" style:family="table-cell">
      <style:table-cell-properties fo:padding="0.097cm" fo:border-left="1pt ridge #000000" fo:border-right="none" fo:border-top="none" fo:border-bottom="1pt ridge #000000"/>
    </style:style>
    <style:style style:name="表格13.C2" style:family="table-cell">
      <style:table-cell-properties fo:padding="0.097cm" fo:border-left="1pt ridge #000000" fo:border-right="1pt ridge #000000" fo:border-top="none" fo:border-bottom="1pt ridge #000000"/>
    </style:style>
    <style:style style:name="表格16" style:family="table">
      <style:table-properties style:width="17.013cm" fo:margin-left="0cm" table:align="left"/>
    </style:style>
    <style:style style:name="表格16.A" style:family="table-column">
      <style:table-column-properties style:column-width="5.666cm"/>
    </style:style>
    <style:style style:name="表格16.B" style:family="table-column">
      <style:table-column-properties style:column-width="1.928cm"/>
    </style:style>
    <style:style style:name="表格16.C" style:family="table-column">
      <style:table-column-properties style:column-width="9.419cm"/>
    </style:style>
    <style:style style:name="表格16.A1" style:family="table-cell">
      <style:table-cell-properties fo:padding="0.097cm" fo:border-left="1pt ridge #000000" fo:border-right="none" fo:border-top="1pt ridge #000000" fo:border-bottom="1pt ridge #000000"/>
    </style:style>
    <style:style style:name="表格16.C1" style:family="table-cell">
      <style:table-cell-properties fo:padding="0.097cm" fo:border="1pt ridge #000000"/>
    </style:style>
    <style:style style:name="表格16.A2" style:family="table-cell">
      <style:table-cell-properties fo:padding="0.097cm" fo:border-left="1pt ridge #000000" fo:border-right="none" fo:border-top="none" fo:border-bottom="1pt ridge #000000"/>
    </style:style>
    <style:style style:name="表格16.C2" style:family="table-cell">
      <style:table-cell-properties fo:padding="0.097cm" fo:border-left="1pt ridge #000000" fo:border-right="1pt ridge #000000" fo:border-top="none" fo:border-bottom="1pt ridge #000000"/>
    </style:style>
    <style:style style:name="表格17" style:family="table">
      <style:table-properties style:width="17.013cm" fo:margin-left="0cm" table:align="left"/>
    </style:style>
    <style:style style:name="表格17.A" style:family="table-column">
      <style:table-column-properties style:column-width="5.666cm"/>
    </style:style>
    <style:style style:name="表格17.B" style:family="table-column">
      <style:table-column-properties style:column-width="1.928cm"/>
    </style:style>
    <style:style style:name="表格17.C" style:family="table-column">
      <style:table-column-properties style:column-width="9.419cm"/>
    </style:style>
    <style:style style:name="表格17.A1" style:family="table-cell">
      <style:table-cell-properties fo:padding="0.097cm" fo:border-left="1pt ridge #000000" fo:border-right="none" fo:border-top="1pt ridge #000000" fo:border-bottom="1pt ridge #000000"/>
    </style:style>
    <style:style style:name="表格17.C1" style:family="table-cell">
      <style:table-cell-properties fo:padding="0.097cm" fo:border="1pt ridge #000000"/>
    </style:style>
    <style:style style:name="表格17.A2" style:family="table-cell">
      <style:table-cell-properties fo:padding="0.097cm" fo:border-left="1pt ridge #000000" fo:border-right="none" fo:border-top="none" fo:border-bottom="1pt ridge #000000"/>
    </style:style>
    <style:style style:name="表格17.C2" style:family="table-cell">
      <style:table-cell-properties fo:padding="0.097cm" fo:border-left="1pt ridge #000000" fo:border-right="1pt ridge #000000" fo:border-top="none" fo:border-bottom="1pt ridge #000000"/>
    </style:style>
    <style:style style:name="表格18" style:family="table">
      <style:table-properties style:width="17.013cm" fo:margin-left="0cm" table:align="left"/>
    </style:style>
    <style:style style:name="表格18.A" style:family="table-column">
      <style:table-column-properties style:column-width="5.666cm"/>
    </style:style>
    <style:style style:name="表格18.B" style:family="table-column">
      <style:table-column-properties style:column-width="1.928cm"/>
    </style:style>
    <style:style style:name="表格18.C" style:family="table-column">
      <style:table-column-properties style:column-width="9.419cm"/>
    </style:style>
    <style:style style:name="表格18.A1" style:family="table-cell">
      <style:table-cell-properties fo:padding="0.097cm" fo:border-left="1pt ridge #000000" fo:border-right="none" fo:border-top="1pt ridge #000000" fo:border-bottom="1pt ridge #000000"/>
    </style:style>
    <style:style style:name="表格18.C1" style:family="table-cell">
      <style:table-cell-properties fo:padding="0.097cm" fo:border="1pt ridge #000000"/>
    </style:style>
    <style:style style:name="表格18.A2" style:family="table-cell">
      <style:table-cell-properties fo:padding="0.097cm" fo:border-left="1pt ridge #000000" fo:border-right="none" fo:border-top="none" fo:border-bottom="1pt ridge #000000"/>
    </style:style>
    <style:style style:name="表格18.C2" style:family="table-cell">
      <style:table-cell-properties fo:padding="0.097cm" fo:border-left="1pt ridge #000000" fo:border-right="1pt ridge #000000" fo:border-top="none" fo:border-bottom="1pt ridge #000000"/>
    </style:style>
    <style:style style:name="表格7" style:family="table">
      <style:table-properties style:width="17.013cm" fo:margin-left="0cm" table:align="left"/>
    </style:style>
    <style:style style:name="表格7.A" style:family="table-column">
      <style:table-column-properties style:column-width="5.666cm"/>
    </style:style>
    <style:style style:name="表格7.B" style:family="table-column">
      <style:table-column-properties style:column-width="1.928cm"/>
    </style:style>
    <style:style style:name="表格7.C" style:family="table-column">
      <style:table-column-properties style:column-width="9.419cm"/>
    </style:style>
    <style:style style:name="表格7.A1" style:family="table-cell">
      <style:table-cell-properties fo:padding="0.097cm" fo:border-left="1pt ridge #000000" fo:border-right="none" fo:border-top="1pt ridge #000000" fo:border-bottom="1pt ridge #000000"/>
    </style:style>
    <style:style style:name="表格7.C1" style:family="table-cell">
      <style:table-cell-properties fo:padding="0.097cm" fo:border="1pt ridge #000000"/>
    </style:style>
    <style:style style:name="表格7.A2" style:family="table-cell">
      <style:table-cell-properties fo:padding="0.097cm" fo:border-left="1pt ridge #000000" fo:border-right="none" fo:border-top="none" fo:border-bottom="1pt ridge #000000"/>
    </style:style>
    <style:style style:name="表格7.C2" style:family="table-cell">
      <style:table-cell-properties fo:padding="0.097cm" fo:border-left="1pt ridge #000000" fo:border-right="1pt ridge #000000" fo:border-top="none" fo:border-bottom="1pt ridge #000000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5.666cm"/>
    </style:style>
    <style:style style:name="表格2.B" style:family="table-column">
      <style:table-column-properties style:column-width="1.928cm"/>
    </style:style>
    <style:style style:name="表格2.C" style:family="table-column">
      <style:table-column-properties style:column-width="9.419cm"/>
    </style:style>
    <style:style style:name="表格2.A1" style:family="table-cell">
      <style:table-cell-properties style:vertical-align="" fo:padding="0.097cm" fo:border-left="1pt ridge #000000" fo:border-right="none" fo:border-top="1pt ridge #000000" fo:border-bottom="1pt ridge #000000"/>
    </style:style>
    <style:style style:name="表格2.C1" style:family="table-cell">
      <style:table-cell-properties style:vertical-align="" fo:padding="0.097cm" fo:border="1pt ridge #000000"/>
    </style:style>
    <style:style style:name="表格2.A2" style:family="table-cell">
      <style:table-cell-properties style:vertical-align="" fo:padding="0.097cm" fo:border-left="1pt ridge #000000" fo:border-right="none" fo:border-top="none" fo:border-bottom="1pt ridge #000000"/>
    </style:style>
    <style:style style:name="表格2.C2" style:family="table-cell">
      <style:table-cell-properties style:vertical-align="" fo:padding="0.097cm" fo:border-left="1pt ridge #000000" fo:border-right="1pt ridge #000000" fo:border-top="none" fo:border-bottom="1pt ridge #000000"/>
    </style:style>
    <style:style style:name="表格2.C5" style:family="table-cell">
      <style:table-cell-properties fo:padding="0.097cm" fo:border-left="1pt ridge #000000" fo:border-right="1pt ridge #000000" fo:border-top="none" fo:border-bottom="1pt ridge #000000"/>
    </style:style>
    <style:style style:name="表格2.C6" style:family="table-cell">
      <style:table-cell-properties fo:padding="0.097cm" fo:border-left="1pt ridge #000000" fo:border-right="1pt ridge #000000" fo:border-top="none" fo:border-bottom="1pt ridge #000000"/>
    </style:style>
    <style:style style:name="表格2.B7" style:family="table-cell">
      <style:table-cell-properties fo:padding="0.097cm" fo:border-left="1pt ridge #000000" fo:border-right="none" fo:border-top="none" fo:border-bottom="1pt ridge #000000"/>
    </style:style>
    <style:style style:name="表格2.C7" style:family="table-cell">
      <style:table-cell-properties fo:padding="0.097cm" fo:border-left="1pt ridge #000000" fo:border-right="1pt ridge #000000" fo:border-top="none" fo:border-bottom="1pt ridge #000000"/>
    </style:style>
    <style:style style:name="表格2.A8" style:family="table-cell">
      <style:table-cell-properties fo:padding="0.097cm" fo:border-left="1pt ridge #000000" fo:border-right="none" fo:border-top="none" fo:border-bottom="1pt ridge #000000"/>
    </style:style>
    <style:style style:name="表格2.B8" style:family="table-cell">
      <style:table-cell-properties fo:padding="0.097cm" fo:border-left="1pt ridge #000000" fo:border-right="none" fo:border-top="none" fo:border-bottom="1pt ridge #000000"/>
    </style:style>
    <style:style style:name="表格2.C8" style:family="table-cell">
      <style:table-cell-properties fo:padding="0.097cm" fo:border-left="1pt ridge #000000" fo:border-right="1pt ridge #000000" fo:border-top="none" fo:border-bottom="1pt ridge #000000"/>
    </style:style>
    <style:style style:name="表格2.A9" style:family="table-cell">
      <style:table-cell-properties fo:padding="0.097cm" fo:border-left="1pt ridge #000000" fo:border-right="none" fo:border-top="none" fo:border-bottom="1pt ridge #000000"/>
    </style:style>
    <style:style style:name="表格2.B9" style:family="table-cell">
      <style:table-cell-properties fo:padding="0.097cm" fo:border-left="1pt ridge #000000" fo:border-right="none" fo:border-top="none" fo:border-bottom="1pt ridge #000000"/>
    </style:style>
    <style:style style:name="表格2.C9" style:family="table-cell">
      <style:table-cell-properties fo:padding="0.097cm" fo:border-left="1pt ridge #000000" fo:border-right="1pt ridge #000000" fo:border-top="none" fo:border-bottom="1pt ridge #000000"/>
    </style:style>
    <style:style style:name="表格2.A10" style:family="table-cell">
      <style:table-cell-properties fo:padding="0.097cm" fo:border-left="1pt ridge #000000" fo:border-right="none" fo:border-top="none" fo:border-bottom="1pt ridge #000000"/>
    </style:style>
    <style:style style:name="表格2.B10" style:family="table-cell">
      <style:table-cell-properties fo:padding="0.097cm" fo:border-left="1pt ridge #000000" fo:border-right="none" fo:border-top="none" fo:border-bottom="1pt ridge #000000"/>
    </style:style>
    <style:style style:name="表格2.C10" style:family="table-cell">
      <style:table-cell-properties fo:padding="0.097cm" fo:border-left="1pt ridge #000000" fo:border-right="1pt ridge #000000" fo:border-top="none" fo:border-bottom="1pt ridge #000000"/>
    </style:style>
    <style:style style:name="表格2.A11" style:family="table-cell">
      <style:table-cell-properties fo:padding="0.097cm" fo:border-left="1pt ridge #000000" fo:border-right="none" fo:border-top="none" fo:border-bottom="1pt ridge #000000"/>
    </style:style>
    <style:style style:name="表格2.B11" style:family="table-cell">
      <style:table-cell-properties fo:padding="0.097cm" fo:border-left="1pt ridge #000000" fo:border-right="none" fo:border-top="none" fo:border-bottom="1pt ridge #000000"/>
    </style:style>
    <style:style style:name="表格2.C11" style:family="table-cell">
      <style:table-cell-properties fo:padding="0.097cm" fo:border-left="1pt ridge #000000" fo:border-right="1pt ridge #000000" fo:border-top="none" fo:border-bottom="1pt ridge #000000"/>
    </style:style>
    <style:style style:name="表格2.A12" style:family="table-cell">
      <style:table-cell-properties fo:padding="0.097cm" fo:border-left="1pt ridge #000000" fo:border-right="none" fo:border-top="none" fo:border-bottom="1pt ridge #000000"/>
    </style:style>
    <style:style style:name="表格2.B12" style:family="table-cell">
      <style:table-cell-properties fo:padding="0.097cm" fo:border-left="1pt ridge #000000" fo:border-right="none" fo:border-top="none" fo:border-bottom="1pt ridge #000000"/>
    </style:style>
    <style:style style:name="表格2.C12" style:family="table-cell">
      <style:table-cell-properties fo:padding="0.097cm" fo:border-left="1pt ridge #000000" fo:border-right="1pt ridge #000000" fo:border-top="none" fo:border-bottom="1pt ridge #000000"/>
    </style:style>
    <style:style style:name="表格2.A13" style:family="table-cell">
      <style:table-cell-properties fo:padding="0.097cm" fo:border-left="1pt ridge #000000" fo:border-right="none" fo:border-top="none" fo:border-bottom="1pt ridge #000000"/>
    </style:style>
    <style:style style:name="表格2.B13" style:family="table-cell">
      <style:table-cell-properties fo:padding="0.097cm" fo:border-left="1pt ridge #000000" fo:border-right="none" fo:border-top="none" fo:border-bottom="1pt ridge #000000"/>
    </style:style>
    <style:style style:name="表格2.C13" style:family="table-cell">
      <style:table-cell-properties fo:padding="0.097cm" fo:border-left="1pt ridge #000000" fo:border-right="1pt ridge #000000" fo:border-top="none" fo:border-bottom="1pt ridge #000000"/>
    </style:style>
    <style:style style:name="表格2.A14" style:family="table-cell">
      <style:table-cell-properties fo:padding="0.097cm" fo:border-left="1pt ridge #000000" fo:border-right="none" fo:border-top="none" fo:border-bottom="1pt ridge #000000"/>
    </style:style>
    <style:style style:name="表格2.B14" style:family="table-cell">
      <style:table-cell-properties fo:padding="0.097cm" fo:border-left="1pt ridge #000000" fo:border-right="none" fo:border-top="none" fo:border-bottom="1pt ridge #000000"/>
    </style:style>
    <style:style style:name="表格2.C14" style:family="table-cell">
      <style:table-cell-properties fo:padding="0.097cm" fo:border-left="1pt ridge #000000" fo:border-right="1pt ridge #000000" fo:border-top="none" fo:border-bottom="1pt ridge #000000"/>
    </style:style>
    <style:style style:name="表格2.A15" style:family="table-cell">
      <style:table-cell-properties fo:padding="0.097cm" fo:border-left="1pt ridge #000000" fo:border-right="none" fo:border-top="none" fo:border-bottom="1pt ridge #000000"/>
    </style:style>
    <style:style style:name="表格2.B15" style:family="table-cell">
      <style:table-cell-properties fo:padding="0.097cm" fo:border-left="1pt ridge #000000" fo:border-right="none" fo:border-top="none" fo:border-bottom="1pt ridge #000000"/>
    </style:style>
    <style:style style:name="表格2.C15" style:family="table-cell">
      <style:table-cell-properties fo:padding="0.097cm" fo:border-left="1pt ridge #000000" fo:border-right="1pt ridge #000000" fo:border-top="none" fo:border-bottom="1pt ridge #000000"/>
    </style:style>
    <style:style style:name="表格2.A16" style:family="table-cell">
      <style:table-cell-properties fo:padding="0.097cm" fo:border-left="1pt ridge #000000" fo:border-right="none" fo:border-top="none" fo:border-bottom="1pt ridge #000000"/>
    </style:style>
    <style:style style:name="表格2.B16" style:family="table-cell">
      <style:table-cell-properties fo:padding="0.097cm" fo:border-left="1pt ridge #000000" fo:border-right="none" fo:border-top="none" fo:border-bottom="1pt ridge #000000"/>
    </style:style>
    <style:style style:name="表格2.C16" style:family="table-cell">
      <style:table-cell-properties fo:padding="0.097cm" fo:border-left="1pt ridge #000000" fo:border-right="1pt ridge #000000" fo:border-top="none" fo:border-bottom="1pt ridge #000000"/>
    </style:style>
    <style:style style:name="表格2.A17" style:family="table-cell">
      <style:table-cell-properties fo:padding="0.097cm" fo:border-left="1pt ridge #000000" fo:border-right="none" fo:border-top="none" fo:border-bottom="1pt ridge #000000"/>
    </style:style>
    <style:style style:name="表格2.B17" style:family="table-cell">
      <style:table-cell-properties fo:padding="0.097cm" fo:border-left="1pt ridge #000000" fo:border-right="none" fo:border-top="none" fo:border-bottom="1pt ridge #000000"/>
    </style:style>
    <style:style style:name="表格2.C17" style:family="table-cell">
      <style:table-cell-properties fo:padding="0.097cm" fo:border-left="1pt ridge #000000" fo:border-right="1pt ridge #000000" fo:border-top="none" fo:border-bottom="1pt ridge #000000"/>
    </style:style>
    <style:style style:name="表格2.A18" style:family="table-cell">
      <style:table-cell-properties fo:padding="0.097cm" fo:border-left="1pt ridge #000000" fo:border-right="none" fo:border-top="none" fo:border-bottom="1pt ridge #000000"/>
    </style:style>
    <style:style style:name="表格2.B18" style:family="table-cell">
      <style:table-cell-properties fo:padding="0.097cm" fo:border-left="1pt ridge #000000" fo:border-right="none" fo:border-top="none" fo:border-bottom="1pt ridge #000000"/>
    </style:style>
    <style:style style:name="表格2.C18" style:family="table-cell">
      <style:table-cell-properties fo:padding="0.097cm" fo:border-left="1pt ridge #000000" fo:border-right="1pt ridge #000000" fo:border-top="none" fo:border-bottom="1pt ridge #000000"/>
    </style:style>
    <style:style style:name="表格2.A19" style:family="table-cell">
      <style:table-cell-properties fo:padding="0.097cm" fo:border-left="1pt ridge #000000" fo:border-right="none" fo:border-top="none" fo:border-bottom="1pt ridge #000000"/>
    </style:style>
    <style:style style:name="表格2.B19" style:family="table-cell">
      <style:table-cell-properties fo:padding="0.097cm" fo:border-left="1pt ridge #000000" fo:border-right="none" fo:border-top="none" fo:border-bottom="1pt ridge #000000"/>
    </style:style>
    <style:style style:name="表格2.C19" style:family="table-cell">
      <style:table-cell-properties fo:padding="0.097cm" fo:border-left="1pt ridge #000000" fo:border-right="1pt ridge #000000" fo:border-top="none" fo:border-bottom="1pt ridge #000000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5.666cm"/>
    </style:style>
    <style:style style:name="表格3.B" style:family="table-column">
      <style:table-column-properties style:column-width="1.928cm"/>
    </style:style>
    <style:style style:name="表格3.C" style:family="table-column">
      <style:table-column-properties style:column-width="9.419cm"/>
    </style:style>
    <style:style style:name="表格3.A1" style:family="table-cell">
      <style:table-cell-properties fo:padding="0.097cm" fo:border-left="1pt ridge #000000" fo:border-right="none" fo:border-top="1pt ridge #000000" fo:border-bottom="1pt ridge #000000"/>
    </style:style>
    <style:style style:name="表格3.C1" style:family="table-cell">
      <style:table-cell-properties fo:padding="0.097cm" fo:border="1pt ridge #000000"/>
    </style:style>
    <style:style style:name="表格3.A2" style:family="table-cell">
      <style:table-cell-properties fo:padding="0.097cm" fo:border-left="1pt ridge #000000" fo:border-right="none" fo:border-top="none" fo:border-bottom="1pt ridge #000000"/>
    </style:style>
    <style:style style:name="表格3.C2" style:family="table-cell">
      <style:table-cell-properties fo:padding="0.097cm" fo:border-left="1pt ridge #000000" fo:border-right="1pt ridge #000000" fo:border-top="none" fo:border-bottom="1pt ridge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5.666cm"/>
    </style:style>
    <style:style style:name="表格6.B" style:family="table-column">
      <style:table-column-properties style:column-width="1.928cm"/>
    </style:style>
    <style:style style:name="表格6.C" style:family="table-column">
      <style:table-column-properties style:column-width="9.419cm"/>
    </style:style>
    <style:style style:name="表格6.A1" style:family="table-cell">
      <style:table-cell-properties fo:padding="0.097cm" fo:border-left="1pt ridge #000000" fo:border-right="none" fo:border-top="1pt ridge #000000" fo:border-bottom="1pt ridge #000000"/>
    </style:style>
    <style:style style:name="表格6.C1" style:family="table-cell">
      <style:table-cell-properties fo:padding="0.097cm" fo:border="1pt ridge #000000"/>
    </style:style>
    <style:style style:name="表格6.A2" style:family="table-cell">
      <style:table-cell-properties fo:padding="0.097cm" fo:border-left="1pt ridge #000000" fo:border-right="none" fo:border-top="none" fo:border-bottom="1pt ridge #000000"/>
    </style:style>
    <style:style style:name="表格6.C2" style:family="table-cell">
      <style:table-cell-properties fo:padding="0.097cm" fo:border-left="1pt ridge #000000" fo:border-right="1pt ridge #000000" fo:border-top="none" fo:border-bottom="1pt ridge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5.666cm"/>
    </style:style>
    <style:style style:name="表格4.B" style:family="table-column">
      <style:table-column-properties style:column-width="1.928cm"/>
    </style:style>
    <style:style style:name="表格4.C" style:family="table-column">
      <style:table-column-properties style:column-width="9.419cm"/>
    </style:style>
    <style:style style:name="表格4.A1" style:family="table-cell">
      <style:table-cell-properties fo:padding="0.097cm" fo:border-left="1pt ridge #000000" fo:border-right="none" fo:border-top="1pt ridge #000000" fo:border-bottom="1pt ridge #000000"/>
    </style:style>
    <style:style style:name="表格4.C1" style:family="table-cell">
      <style:table-cell-properties fo:padding="0.097cm" fo:border="1pt ridge #000000"/>
    </style:style>
    <style:style style:name="表格4.A2" style:family="table-cell">
      <style:table-cell-properties fo:padding="0.097cm" fo:border-left="1pt ridge #000000" fo:border-right="none" fo:border-top="none" fo:border-bottom="1pt ridge #000000"/>
    </style:style>
    <style:style style:name="表格4.C2" style:family="table-cell">
      <style:table-cell-properties fo:padding="0.097cm" fo:border-left="1pt ridge #000000" fo:border-right="1pt ridge #000000" fo:border-top="none" fo:border-bottom="1pt ridge #000000"/>
    </style:style>
    <style:style style:name="表格4.8" style:family="table-row">
      <style:table-row-properties style:min-row-height="0.792cm"/>
    </style:style>
    <style:style style:name="表格12" style:family="table">
      <style:table-properties style:width="17.013cm" fo:margin-left="0cm" table:align="left"/>
    </style:style>
    <style:style style:name="表格12.A" style:family="table-column">
      <style:table-column-properties style:column-width="5.666cm"/>
    </style:style>
    <style:style style:name="表格12.B" style:family="table-column">
      <style:table-column-properties style:column-width="1.928cm"/>
    </style:style>
    <style:style style:name="表格12.C" style:family="table-column">
      <style:table-column-properties style:column-width="9.419cm"/>
    </style:style>
    <style:style style:name="表格12.A1" style:family="table-cell">
      <style:table-cell-properties fo:padding="0.097cm" fo:border-left="1pt ridge #000000" fo:border-right="none" fo:border-top="1pt ridge #000000" fo:border-bottom="1pt ridge #000000"/>
    </style:style>
    <style:style style:name="表格12.C1" style:family="table-cell">
      <style:table-cell-properties fo:padding="0.097cm" fo:border="1pt ridge #000000"/>
    </style:style>
    <style:style style:name="表格12.A2" style:family="table-cell">
      <style:table-cell-properties fo:padding="0.097cm" fo:border-left="1pt ridge #000000" fo:border-right="none" fo:border-top="none" fo:border-bottom="1pt ridge #000000"/>
    </style:style>
    <style:style style:name="表格12.C2" style:family="table-cell">
      <style:table-cell-properties fo:padding="0.097cm" fo:border-left="1pt ridge #000000" fo:border-right="1pt ridge #000000" fo:border-top="none" fo:border-bottom="1pt ridge #000000"/>
    </style:style>
    <style:style style:name="表格5" style:family="table">
      <style:table-properties style:width="17.013cm" fo:margin-left="0cm" table:align="left"/>
    </style:style>
    <style:style style:name="表格5.A" style:family="table-column">
      <style:table-column-properties style:column-width="5.666cm"/>
    </style:style>
    <style:style style:name="表格5.B" style:family="table-column">
      <style:table-column-properties style:column-width="1.928cm"/>
    </style:style>
    <style:style style:name="表格5.C" style:family="table-column">
      <style:table-column-properties style:column-width="9.419cm"/>
    </style:style>
    <style:style style:name="表格5.A1" style:family="table-cell">
      <style:table-cell-properties fo:padding="0.097cm" fo:border-left="1pt ridge #000000" fo:border-right="none" fo:border-top="1pt ridge #000000" fo:border-bottom="1pt ridge #000000"/>
    </style:style>
    <style:style style:name="表格5.C1" style:family="table-cell">
      <style:table-cell-properties fo:padding="0.097cm" fo:border="1pt ridge #000000"/>
    </style:style>
    <style:style style:name="表格5.A2" style:family="table-cell">
      <style:table-cell-properties fo:padding="0.097cm" fo:border-left="1pt ridge #000000" fo:border-right="none" fo:border-top="none" fo:border-bottom="1pt ridge #000000"/>
    </style:style>
    <style:style style:name="表格5.C2" style:family="table-cell">
      <style:table-cell-properties fo:padding="0.097cm" fo:border-left="1pt ridge #000000" fo:border-right="1pt ridge #000000" fo:border-top="none" fo:border-bottom="1pt ridge #000000"/>
    </style:style>
    <style:style style:name="表格8" style:family="table">
      <style:table-properties style:width="17.013cm" fo:margin-left="0cm" table:align="left"/>
    </style:style>
    <style:style style:name="表格8.A" style:family="table-column">
      <style:table-column-properties style:column-width="5.666cm"/>
    </style:style>
    <style:style style:name="表格8.B" style:family="table-column">
      <style:table-column-properties style:column-width="1.928cm"/>
    </style:style>
    <style:style style:name="表格8.C" style:family="table-column">
      <style:table-column-properties style:column-width="9.419cm"/>
    </style:style>
    <style:style style:name="表格8.A1" style:family="table-cell">
      <style:table-cell-properties fo:padding="0.097cm" fo:border-left="1pt ridge #000000" fo:border-right="none" fo:border-top="1pt ridge #000000" fo:border-bottom="1pt ridge #000000"/>
    </style:style>
    <style:style style:name="表格8.C1" style:family="table-cell">
      <style:table-cell-properties fo:padding="0.097cm" fo:border="1pt ridge #000000"/>
    </style:style>
    <style:style style:name="表格8.A2" style:family="table-cell">
      <style:table-cell-properties fo:padding="0.097cm" fo:border-left="1pt ridge #000000" fo:border-right="none" fo:border-top="none" fo:border-bottom="1pt ridge #000000"/>
    </style:style>
    <style:style style:name="表格8.C2" style:family="table-cell">
      <style:table-cell-properties fo:padding="0.097cm" fo:border-left="1pt ridge #000000" fo:border-right="1pt ridge #000000" fo:border-top="none" fo:border-bottom="1pt ridge #000000"/>
    </style:style>
    <style:style style:name="表格9" style:family="table">
      <style:table-properties style:width="17.013cm" fo:margin-left="0cm" table:align="left"/>
    </style:style>
    <style:style style:name="表格9.A" style:family="table-column">
      <style:table-column-properties style:column-width="5.666cm"/>
    </style:style>
    <style:style style:name="表格9.B" style:family="table-column">
      <style:table-column-properties style:column-width="1.928cm"/>
    </style:style>
    <style:style style:name="表格9.C" style:family="table-column">
      <style:table-column-properties style:column-width="9.419cm"/>
    </style:style>
    <style:style style:name="表格9.A1" style:family="table-cell">
      <style:table-cell-properties fo:padding="0.097cm" fo:border-left="1pt ridge #000000" fo:border-right="none" fo:border-top="1pt ridge #000000" fo:border-bottom="1pt ridge #000000"/>
    </style:style>
    <style:style style:name="表格9.C1" style:family="table-cell">
      <style:table-cell-properties fo:padding="0.097cm" fo:border="1pt ridge #000000"/>
    </style:style>
    <style:style style:name="表格9.A2" style:family="table-cell">
      <style:table-cell-properties fo:padding="0.097cm" fo:border-left="1pt ridge #000000" fo:border-right="none" fo:border-top="none" fo:border-bottom="1pt ridge #000000"/>
    </style:style>
    <style:style style:name="表格9.C2" style:family="table-cell">
      <style:table-cell-properties fo:padding="0.097cm" fo:border-left="1pt ridge #000000" fo:border-right="1pt ridge #000000" fo:border-top="none" fo:border-bottom="1pt ridge #000000"/>
    </style:style>
    <style:style style:name="表格10" style:family="table">
      <style:table-properties style:width="17.013cm" fo:margin-left="0cm" table:align="left"/>
    </style:style>
    <style:style style:name="表格10.A" style:family="table-column">
      <style:table-column-properties style:column-width="5.666cm"/>
    </style:style>
    <style:style style:name="表格10.B" style:family="table-column">
      <style:table-column-properties style:column-width="1.928cm"/>
    </style:style>
    <style:style style:name="表格10.C" style:family="table-column">
      <style:table-column-properties style:column-width="9.419cm"/>
    </style:style>
    <style:style style:name="表格10.A1" style:family="table-cell">
      <style:table-cell-properties fo:padding="0.097cm" fo:border-left="1pt ridge #000000" fo:border-right="none" fo:border-top="1pt ridge #000000" fo:border-bottom="1pt ridge #000000"/>
    </style:style>
    <style:style style:name="表格10.C1" style:family="table-cell">
      <style:table-cell-properties fo:padding="0.097cm" fo:border="1pt ridge #000000"/>
    </style:style>
    <style:style style:name="表格10.A2" style:family="table-cell">
      <style:table-cell-properties fo:padding="0.097cm" fo:border-left="1pt ridge #000000" fo:border-right="none" fo:border-top="none" fo:border-bottom="1pt ridge #000000"/>
    </style:style>
    <style:style style:name="表格10.C2" style:family="table-cell">
      <style:table-cell-properties fo:padding="0.097cm" fo:border-left="1pt ridge #000000" fo:border-right="1pt ridge #000000" fo:border-top="none" fo:border-bottom="1pt ridge #000000"/>
    </style:style>
    <style:style style:name="表格14" style:family="table">
      <style:table-properties style:width="17.013cm" fo:margin-left="0cm" table:align="left"/>
    </style:style>
    <style:style style:name="表格14.A" style:family="table-column">
      <style:table-column-properties style:column-width="5.666cm"/>
    </style:style>
    <style:style style:name="表格14.B" style:family="table-column">
      <style:table-column-properties style:column-width="1.928cm"/>
    </style:style>
    <style:style style:name="表格14.C" style:family="table-column">
      <style:table-column-properties style:column-width="9.419cm"/>
    </style:style>
    <style:style style:name="表格14.A1" style:family="table-cell">
      <style:table-cell-properties fo:padding="0.097cm" fo:border-left="1pt ridge #000000" fo:border-right="none" fo:border-top="1pt ridge #000000" fo:border-bottom="1pt ridge #000000"/>
    </style:style>
    <style:style style:name="表格14.C1" style:family="table-cell">
      <style:table-cell-properties fo:padding="0.097cm" fo:border="1pt ridge #000000"/>
    </style:style>
    <style:style style:name="表格14.A2" style:family="table-cell">
      <style:table-cell-properties fo:padding="0.097cm" fo:border-left="1pt ridge #000000" fo:border-right="none" fo:border-top="none" fo:border-bottom="1pt ridge #000000"/>
    </style:style>
    <style:style style:name="表格14.C2" style:family="table-cell">
      <style:table-cell-properties fo:padding="0.097cm" fo:border-left="1pt ridge #000000" fo:border-right="1pt ridge #000000" fo:border-top="none" fo:border-bottom="1pt ridge #000000"/>
    </style:style>
    <style:style style:name="表格15" style:family="table">
      <style:table-properties style:width="17.013cm" fo:margin-left="0cm" table:align="left"/>
    </style:style>
    <style:style style:name="表格15.A" style:family="table-column">
      <style:table-column-properties style:column-width="5.666cm"/>
    </style:style>
    <style:style style:name="表格15.B" style:family="table-column">
      <style:table-column-properties style:column-width="1.928cm"/>
    </style:style>
    <style:style style:name="表格15.C" style:family="table-column">
      <style:table-column-properties style:column-width="9.419cm"/>
    </style:style>
    <style:style style:name="表格15.A1" style:family="table-cell">
      <style:table-cell-properties fo:padding="0.097cm" fo:border-left="1pt ridge #000000" fo:border-right="none" fo:border-top="1pt ridge #000000" fo:border-bottom="1pt ridge #000000"/>
    </style:style>
    <style:style style:name="表格15.C1" style:family="table-cell">
      <style:table-cell-properties fo:padding="0.097cm" fo:border="1pt ridge #000000"/>
    </style:style>
    <style:style style:name="表格15.A2" style:family="table-cell">
      <style:table-cell-properties fo:padding="0.097cm" fo:border-left="1pt ridge #000000" fo:border-right="none" fo:border-top="none" fo:border-bottom="1pt ridge #000000"/>
    </style:style>
    <style:style style:name="表格15.C2" style:family="table-cell">
      <style:table-cell-properties fo:padding="0.097cm" fo:border-left="1pt ridge #000000" fo:border-right="1pt ridge #000000" fo:border-top="none" fo:border-bottom="1pt ridge #000000"/>
    </style:style>
    <style:style style:name="表格19" style:family="table">
      <style:table-properties style:width="17.013cm" fo:margin-left="0cm" table:align="left"/>
    </style:style>
    <style:style style:name="表格19.A" style:family="table-column">
      <style:table-column-properties style:column-width="5.666cm"/>
    </style:style>
    <style:style style:name="表格19.B" style:family="table-column">
      <style:table-column-properties style:column-width="1.928cm"/>
    </style:style>
    <style:style style:name="表格19.C" style:family="table-column">
      <style:table-column-properties style:column-width="9.419cm"/>
    </style:style>
    <style:style style:name="表格19.A1" style:family="table-cell">
      <style:table-cell-properties fo:padding="0.097cm" fo:border-left="1pt ridge #000000" fo:border-right="none" fo:border-top="1pt ridge #000000" fo:border-bottom="1pt ridge #000000"/>
    </style:style>
    <style:style style:name="表格19.C1" style:family="table-cell">
      <style:table-cell-properties fo:padding="0.097cm" fo:border="1pt ridge #000000"/>
    </style:style>
    <style:style style:name="表格19.A2" style:family="table-cell">
      <style:table-cell-properties fo:padding="0.097cm" fo:border-left="1pt ridge #000000" fo:border-right="none" fo:border-top="none" fo:border-bottom="1pt ridge #000000"/>
    </style:style>
    <style:style style:name="表格19.C2" style:family="table-cell">
      <style:table-cell-properties fo:padding="0.097cm" fo:border-left="1pt ridge #000000" fo:border-right="1pt ridge #000000" fo:border-top="none" fo:border-bottom="1pt ridge #000000"/>
    </style:style>
    <style:style style:name="表格20" style:family="table">
      <style:table-properties style:width="17.013cm" fo:margin-left="0cm" table:align="left"/>
    </style:style>
    <style:style style:name="表格20.A" style:family="table-column">
      <style:table-column-properties style:column-width="5.666cm"/>
    </style:style>
    <style:style style:name="表格20.B" style:family="table-column">
      <style:table-column-properties style:column-width="1.928cm"/>
    </style:style>
    <style:style style:name="表格20.C" style:family="table-column">
      <style:table-column-properties style:column-width="9.419cm"/>
    </style:style>
    <style:style style:name="表格20.A1" style:family="table-cell">
      <style:table-cell-properties fo:padding="0.097cm" fo:border-left="1pt ridge #000000" fo:border-right="none" fo:border-top="1pt ridge #000000" fo:border-bottom="1pt ridge #000000"/>
    </style:style>
    <style:style style:name="表格20.C1" style:family="table-cell">
      <style:table-cell-properties fo:padding="0.097cm" fo:border="1pt ridge #000000"/>
    </style:style>
    <style:style style:name="表格20.A2" style:family="table-cell">
      <style:table-cell-properties fo:padding="0.097cm" fo:border-left="1pt ridge #000000" fo:border-right="none" fo:border-top="none" fo:border-bottom="1pt ridge #000000"/>
    </style:style>
    <style:style style:name="表格20.C2" style:family="table-cell">
      <style:table-cell-properties fo:padding="0.097cm" fo:border-left="1pt ridge #000000" fo:border-right="1pt ridge #000000" fo:border-top="none" fo:border-bottom="1pt ridge #000000"/>
    </style:style>
    <style:style style:name="表格21" style:family="table">
      <style:table-properties style:width="17.013cm" fo:margin-left="0cm" table:align="left"/>
    </style:style>
    <style:style style:name="表格21.A" style:family="table-column">
      <style:table-column-properties style:column-width="5.666cm"/>
    </style:style>
    <style:style style:name="表格21.B" style:family="table-column">
      <style:table-column-properties style:column-width="1.928cm"/>
    </style:style>
    <style:style style:name="表格21.C" style:family="table-column">
      <style:table-column-properties style:column-width="9.419cm"/>
    </style:style>
    <style:style style:name="表格21.A1" style:family="table-cell">
      <style:table-cell-properties fo:padding="0.097cm" fo:border-left="1pt ridge #000000" fo:border-right="none" fo:border-top="1pt ridge #000000" fo:border-bottom="1pt ridge #000000"/>
    </style:style>
    <style:style style:name="表格21.C1" style:family="table-cell">
      <style:table-cell-properties fo:padding="0.097cm" fo:border="1pt ridge #000000"/>
    </style:style>
    <style:style style:name="表格21.A2" style:family="table-cell">
      <style:table-cell-properties fo:padding="0.097cm" fo:border-left="1pt ridge #000000" fo:border-right="none" fo:border-top="none" fo:border-bottom="1pt ridge #000000"/>
    </style:style>
    <style:style style:name="表格21.C2" style:family="table-cell">
      <style:table-cell-properties fo:padding="0.097cm" fo:border-left="1pt ridge #000000" fo:border-right="1pt ridge #000000" fo:border-top="none" fo:border-bottom="1pt ridge #000000"/>
    </style:style>
    <style:style style:name="表格22" style:family="table">
      <style:table-properties style:width="17.013cm" fo:margin-left="0cm" table:align="left"/>
    </style:style>
    <style:style style:name="表格22.A" style:family="table-column">
      <style:table-column-properties style:column-width="5.666cm"/>
    </style:style>
    <style:style style:name="表格22.B" style:family="table-column">
      <style:table-column-properties style:column-width="1.928cm"/>
    </style:style>
    <style:style style:name="表格22.C" style:family="table-column">
      <style:table-column-properties style:column-width="9.419cm"/>
    </style:style>
    <style:style style:name="表格22.A1" style:family="table-cell">
      <style:table-cell-properties fo:padding="0.097cm" fo:border-left="1pt ridge #000000" fo:border-right="none" fo:border-top="1pt ridge #000000" fo:border-bottom="1pt ridge #000000"/>
    </style:style>
    <style:style style:name="表格22.C1" style:family="table-cell">
      <style:table-cell-properties fo:padding="0.097cm" fo:border="1pt ridge #000000"/>
    </style:style>
    <style:style style:name="表格22.A2" style:family="table-cell">
      <style:table-cell-properties fo:padding="0.097cm" fo:border-left="1pt ridge #000000" fo:border-right="none" fo:border-top="none" fo:border-bottom="1pt ridge #000000"/>
    </style:style>
    <style:style style:name="表格22.C2" style:family="table-cell">
      <style:table-cell-properties fo:padding="0.097cm" fo:border-left="1pt ridge #000000" fo:border-right="1pt ridge #000000" fo:border-top="none" fo:border-bottom="1pt ridge #000000"/>
    </style:style>
    <style:style style:name="表格23" style:family="table">
      <style:table-properties style:width="17.013cm" fo:margin-left="0cm" table:align="left"/>
    </style:style>
    <style:style style:name="表格23.A" style:family="table-column">
      <style:table-column-properties style:column-width="5.666cm"/>
    </style:style>
    <style:style style:name="表格23.B" style:family="table-column">
      <style:table-column-properties style:column-width="1.928cm"/>
    </style:style>
    <style:style style:name="表格23.C" style:family="table-column">
      <style:table-column-properties style:column-width="9.419cm"/>
    </style:style>
    <style:style style:name="表格23.A1" style:family="table-cell">
      <style:table-cell-properties fo:padding="0.097cm" fo:border-left="1pt ridge #000000" fo:border-right="none" fo:border-top="1pt ridge #000000" fo:border-bottom="1pt ridge #000000"/>
    </style:style>
    <style:style style:name="表格23.C1" style:family="table-cell">
      <style:table-cell-properties fo:padding="0.097cm" fo:border="1pt ridge #000000"/>
    </style:style>
    <style:style style:name="表格23.A2" style:family="table-cell">
      <style:table-cell-properties fo:padding="0.097cm" fo:border-left="1pt ridge #000000" fo:border-right="none" fo:border-top="none" fo:border-bottom="1pt ridge #000000"/>
    </style:style>
    <style:style style:name="表格23.C2" style:family="table-cell">
      <style:table-cell-properties fo:padding="0.097cm" fo:border-left="1pt ridge #000000" fo:border-right="1pt ridge #000000" fo:border-top="none" fo:border-bottom="1pt ridge #000000"/>
    </style:style>
    <style:style style:name="表格24" style:family="table">
      <style:table-properties style:width="17.013cm" fo:margin-left="0cm" table:align="left"/>
    </style:style>
    <style:style style:name="表格24.A" style:family="table-column">
      <style:table-column-properties style:column-width="5.666cm"/>
    </style:style>
    <style:style style:name="表格24.B" style:family="table-column">
      <style:table-column-properties style:column-width="1.928cm"/>
    </style:style>
    <style:style style:name="表格24.C" style:family="table-column">
      <style:table-column-properties style:column-width="9.419cm"/>
    </style:style>
    <style:style style:name="表格24.A1" style:family="table-cell">
      <style:table-cell-properties fo:padding="0.097cm" fo:border-left="1pt ridge #000000" fo:border-right="none" fo:border-top="1pt ridge #000000" fo:border-bottom="1pt ridge #000000"/>
    </style:style>
    <style:style style:name="表格24.C1" style:family="table-cell">
      <style:table-cell-properties fo:padding="0.097cm" fo:border="1pt ridge #000000"/>
    </style:style>
    <style:style style:name="表格24.A2" style:family="table-cell">
      <style:table-cell-properties fo:padding="0.097cm" fo:border-left="1pt ridge #000000" fo:border-right="none" fo:border-top="none" fo:border-bottom="1pt ridge #000000"/>
    </style:style>
    <style:style style:name="表格24.C2" style:family="table-cell">
      <style:table-cell-properties fo:padding="0.097cm" fo:border-left="1pt ridge #000000" fo:border-right="1pt ridge #000000" fo:border-top="none" fo:border-bottom="1pt ridge #000000"/>
    </style:style>
    <style:style style:name="表格25" style:family="table">
      <style:table-properties style:width="17.013cm" fo:margin-left="0cm" table:align="left"/>
    </style:style>
    <style:style style:name="表格25.A" style:family="table-column">
      <style:table-column-properties style:column-width="5.666cm"/>
    </style:style>
    <style:style style:name="表格25.B" style:family="table-column">
      <style:table-column-properties style:column-width="1.928cm"/>
    </style:style>
    <style:style style:name="表格25.C" style:family="table-column">
      <style:table-column-properties style:column-width="9.419cm"/>
    </style:style>
    <style:style style:name="表格25.A1" style:family="table-cell">
      <style:table-cell-properties fo:padding="0.097cm" fo:border-left="1pt ridge #000000" fo:border-right="none" fo:border-top="1pt ridge #000000" fo:border-bottom="1pt ridge #000000"/>
    </style:style>
    <style:style style:name="表格25.C1" style:family="table-cell">
      <style:table-cell-properties fo:padding="0.097cm" fo:border="1pt ridge #000000"/>
    </style:style>
    <style:style style:name="表格25.A2" style:family="table-cell">
      <style:table-cell-properties fo:padding="0.097cm" fo:border-left="1pt ridge #000000" fo:border-right="none" fo:border-top="none" fo:border-bottom="1pt ridge #000000"/>
    </style:style>
    <style:style style:name="表格25.C2" style:family="table-cell">
      <style:table-cell-properties fo:padding="0.097cm" fo:border-left="1pt ridge #000000" fo:border-right="1pt ridge #000000" fo:border-top="none" fo:border-bottom="1pt ridge #000000"/>
    </style:style>
    <style:style style:name="表格26" style:family="table">
      <style:table-properties style:width="17.013cm" fo:margin-left="0cm" table:align="left"/>
    </style:style>
    <style:style style:name="表格26.A" style:family="table-column">
      <style:table-column-properties style:column-width="5.666cm"/>
    </style:style>
    <style:style style:name="表格26.B" style:family="table-column">
      <style:table-column-properties style:column-width="1.928cm"/>
    </style:style>
    <style:style style:name="表格26.C" style:family="table-column">
      <style:table-column-properties style:column-width="9.419cm"/>
    </style:style>
    <style:style style:name="表格26.A1" style:family="table-cell">
      <style:table-cell-properties fo:padding="0.097cm" fo:border-left="1pt ridge #000000" fo:border-right="none" fo:border-top="1pt ridge #000000" fo:border-bottom="1pt ridge #000000"/>
    </style:style>
    <style:style style:name="表格26.C1" style:family="table-cell">
      <style:table-cell-properties fo:padding="0.097cm" fo:border="1pt ridge #000000"/>
    </style:style>
    <style:style style:name="表格26.A2" style:family="table-cell">
      <style:table-cell-properties fo:padding="0.097cm" fo:border-left="1pt ridge #000000" fo:border-right="none" fo:border-top="none" fo:border-bottom="1pt ridge #000000"/>
    </style:style>
    <style:style style:name="表格26.C2" style:family="table-cell">
      <style:table-cell-properties fo:padding="0.097cm" fo:border-left="1pt ridge #000000" fo:border-right="1pt ridge #000000" fo:border-top="none" fo:border-bottom="1pt ridge #000000"/>
    </style:style>
    <style:style style:name="表格27" style:family="table">
      <style:table-properties style:width="17.013cm" fo:margin-left="0cm" table:align="left"/>
    </style:style>
    <style:style style:name="表格27.A" style:family="table-column">
      <style:table-column-properties style:column-width="5.666cm"/>
    </style:style>
    <style:style style:name="表格27.B" style:family="table-column">
      <style:table-column-properties style:column-width="1.928cm"/>
    </style:style>
    <style:style style:name="表格27.C" style:family="table-column">
      <style:table-column-properties style:column-width="9.419cm"/>
    </style:style>
    <style:style style:name="表格27.A1" style:family="table-cell">
      <style:table-cell-properties fo:padding="0.097cm" fo:border-left="1pt ridge #000000" fo:border-right="none" fo:border-top="1pt ridge #000000" fo:border-bottom="1pt ridge #000000"/>
    </style:style>
    <style:style style:name="表格27.C1" style:family="table-cell">
      <style:table-cell-properties fo:padding="0.097cm" fo:border="1pt ridge #000000"/>
    </style:style>
    <style:style style:name="表格27.A2" style:family="table-cell">
      <style:table-cell-properties fo:padding="0.097cm" fo:border-left="1pt ridge #000000" fo:border-right="none" fo:border-top="none" fo:border-bottom="1pt ridge #000000"/>
    </style:style>
    <style:style style:name="表格27.C2" style:family="table-cell">
      <style:table-cell-properties fo:padding="0.097cm" fo:border-left="1pt ridge #000000" fo:border-right="1pt ridge #000000" fo:border-top="none" fo:border-bottom="1pt ridge #000000"/>
    </style:style>
    <style:style style:name="表格28" style:family="table">
      <style:table-properties style:width="17.013cm" fo:margin-left="0cm" table:align="left"/>
    </style:style>
    <style:style style:name="表格28.A" style:family="table-column">
      <style:table-column-properties style:column-width="5.666cm"/>
    </style:style>
    <style:style style:name="表格28.B" style:family="table-column">
      <style:table-column-properties style:column-width="1.928cm"/>
    </style:style>
    <style:style style:name="表格28.C" style:family="table-column">
      <style:table-column-properties style:column-width="9.419cm"/>
    </style:style>
    <style:style style:name="表格28.A1" style:family="table-cell">
      <style:table-cell-properties fo:padding="0.097cm" fo:border-left="1pt ridge #000000" fo:border-right="none" fo:border-top="1pt ridge #000000" fo:border-bottom="1pt ridge #000000"/>
    </style:style>
    <style:style style:name="表格28.C1" style:family="table-cell">
      <style:table-cell-properties fo:padding="0.097cm" fo:border="1pt ridge #000000"/>
    </style:style>
    <style:style style:name="表格28.A2" style:family="table-cell">
      <style:table-cell-properties fo:padding="0.097cm" fo:border-left="1pt ridge #000000" fo:border-right="none" fo:border-top="none" fo:border-bottom="1pt ridge #000000"/>
    </style:style>
    <style:style style:name="表格28.C2" style:family="table-cell">
      <style:table-cell-properties fo:padding="0.097cm" fo:border-left="1pt ridge #000000" fo:border-right="1pt ridge #000000" fo:border-top="none" fo:border-bottom="1pt ridge #000000"/>
    </style:style>
    <style:style style:name="表格29" style:family="table">
      <style:table-properties style:width="17.013cm" fo:margin-left="0cm" table:align="left"/>
    </style:style>
    <style:style style:name="表格29.A" style:family="table-column">
      <style:table-column-properties style:column-width="5.666cm"/>
    </style:style>
    <style:style style:name="表格29.B" style:family="table-column">
      <style:table-column-properties style:column-width="1.928cm"/>
    </style:style>
    <style:style style:name="表格29.C" style:family="table-column">
      <style:table-column-properties style:column-width="9.419cm"/>
    </style:style>
    <style:style style:name="表格29.A1" style:family="table-cell">
      <style:table-cell-properties fo:padding="0.097cm" fo:border-left="1pt ridge #000000" fo:border-right="none" fo:border-top="1pt ridge #000000" fo:border-bottom="1pt ridge #000000"/>
    </style:style>
    <style:style style:name="表格29.C1" style:family="table-cell">
      <style:table-cell-properties fo:padding="0.097cm" fo:border="1pt ridge #000000"/>
    </style:style>
    <style:style style:name="表格29.A2" style:family="table-cell">
      <style:table-cell-properties fo:padding="0.097cm" fo:border-left="1pt ridge #000000" fo:border-right="none" fo:border-top="none" fo:border-bottom="1pt ridge #000000"/>
    </style:style>
    <style:style style:name="表格29.C2" style:family="table-cell">
      <style:table-cell-properties fo:padding="0.097cm" fo:border-left="1pt ridge #000000" fo:border-right="1pt ridge #000000" fo:border-top="none" fo:border-bottom="1pt ridge #000000"/>
    </style:style>
    <style:style style:name="表格30" style:family="table">
      <style:table-properties style:width="17.013cm" fo:margin-left="0cm" table:align="left"/>
    </style:style>
    <style:style style:name="表格30.A" style:family="table-column">
      <style:table-column-properties style:column-width="5.666cm"/>
    </style:style>
    <style:style style:name="表格30.B" style:family="table-column">
      <style:table-column-properties style:column-width="1.928cm"/>
    </style:style>
    <style:style style:name="表格30.C" style:family="table-column">
      <style:table-column-properties style:column-width="9.419cm"/>
    </style:style>
    <style:style style:name="表格30.A1" style:family="table-cell">
      <style:table-cell-properties fo:padding="0.097cm" fo:border-left="1pt ridge #000000" fo:border-right="none" fo:border-top="1pt ridge #000000" fo:border-bottom="1pt ridge #000000"/>
    </style:style>
    <style:style style:name="表格30.C1" style:family="table-cell">
      <style:table-cell-properties fo:padding="0.097cm" fo:border="1pt ridge #000000"/>
    </style:style>
    <style:style style:name="表格30.A2" style:family="table-cell">
      <style:table-cell-properties fo:padding="0.097cm" fo:border-left="1pt ridge #000000" fo:border-right="none" fo:border-top="none" fo:border-bottom="1pt ridge #000000"/>
    </style:style>
    <style:style style:name="表格30.C2" style:family="table-cell">
      <style:table-cell-properties fo:padding="0.097cm" fo:border-left="1pt ridge #000000" fo:border-right="1pt ridge #000000" fo:border-top="none" fo:border-bottom="1pt ridge #000000"/>
    </style:style>
    <style:style style:name="表格31" style:family="table">
      <style:table-properties style:width="17.013cm" fo:margin-left="0cm" table:align="left"/>
    </style:style>
    <style:style style:name="表格31.A" style:family="table-column">
      <style:table-column-properties style:column-width="5.666cm"/>
    </style:style>
    <style:style style:name="表格31.B" style:family="table-column">
      <style:table-column-properties style:column-width="1.928cm"/>
    </style:style>
    <style:style style:name="表格31.C" style:family="table-column">
      <style:table-column-properties style:column-width="9.419cm"/>
    </style:style>
    <style:style style:name="表格31.A1" style:family="table-cell">
      <style:table-cell-properties fo:padding="0.097cm" fo:border-left="1pt ridge #000000" fo:border-right="none" fo:border-top="1pt ridge #000000" fo:border-bottom="1pt ridge #000000"/>
    </style:style>
    <style:style style:name="表格31.C1" style:family="table-cell">
      <style:table-cell-properties fo:padding="0.097cm" fo:border="1pt ridge #000000"/>
    </style:style>
    <style:style style:name="表格31.A2" style:family="table-cell">
      <style:table-cell-properties fo:padding="0.097cm" fo:border-left="1pt ridge #000000" fo:border-right="none" fo:border-top="none" fo:border-bottom="1pt ridge #000000"/>
    </style:style>
    <style:style style:name="表格31.C2" style:family="table-cell">
      <style:table-cell-properties fo:padding="0.097cm" fo:border-left="1pt ridge #000000" fo:border-right="1pt ridge #000000" fo:border-top="none" fo:border-bottom="1pt ridge #000000"/>
    </style:style>
    <style:style style:name="表格32" style:family="table">
      <style:table-properties style:width="17.013cm" fo:margin-left="0cm" table:align="left"/>
    </style:style>
    <style:style style:name="表格32.A" style:family="table-column">
      <style:table-column-properties style:column-width="5.666cm"/>
    </style:style>
    <style:style style:name="表格32.B" style:family="table-column">
      <style:table-column-properties style:column-width="1.928cm"/>
    </style:style>
    <style:style style:name="表格32.C" style:family="table-column">
      <style:table-column-properties style:column-width="9.419cm"/>
    </style:style>
    <style:style style:name="表格32.A1" style:family="table-cell">
      <style:table-cell-properties fo:padding="0.097cm" fo:border-left="1pt ridge #000000" fo:border-right="none" fo:border-top="1pt ridge #000000" fo:border-bottom="1pt ridge #000000"/>
    </style:style>
    <style:style style:name="表格32.C1" style:family="table-cell">
      <style:table-cell-properties fo:padding="0.097cm" fo:border="1pt ridge #000000"/>
    </style:style>
    <style:style style:name="表格32.A2" style:family="table-cell">
      <style:table-cell-properties fo:padding="0.097cm" fo:border-left="1pt ridge #000000" fo:border-right="none" fo:border-top="none" fo:border-bottom="1pt ridge #000000"/>
    </style:style>
    <style:style style:name="表格32.C2" style:family="table-cell">
      <style:table-cell-properties fo:padding="0.097cm" fo:border-left="1pt ridge #000000" fo:border-right="1pt ridge #000000" fo:border-top="none" fo:border-bottom="1pt ridge #000000"/>
    </style:style>
    <style:style style:name="表格33" style:family="table">
      <style:table-properties style:width="17.013cm" fo:margin-left="0cm" table:align="left"/>
    </style:style>
    <style:style style:name="表格33.A" style:family="table-column">
      <style:table-column-properties style:column-width="5.666cm"/>
    </style:style>
    <style:style style:name="表格33.B" style:family="table-column">
      <style:table-column-properties style:column-width="1.928cm"/>
    </style:style>
    <style:style style:name="表格33.C" style:family="table-column">
      <style:table-column-properties style:column-width="9.419cm"/>
    </style:style>
    <style:style style:name="表格33.A1" style:family="table-cell">
      <style:table-cell-properties fo:padding="0.097cm" fo:border-left="1pt ridge #000000" fo:border-right="none" fo:border-top="1pt ridge #000000" fo:border-bottom="1pt ridge #000000"/>
    </style:style>
    <style:style style:name="表格33.C1" style:family="table-cell">
      <style:table-cell-properties fo:padding="0.097cm" fo:border="1pt ridge #000000"/>
    </style:style>
    <style:style style:name="表格33.A2" style:family="table-cell">
      <style:table-cell-properties fo:padding="0.097cm" fo:border-left="1pt ridge #000000" fo:border-right="none" fo:border-top="none" fo:border-bottom="1pt ridge #000000"/>
    </style:style>
    <style:style style:name="表格33.C2" style:family="table-cell">
      <style:table-cell-properties fo:padding="0.097cm" fo:border-left="1pt ridge #000000" fo:border-right="1pt ridge #000000" fo:border-top="none" fo:border-bottom="1pt ridge #000000"/>
    </style:style>
    <style:style style:name="表格34" style:family="table">
      <style:table-properties style:width="17.013cm" fo:margin-left="0cm" table:align="left"/>
    </style:style>
    <style:style style:name="表格34.A" style:family="table-column">
      <style:table-column-properties style:column-width="5.666cm"/>
    </style:style>
    <style:style style:name="表格34.B" style:family="table-column">
      <style:table-column-properties style:column-width="1.928cm"/>
    </style:style>
    <style:style style:name="表格34.C" style:family="table-column">
      <style:table-column-properties style:column-width="9.419cm"/>
    </style:style>
    <style:style style:name="表格34.A1" style:family="table-cell">
      <style:table-cell-properties fo:padding="0.097cm" fo:border-left="1pt ridge #000000" fo:border-right="none" fo:border-top="1pt ridge #000000" fo:border-bottom="1pt ridge #000000"/>
    </style:style>
    <style:style style:name="表格34.C1" style:family="table-cell">
      <style:table-cell-properties fo:padding="0.097cm" fo:border="1pt ridge #000000"/>
    </style:style>
    <style:style style:name="表格34.A2" style:family="table-cell">
      <style:table-cell-properties fo:padding="0.097cm" fo:border-left="1pt ridge #000000" fo:border-right="none" fo:border-top="none" fo:border-bottom="1pt ridge #000000"/>
    </style:style>
    <style:style style:name="表格34.C2" style:family="table-cell">
      <style:table-cell-properties fo:padding="0.097cm" fo:border-left="1pt ridge #000000" fo:border-right="1pt ridge #000000" fo:border-top="none" fo:border-bottom="1pt ridge #000000"/>
    </style:style>
    <style:style style:name="表格35" style:family="table">
      <style:table-properties style:width="17.013cm" fo:margin-left="0cm" table:align="left"/>
    </style:style>
    <style:style style:name="表格35.A" style:family="table-column">
      <style:table-column-properties style:column-width="5.666cm"/>
    </style:style>
    <style:style style:name="表格35.B" style:family="table-column">
      <style:table-column-properties style:column-width="1.928cm"/>
    </style:style>
    <style:style style:name="表格35.C" style:family="table-column">
      <style:table-column-properties style:column-width="9.419cm"/>
    </style:style>
    <style:style style:name="表格35.A1" style:family="table-cell">
      <style:table-cell-properties fo:padding="0.097cm" fo:border-left="1pt ridge #000000" fo:border-right="none" fo:border-top="1pt ridge #000000" fo:border-bottom="1pt ridge #000000"/>
    </style:style>
    <style:style style:name="表格35.C1" style:family="table-cell">
      <style:table-cell-properties fo:padding="0.097cm" fo:border="1pt ridge #000000"/>
    </style:style>
    <style:style style:name="表格35.A2" style:family="table-cell">
      <style:table-cell-properties fo:padding="0.097cm" fo:border-left="1pt ridge #000000" fo:border-right="none" fo:border-top="none" fo:border-bottom="1pt ridge #000000"/>
    </style:style>
    <style:style style:name="表格35.C2" style:family="table-cell">
      <style:table-cell-properties fo:padding="0.097cm" fo:border-left="1pt ridge #000000" fo:border-right="1pt ridge #000000" fo:border-top="none" fo:border-bottom="1pt ridge #000000"/>
    </style:style>
    <style:style style:name="表格36" style:family="table">
      <style:table-properties style:width="17.013cm" fo:margin-left="0cm" table:align="left"/>
    </style:style>
    <style:style style:name="表格36.A" style:family="table-column">
      <style:table-column-properties style:column-width="5.666cm"/>
    </style:style>
    <style:style style:name="表格36.B" style:family="table-column">
      <style:table-column-properties style:column-width="1.928cm"/>
    </style:style>
    <style:style style:name="表格36.C" style:family="table-column">
      <style:table-column-properties style:column-width="9.419cm"/>
    </style:style>
    <style:style style:name="表格36.A1" style:family="table-cell">
      <style:table-cell-properties fo:padding="0.097cm" fo:border-left="1pt ridge #000000" fo:border-right="none" fo:border-top="1pt ridge #000000" fo:border-bottom="1pt ridge #000000"/>
    </style:style>
    <style:style style:name="表格36.C1" style:family="table-cell">
      <style:table-cell-properties fo:padding="0.097cm" fo:border="1pt ridge #000000"/>
    </style:style>
    <style:style style:name="表格36.A2" style:family="table-cell">
      <style:table-cell-properties fo:padding="0.097cm" fo:border-left="1pt ridge #000000" fo:border-right="none" fo:border-top="none" fo:border-bottom="1pt ridge #000000"/>
    </style:style>
    <style:style style:name="表格36.C2" style:family="table-cell">
      <style:table-cell-properties fo:padding="0.097cm" fo:border-left="1pt ridge #000000" fo:border-right="1pt ridge #000000" fo:border-top="none" fo:border-bottom="1pt ridge #000000"/>
    </style:style>
    <style:style style:name="表格37" style:family="table">
      <style:table-properties style:width="17.013cm" fo:margin-left="0cm" table:align="left"/>
    </style:style>
    <style:style style:name="表格37.A" style:family="table-column">
      <style:table-column-properties style:column-width="5.666cm"/>
    </style:style>
    <style:style style:name="表格37.B" style:family="table-column">
      <style:table-column-properties style:column-width="1.928cm"/>
    </style:style>
    <style:style style:name="表格37.C" style:family="table-column">
      <style:table-column-properties style:column-width="9.419cm"/>
    </style:style>
    <style:style style:name="表格37.A1" style:family="table-cell">
      <style:table-cell-properties fo:padding="0.097cm" fo:border-left="1pt ridge #000000" fo:border-right="none" fo:border-top="1pt ridge #000000" fo:border-bottom="1pt ridge #000000"/>
    </style:style>
    <style:style style:name="表格37.C1" style:family="table-cell">
      <style:table-cell-properties fo:padding="0.097cm" fo:border="1pt ridge #000000"/>
    </style:style>
    <style:style style:name="表格37.A2" style:family="table-cell">
      <style:table-cell-properties fo:padding="0.097cm" fo:border-left="1pt ridge #000000" fo:border-right="none" fo:border-top="none" fo:border-bottom="1pt ridge #000000"/>
    </style:style>
    <style:style style:name="表格37.C2" style:family="table-cell">
      <style:table-cell-properties fo:padding="0.097cm" fo:border-left="1pt ridge #000000" fo:border-right="1pt ridge #000000" fo:border-top="none" fo:border-bottom="1pt ridge #000000"/>
    </style:style>
    <style:style style:name="表格38" style:family="table">
      <style:table-properties style:width="17.013cm" fo:margin-left="0cm" table:align="left"/>
    </style:style>
    <style:style style:name="表格38.A" style:family="table-column">
      <style:table-column-properties style:column-width="5.666cm"/>
    </style:style>
    <style:style style:name="表格38.B" style:family="table-column">
      <style:table-column-properties style:column-width="1.928cm"/>
    </style:style>
    <style:style style:name="表格38.C" style:family="table-column">
      <style:table-column-properties style:column-width="9.419cm"/>
    </style:style>
    <style:style style:name="表格38.A1" style:family="table-cell">
      <style:table-cell-properties fo:padding="0.097cm" fo:border-left="1pt ridge #000000" fo:border-right="none" fo:border-top="1pt ridge #000000" fo:border-bottom="1pt ridge #000000"/>
    </style:style>
    <style:style style:name="表格38.C1" style:family="table-cell">
      <style:table-cell-properties fo:padding="0.097cm" fo:border="1pt ridge #000000"/>
    </style:style>
    <style:style style:name="表格38.A2" style:family="table-cell">
      <style:table-cell-properties fo:padding="0.097cm" fo:border-left="1pt ridge #000000" fo:border-right="none" fo:border-top="none" fo:border-bottom="1pt ridge #000000"/>
    </style:style>
    <style:style style:name="表格38.C2" style:family="table-cell">
      <style:table-cell-properties fo:padding="0.097cm" fo:border-left="1pt ridge #000000" fo:border-right="1pt ridge #000000" fo:border-top="none" fo:border-bottom="1pt ridge #000000"/>
    </style:style>
    <style:style style:name="表格39" style:family="table">
      <style:table-properties style:width="17.013cm" fo:margin-left="0cm" table:align="left"/>
    </style:style>
    <style:style style:name="表格39.A" style:family="table-column">
      <style:table-column-properties style:column-width="5.666cm"/>
    </style:style>
    <style:style style:name="表格39.B" style:family="table-column">
      <style:table-column-properties style:column-width="1.928cm"/>
    </style:style>
    <style:style style:name="表格39.C" style:family="table-column">
      <style:table-column-properties style:column-width="9.419cm"/>
    </style:style>
    <style:style style:name="表格39.A1" style:family="table-cell">
      <style:table-cell-properties fo:padding="0.097cm" fo:border-left="1pt ridge #000000" fo:border-right="none" fo:border-top="1pt ridge #000000" fo:border-bottom="1pt ridge #000000"/>
    </style:style>
    <style:style style:name="表格39.C1" style:family="table-cell">
      <style:table-cell-properties fo:padding="0.097cm" fo:border="1pt ridge #000000"/>
    </style:style>
    <style:style style:name="表格39.A2" style:family="table-cell">
      <style:table-cell-properties fo:padding="0.097cm" fo:border-left="1pt ridge #000000" fo:border-right="none" fo:border-top="none" fo:border-bottom="1pt ridge #000000"/>
    </style:style>
    <style:style style:name="表格39.C2" style:family="table-cell">
      <style:table-cell-properties fo:padding="0.097cm" fo:border-left="1pt ridge #000000" fo:border-right="1pt ridge #000000" fo:border-top="none" fo:border-bottom="1pt ridge #000000"/>
    </style:style>
    <style:style style:name="P1" style:family="paragraph" style:parent-style-name="Standard">
      <style:text-properties officeooo:paragraph-rsid="0013a955"/>
    </style:style>
    <style:style style:name="P2" style:family="paragraph" style:parent-style-name="Standard">
      <style:text-properties officeooo:paragraph-rsid="003500d4"/>
    </style:style>
    <style:style style:name="P3" style:family="paragraph" style:parent-style-name="Standard">
      <style:text-properties officeooo:paragraph-rsid="0036edcd"/>
    </style:style>
    <style:style style:name="P4" style:family="paragraph" style:parent-style-name="Standard">
      <style:text-properties style:language-asian="zh" style:country-asian="CN"/>
    </style:style>
    <style:style style:name="P5" style:family="paragraph" style:parent-style-name="Standard">
      <style:text-properties officeooo:rsid="0047a717" officeooo:paragraph-rsid="004b0ccd" style:language-asian="zh" style:country-asian="CN"/>
    </style:style>
    <style:style style:name="P6" style:family="paragraph" style:parent-style-name="Standard">
      <style:text-properties officeooo:paragraph-rsid="005117b2" style:language-asian="zh" style:country-asian="CN"/>
    </style:style>
    <style:style style:name="P7" style:family="paragraph" style:parent-style-name="Standard">
      <style:text-properties officeooo:rsid="005117b2" officeooo:paragraph-rsid="005117b2" style:language-asian="zh" style:country-asian="CN"/>
    </style:style>
    <style:style style:name="P8" style:family="paragraph" style:parent-style-name="Standard">
      <style:text-properties officeooo:rsid="0056d81b" officeooo:paragraph-rsid="0056d81b" style:language-asian="zh" style:country-asian="CN"/>
    </style:style>
    <style:style style:name="P9" style:family="paragraph" style:parent-style-name="Standard">
      <style:text-properties officeooo:paragraph-rsid="00613d02" style:language-asian="zh" style:country-asian="CN"/>
    </style:style>
    <style:style style:name="P10" style:family="paragraph" style:parent-style-name="Standard">
      <style:text-properties officeooo:rsid="008fda36" officeooo:paragraph-rsid="008fda36" style:language-asian="zh" style:country-asian="CN"/>
    </style:style>
    <style:style style:name="P11" style:family="paragraph" style:parent-style-name="Standard">
      <style:text-properties officeooo:rsid="009d3c1c" officeooo:paragraph-rsid="009d3c1c" style:language-asian="zh" style:country-asian="CN"/>
    </style:style>
    <style:style style:name="P12" style:family="paragraph" style:parent-style-name="Standard">
      <style:text-properties officeooo:rsid="009d3c1c" officeooo:paragraph-rsid="009e40e3" style:language-asian="zh" style:country-asian="CN"/>
    </style:style>
    <style:style style:name="P13" style:family="paragraph" style:parent-style-name="Standard">
      <style:text-properties officeooo:rsid="0114cf83" officeooo:paragraph-rsid="0114cf83" style:language-asian="zh" style:country-asian="CN"/>
    </style:style>
    <style:style style:name="P14" style:family="paragraph" style:parent-style-name="Standard">
      <style:text-properties officeooo:rsid="0117e44b" officeooo:paragraph-rsid="0117e44b" style:language-asian="zh" style:country-asian="CN"/>
    </style:style>
    <style:style style:name="P15" style:family="paragraph" style:parent-style-name="Standard">
      <style:text-properties officeooo:rsid="012dba54" officeooo:paragraph-rsid="012dba54" style:language-asian="zh" style:country-asian="CN"/>
    </style:style>
    <style:style style:name="P16" style:family="paragraph" style:parent-style-name="Standard">
      <style:text-properties officeooo:paragraph-rsid="0030f9d5"/>
    </style:style>
    <style:style style:name="P17" style:family="paragraph" style:parent-style-name="Standard">
      <style:text-properties officeooo:paragraph-rsid="00613d02"/>
    </style:style>
    <style:style style:name="P18" style:family="paragraph" style:parent-style-name="Standard">
      <style:text-properties officeooo:paragraph-rsid="0067e7e8"/>
    </style:style>
    <style:style style:name="P19" style:family="paragraph" style:parent-style-name="Standard">
      <style:text-properties officeooo:paragraph-rsid="006cf260"/>
    </style:style>
    <style:style style:name="P20" style:family="paragraph" style:parent-style-name="Standard">
      <style:text-properties officeooo:paragraph-rsid="00b78a27"/>
    </style:style>
    <style:style style:name="P21" style:family="paragraph" style:parent-style-name="Standard">
      <style:text-properties officeooo:paragraph-rsid="010a59a0"/>
    </style:style>
    <style:style style:name="P22" style:family="paragraph" style:parent-style-name="Standard">
      <style:text-properties officeooo:paragraph-rsid="012c8dab"/>
    </style:style>
    <style:style style:name="P23" style:family="paragraph" style:parent-style-name="Standard">
      <style:text-properties officeooo:paragraph-rsid="01534462"/>
    </style:style>
    <style:style style:name="P24" style:family="paragraph" style:parent-style-name="Standard">
      <style:text-properties officeooo:paragraph-rsid="015c5bc1"/>
    </style:style>
    <style:style style:name="P25" style:family="paragraph" style:parent-style-name="Text_20_body">
      <style:text-properties officeooo:paragraph-rsid="00163db6"/>
    </style:style>
    <style:style style:name="P26" style:family="paragraph" style:parent-style-name="Text_20_body">
      <style:text-properties officeooo:rsid="00148666" officeooo:paragraph-rsid="00163db6" style:language-asian="zh" style:country-asian="CN"/>
    </style:style>
    <style:style style:name="P27" style:family="paragraph" style:parent-style-name="Text_20_body">
      <style:text-properties officeooo:rsid="00148666" officeooo:paragraph-rsid="00236247" style:language-asian="zh" style:country-asian="CN"/>
    </style:style>
    <style:style style:name="P28" style:family="paragraph" style:parent-style-name="Text_20_body">
      <style:text-properties officeooo:paragraph-rsid="00163db6" style:language-asian="zh" style:country-asian="CN"/>
    </style:style>
    <style:style style:name="P29" style:family="paragraph" style:parent-style-name="Text_20_body">
      <style:text-properties officeooo:rsid="0047a717" officeooo:paragraph-rsid="0047a717" style:language-asian="zh" style:country-asian="CN"/>
    </style:style>
    <style:style style:name="P30" style:family="paragraph" style:parent-style-name="Text_20_body">
      <style:text-properties officeooo:paragraph-rsid="003500d4"/>
    </style:style>
    <style:style style:name="P31" style:family="paragraph" style:parent-style-name="Text_20_body">
      <style:text-properties officeooo:rsid="002ce2ec" officeooo:paragraph-rsid="002ce2ec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  <style:text-properties officeooo:paragraph-rsid="00613d02"/>
    </style:style>
    <style:style style:name="P34" style:family="paragraph" style:parent-style-name="Table_20_Contents">
      <style:paragraph-properties fo:text-align="center" style:justify-single-word="false"/>
      <style:text-properties officeooo:paragraph-rsid="0067e7e8"/>
    </style:style>
    <style:style style:name="P35" style:family="paragraph" style:parent-style-name="Table_20_Contents">
      <style:paragraph-properties fo:text-align="center" style:justify-single-word="false"/>
      <style:text-properties officeooo:paragraph-rsid="006cf260"/>
    </style:style>
    <style:style style:name="P36" style:family="paragraph" style:parent-style-name="Table_20_Contents">
      <style:paragraph-properties fo:text-align="center" style:justify-single-word="false"/>
      <style:text-properties officeooo:paragraph-rsid="00b78a27"/>
    </style:style>
    <style:style style:name="P37" style:family="paragraph" style:parent-style-name="Table_20_Contents">
      <style:paragraph-properties fo:text-align="center" style:justify-single-word="false"/>
      <style:text-properties officeooo:paragraph-rsid="010a59a0"/>
    </style:style>
    <style:style style:name="P38" style:family="paragraph" style:parent-style-name="Table_20_Contents">
      <style:paragraph-properties fo:text-align="center" style:justify-single-word="false"/>
      <style:text-properties officeooo:paragraph-rsid="012c8dab"/>
    </style:style>
    <style:style style:name="P39" style:family="paragraph" style:parent-style-name="Table_20_Contents">
      <style:paragraph-properties fo:text-align="center" style:justify-single-word="false"/>
      <style:text-properties officeooo:paragraph-rsid="01534462"/>
    </style:style>
    <style:style style:name="P40" style:family="paragraph" style:parent-style-name="Table_20_Contents">
      <style:paragraph-properties fo:text-align="center" style:justify-single-word="false"/>
      <style:text-properties officeooo:paragraph-rsid="015c5bc1"/>
    </style:style>
    <style:style style:name="P41" style:family="paragraph" style:parent-style-name="Table_20_Contents">
      <style:text-properties style:use-window-font-color="true"/>
    </style:style>
    <style:style style:name="P42" style:family="paragraph" style:parent-style-name="Table_20_Contents">
      <style:text-properties style:use-window-font-color="true" officeooo:paragraph-rsid="0045572d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44" style:family="paragraph" style:parent-style-name="Table_20_Contents">
      <style:text-properties style:use-window-font-color="true" officeooo:paragraph-rsid="00465241" style:language-asian="zh" style:country-asian="CN"/>
    </style:style>
    <style:style style:name="P45" style:family="paragraph" style:parent-style-name="Table_20_Contents">
      <style:text-properties style:use-window-font-color="true" officeooo:rsid="0056d825" officeooo:paragraph-rsid="0056d825" style:language-asian="zh" style:country-asian="CN"/>
    </style:style>
    <style:style style:name="P46" style:family="paragraph" style:parent-style-name="Table_20_Contents">
      <style:text-properties style:use-window-font-color="true" officeooo:rsid="00410e51" officeooo:paragraph-rsid="004c9487" style:language-asian="zh" style:country-asian="CN"/>
    </style:style>
    <style:style style:name="P47" style:family="paragraph" style:parent-style-name="Table_20_Contents">
      <style:text-properties style:use-window-font-color="true" officeooo:rsid="00ab77b3" officeooo:paragraph-rsid="00ae026b" style:language-asian="zh" style:country-asian="CN"/>
    </style:style>
    <style:style style:name="P48" style:family="paragraph" style:parent-style-name="Table_20_Contents">
      <style:text-properties style:use-window-font-color="true" officeooo:rsid="00f9e09f" officeooo:paragraph-rsid="00f9e09f" style:language-asian="zh" style:country-asian="CN"/>
    </style:style>
    <style:style style:name="P49" style:family="paragraph" style:parent-style-name="Table_20_Contents">
      <style:text-properties style:use-window-font-color="true" officeooo:rsid="01058a60" officeooo:paragraph-rsid="01058a60" style:language-asian="zh" style:country-asian="CN"/>
    </style:style>
    <style:style style:name="P50" style:family="paragraph" style:parent-style-name="Table_20_Contents">
      <style:text-properties style:use-window-font-color="true" officeooo:paragraph-rsid="004c9487"/>
    </style:style>
    <style:style style:name="P51" style:family="paragraph" style:parent-style-name="Table_20_Contents">
      <style:text-properties style:language-asian="zh" style:country-asian="CN"/>
    </style:style>
    <style:style style:name="P52" style:family="paragraph" style:parent-style-name="Table_20_Contents">
      <style:paragraph-properties fo:text-align="center" style:justify-single-word="false"/>
      <style:text-properties officeooo:rsid="004b0ccd" officeooo:paragraph-rsid="004b0ccd" style:language-asian="zh" style:country-asian="CN"/>
    </style:style>
    <style:style style:name="P53" style:family="paragraph" style:parent-style-name="Table_20_Contents">
      <style:paragraph-properties fo:text-align="center" style:justify-single-word="false"/>
      <style:text-properties officeooo:paragraph-rsid="004b0ccd" style:language-asian="zh" style:country-asian="CN"/>
    </style:style>
    <style:style style:name="P54" style:family="paragraph" style:parent-style-name="Table_20_Contents">
      <style:text-properties officeooo:rsid="0057dcc6" officeooo:paragraph-rsid="0057dcc6" style:language-asian="zh" style:country-asian="CN"/>
    </style:style>
    <style:style style:name="P55" style:family="paragraph" style:parent-style-name="Table_20_Contents">
      <style:text-properties officeooo:rsid="0057dcc6" officeooo:paragraph-rsid="00755560" style:language-asian="zh" style:country-asian="CN"/>
    </style:style>
    <style:style style:name="P56" style:family="paragraph" style:parent-style-name="Table_20_Contents">
      <style:text-properties officeooo:rsid="0059b463" officeooo:paragraph-rsid="0059b463" style:language-asian="zh" style:country-asian="CN"/>
    </style:style>
    <style:style style:name="P57" style:family="paragraph" style:parent-style-name="Table_20_Contents">
      <style:text-properties officeooo:rsid="0059b463" officeooo:paragraph-rsid="00762a70" style:language-asian="zh" style:country-asian="CN"/>
    </style:style>
    <style:style style:name="P58" style:family="paragraph" style:parent-style-name="Table_20_Contents">
      <style:text-properties officeooo:rsid="00643868" officeooo:paragraph-rsid="00643868" style:language-asian="zh" style:country-asian="CN"/>
    </style:style>
    <style:style style:name="P59" style:family="paragraph" style:parent-style-name="Table_20_Contents">
      <style:text-properties officeooo:rsid="00658973" officeooo:paragraph-rsid="006a3f7d" style:language-asian="zh" style:country-asian="CN"/>
    </style:style>
    <style:style style:name="P60" style:family="paragraph" style:parent-style-name="Table_20_Contents">
      <style:text-properties officeooo:paragraph-rsid="00658973" style:language-asian="zh" style:country-asian="CN"/>
    </style:style>
    <style:style style:name="P61" style:family="paragraph" style:parent-style-name="Table_20_Contents">
      <style:text-properties officeooo:rsid="006a3f7d" officeooo:paragraph-rsid="006a3f7d" style:language-asian="zh" style:country-asian="CN"/>
    </style:style>
    <style:style style:name="P62" style:family="paragraph" style:parent-style-name="Table_20_Contents">
      <style:text-properties officeooo:rsid="006f77d6" officeooo:paragraph-rsid="006f77d6" style:language-asian="zh" style:country-asian="CN"/>
    </style:style>
    <style:style style:name="P63" style:family="paragraph" style:parent-style-name="Table_20_Contents">
      <style:text-properties officeooo:rsid="006f9d0d" officeooo:paragraph-rsid="006f9d0d" style:language-asian="zh" style:country-asian="CN"/>
    </style:style>
    <style:style style:name="P64" style:family="paragraph" style:parent-style-name="Table_20_Contents">
      <style:text-properties officeooo:rsid="007e1356" officeooo:paragraph-rsid="007e1356" style:language-asian="zh" style:country-asian="CN"/>
    </style:style>
    <style:style style:name="P65" style:family="paragraph" style:parent-style-name="Table_20_Contents">
      <style:text-properties officeooo:rsid="00962277" officeooo:paragraph-rsid="00962277" style:language-asian="zh" style:country-asian="CN"/>
    </style:style>
    <style:style style:name="P66" style:family="paragraph" style:parent-style-name="Table_20_Contents">
      <style:text-properties officeooo:paragraph-rsid="00af843e" style:language-asian="zh" style:country-asian="CN"/>
    </style:style>
    <style:style style:name="P67" style:family="paragraph" style:parent-style-name="Table_20_Contents">
      <style:text-properties officeooo:rsid="00b9a673" officeooo:paragraph-rsid="00b9a673" style:language-asian="zh" style:country-asian="CN"/>
    </style:style>
    <style:style style:name="P68" style:family="paragraph" style:parent-style-name="Table_20_Contents">
      <style:text-properties officeooo:rsid="00b9a673" officeooo:paragraph-rsid="00ba6c6b" style:language-asian="zh" style:country-asian="CN"/>
    </style:style>
    <style:style style:name="P69" style:family="paragraph" style:parent-style-name="Table_20_Contents">
      <style:text-properties officeooo:paragraph-rsid="00ae026b" style:language-asian="zh" style:country-asian="CN"/>
    </style:style>
    <style:style style:name="P70" style:family="paragraph" style:parent-style-name="Table_20_Contents">
      <style:text-properties officeooo:rsid="00b6d3ca" officeooo:paragraph-rsid="00b78a27" style:language-asian="zh" style:country-asian="CN"/>
    </style:style>
    <style:style style:name="P71" style:family="paragraph" style:parent-style-name="Table_20_Contents">
      <style:text-properties officeooo:rsid="00b6d3ca" officeooo:paragraph-rsid="010a59a0" style:language-asian="zh" style:country-asian="CN"/>
    </style:style>
    <style:style style:name="P72" style:family="paragraph" style:parent-style-name="Table_20_Contents">
      <style:text-properties officeooo:rsid="00b6d3ca" officeooo:paragraph-rsid="012c8dab" style:language-asian="zh" style:country-asian="CN"/>
    </style:style>
    <style:style style:name="P73" style:family="paragraph" style:parent-style-name="Table_20_Contents">
      <style:text-properties officeooo:rsid="00b6d3ca" officeooo:paragraph-rsid="01534462" style:language-asian="zh" style:country-asian="CN"/>
    </style:style>
    <style:style style:name="P74" style:family="paragraph" style:parent-style-name="Table_20_Contents">
      <style:text-properties officeooo:rsid="00b6d3ca" officeooo:paragraph-rsid="015c5bc1" style:language-asian="zh" style:country-asian="CN"/>
    </style:style>
    <style:style style:name="P75" style:family="paragraph" style:parent-style-name="Table_20_Contents">
      <style:text-properties officeooo:paragraph-rsid="00b64ce8" style:language-asian="zh" style:country-asian="CN"/>
    </style:style>
    <style:style style:name="P76" style:family="paragraph" style:parent-style-name="Table_20_Contents">
      <style:text-properties officeooo:rsid="00de525b" officeooo:paragraph-rsid="00de525b" style:language-asian="zh" style:country-asian="CN"/>
    </style:style>
    <style:style style:name="P77" style:family="paragraph" style:parent-style-name="Table_20_Contents">
      <style:text-properties officeooo:rsid="00dee197" officeooo:paragraph-rsid="00dee197" style:language-asian="zh" style:country-asian="CN"/>
    </style:style>
    <style:style style:name="P78" style:family="paragraph" style:parent-style-name="Table_20_Contents">
      <style:text-properties officeooo:paragraph-rsid="00b6d3ca" style:language-asian="zh" style:country-asian="CN"/>
    </style:style>
    <style:style style:name="P79" style:family="paragraph" style:parent-style-name="Table_20_Contents">
      <style:text-properties officeooo:rsid="00e2ce0f" officeooo:paragraph-rsid="00e30959" style:language-asian="zh" style:country-asian="CN"/>
    </style:style>
    <style:style style:name="P80" style:family="paragraph" style:parent-style-name="Table_20_Contents">
      <style:text-properties officeooo:paragraph-rsid="00e89af2" style:language-asian="zh" style:country-asian="CN"/>
    </style:style>
    <style:style style:name="P81" style:family="paragraph" style:parent-style-name="Table_20_Contents">
      <style:text-properties officeooo:rsid="00f31cdf" officeooo:paragraph-rsid="00f31cdf" style:language-asian="zh" style:country-asian="CN"/>
    </style:style>
    <style:style style:name="P82" style:family="paragraph" style:parent-style-name="Table_20_Contents">
      <style:text-properties officeooo:paragraph-rsid="00613d02" style:language-asian="zh" style:country-asian="CN"/>
    </style:style>
    <style:style style:name="P83" style:family="paragraph" style:parent-style-name="Table_20_Contents">
      <style:text-properties officeooo:rsid="010a6f40" officeooo:paragraph-rsid="010a6f40" style:language-asian="zh" style:country-asian="CN"/>
    </style:style>
    <style:style style:name="P84" style:family="paragraph" style:parent-style-name="Table_20_Contents">
      <style:text-properties officeooo:paragraph-rsid="010a6f40" style:language-asian="zh" style:country-asian="CN"/>
    </style:style>
    <style:style style:name="P85" style:family="paragraph" style:parent-style-name="Table_20_Contents">
      <style:text-properties officeooo:rsid="010cbb8a" officeooo:paragraph-rsid="010cbb8a" style:language-asian="zh" style:country-asian="CN"/>
    </style:style>
    <style:style style:name="P86" style:family="paragraph" style:parent-style-name="Table_20_Contents">
      <style:text-properties officeooo:rsid="01184c7d" officeooo:paragraph-rsid="01184c7d" style:language-asian="zh" style:country-asian="CN"/>
    </style:style>
    <style:style style:name="P87" style:family="paragraph" style:parent-style-name="Table_20_Contents">
      <style:text-properties officeooo:rsid="011ae0f1" officeooo:paragraph-rsid="011ae0f1" style:language-asian="zh" style:country-asian="CN"/>
    </style:style>
    <style:style style:name="P88" style:family="paragraph" style:parent-style-name="Table_20_Contents">
      <style:text-properties officeooo:paragraph-rsid="01261c76" style:language-asian="zh" style:country-asian="CN"/>
    </style:style>
    <style:style style:name="P89" style:family="paragraph" style:parent-style-name="Table_20_Contents">
      <style:text-properties officeooo:rsid="0137aef7" officeooo:paragraph-rsid="0137aef7" style:language-asian="zh" style:country-asian="CN"/>
    </style:style>
    <style:style style:name="P90" style:family="paragraph" style:parent-style-name="Table_20_Contents">
      <style:paragraph-properties fo:text-align="center" style:justify-single-word="false"/>
      <style:text-properties officeooo:rsid="01394c49" officeooo:paragraph-rsid="01394c49" style:language-asian="zh" style:country-asian="CN"/>
    </style:style>
    <style:style style:name="P91" style:family="paragraph" style:parent-style-name="Table_20_Contents">
      <style:text-properties officeooo:rsid="013ea1af" officeooo:paragraph-rsid="013ea1af" style:language-asian="zh" style:country-asian="CN"/>
    </style:style>
    <style:style style:name="P92" style:family="paragraph" style:parent-style-name="Table_20_Contents">
      <style:text-properties officeooo:rsid="014a62cb" officeooo:paragraph-rsid="014a62cb" style:language-asian="zh" style:country-asian="CN"/>
    </style:style>
    <style:style style:name="P93" style:family="paragraph" style:parent-style-name="Table_20_Contents">
      <style:text-properties officeooo:paragraph-rsid="00b78a27" style:language-asian="zh" style:country-asian="CN"/>
    </style:style>
    <style:style style:name="P94" style:family="paragraph" style:parent-style-name="Table_20_Contents">
      <style:text-properties officeooo:rsid="014e64dd" officeooo:paragraph-rsid="014e64dd" style:language-asian="zh" style:country-asian="CN"/>
    </style:style>
    <style:style style:name="P95" style:family="paragraph" style:parent-style-name="Table_20_Contents">
      <style:text-properties officeooo:rsid="014f1b42" officeooo:paragraph-rsid="014f1b42" style:language-asian="zh" style:country-asian="CN"/>
    </style:style>
    <style:style style:name="P96" style:family="paragraph" style:parent-style-name="Table_20_Contents">
      <style:text-properties officeooo:paragraph-rsid="012c8dab" style:language-asian="zh" style:country-asian="CN"/>
    </style:style>
    <style:style style:name="P97" style:family="paragraph" style:parent-style-name="Table_20_Contents">
      <style:text-properties officeooo:rsid="0153c43e" officeooo:paragraph-rsid="0153c43e" style:language-asian="zh" style:country-asian="CN"/>
    </style:style>
    <style:style style:name="P98" style:family="paragraph" style:parent-style-name="Table_20_Contents">
      <style:text-properties officeooo:rsid="015e2b8f" officeooo:paragraph-rsid="015e2b8f" style:language-asian="zh" style:country-asian="CN"/>
    </style:style>
    <style:style style:name="P99" style:family="paragraph" style:parent-style-name="Table_20_Contents">
      <style:text-properties officeooo:paragraph-rsid="004b0ccd"/>
    </style:style>
    <style:style style:name="P100" style:family="paragraph" style:parent-style-name="Table_20_Contents">
      <style:text-properties officeooo:rsid="004e5f72" officeooo:paragraph-rsid="004e5f72"/>
    </style:style>
    <style:style style:name="P101" style:family="paragraph" style:parent-style-name="Table_20_Contents">
      <style:text-properties officeooo:paragraph-rsid="0056d825"/>
    </style:style>
    <style:style style:name="P102" style:family="paragraph" style:parent-style-name="Table_20_Contents">
      <style:text-properties style:font-name="Times New Roman" officeooo:rsid="004e5f72" officeooo:paragraph-rsid="004e5f72" style:language-asian="zh" style:country-asian="CN"/>
    </style:style>
    <style:style style:name="P103" style:family="paragraph" style:parent-style-name="Table_20_Contents">
      <style:text-properties officeooo:paragraph-rsid="00613d02"/>
    </style:style>
    <style:style style:name="P104" style:family="paragraph" style:parent-style-name="Table_20_Contents">
      <style:text-properties officeooo:paragraph-rsid="0067e7e8"/>
    </style:style>
    <style:style style:name="P105" style:family="paragraph" style:parent-style-name="Table_20_Contents">
      <style:text-properties officeooo:paragraph-rsid="006cf260"/>
    </style:style>
    <style:style style:name="P106" style:family="paragraph" style:parent-style-name="Table_20_Contents">
      <style:text-properties officeooo:rsid="006f77d6" officeooo:paragraph-rsid="006f77d6"/>
    </style:style>
    <style:style style:name="P107" style:family="paragraph" style:parent-style-name="Table_20_Contents">
      <style:text-properties officeooo:paragraph-rsid="007e4fc7"/>
    </style:style>
    <style:style style:name="P108" style:family="paragraph" style:parent-style-name="Table_20_Contents">
      <style:text-properties officeooo:paragraph-rsid="00a88fe2"/>
    </style:style>
    <style:style style:name="P109" style:family="paragraph" style:parent-style-name="Table_20_Contents">
      <style:text-properties officeooo:paragraph-rsid="00addab5"/>
    </style:style>
    <style:style style:name="P110" style:family="paragraph" style:parent-style-name="Table_20_Contents">
      <style:text-properties officeooo:paragraph-rsid="00ae026b"/>
    </style:style>
    <style:style style:name="P111" style:family="paragraph" style:parent-style-name="Table_20_Contents">
      <style:text-properties officeooo:paragraph-rsid="00b64ce8"/>
    </style:style>
    <style:style style:name="P112" style:family="paragraph" style:parent-style-name="Table_20_Contents">
      <style:text-properties officeooo:paragraph-rsid="00b6d3ca"/>
    </style:style>
    <style:style style:name="P113" style:family="paragraph" style:parent-style-name="Table_20_Contents">
      <style:text-properties officeooo:paragraph-rsid="00b78a27"/>
    </style:style>
    <style:style style:name="P114" style:family="paragraph" style:parent-style-name="Table_20_Contents">
      <style:text-properties officeooo:paragraph-rsid="00ce8970"/>
    </style:style>
    <style:style style:name="P115" style:family="paragraph" style:parent-style-name="Table_20_Contents">
      <style:text-properties officeooo:rsid="00e427da" officeooo:paragraph-rsid="00e427da"/>
    </style:style>
    <style:style style:name="P116" style:family="paragraph" style:parent-style-name="Table_20_Contents">
      <style:text-properties officeooo:paragraph-rsid="00f90626"/>
    </style:style>
    <style:style style:name="P117" style:family="paragraph" style:parent-style-name="Table_20_Contents">
      <style:text-properties fo:color="#333333" style:font-name="Consolas" style:language-asian="zh" style:country-asian="CN"/>
    </style:style>
    <style:style style:name="P118" style:family="paragraph" style:parent-style-name="Table_20_Contents">
      <style:text-properties fo:color="#333333" style:font-name="Consolas" officeooo:paragraph-rsid="00f90626" style:language-asian="zh" style:country-asian="CN"/>
    </style:style>
    <style:style style:name="P119" style:family="paragraph" style:parent-style-name="Table_20_Contents">
      <style:text-properties fo:color="#333333" style:font-name="Consolas" officeooo:rsid="0114cf83" officeooo:paragraph-rsid="0114cf83" style:language-asian="zh" style:country-asian="CN"/>
    </style:style>
    <style:style style:name="P120" style:family="paragraph" style:parent-style-name="Table_20_Contents">
      <style:text-properties fo:color="#333333" style:font-name="Consolas" officeooo:paragraph-rsid="01261c76" style:language-asian="zh" style:country-asian="CN"/>
    </style:style>
    <style:style style:name="P121" style:family="paragraph" style:parent-style-name="Table_20_Contents">
      <style:text-properties fo:color="#333333" style:font-name="Consolas" officeooo:rsid="012dba54" officeooo:paragraph-rsid="012dba54" style:language-asian="zh" style:country-asian="CN"/>
    </style:style>
    <style:style style:name="P122" style:family="paragraph" style:parent-style-name="Table_20_Contents">
      <style:text-properties fo:color="#333333" style:font-name="Consolas" officeooo:paragraph-rsid="00f90626"/>
    </style:style>
    <style:style style:name="P123" style:family="paragraph" style:parent-style-name="Table_20_Contents">
      <style:text-properties fo:color="#333333" style:font-name="Consolas" officeooo:paragraph-rsid="01261c76"/>
    </style:style>
    <style:style style:name="P124" style:family="paragraph" style:parent-style-name="Table_20_Contents">
      <style:text-properties officeooo:paragraph-rsid="010a59a0"/>
    </style:style>
    <style:style style:name="P125" style:family="paragraph" style:parent-style-name="Table_20_Contents">
      <style:text-properties officeooo:paragraph-rsid="01122c9a"/>
    </style:style>
    <style:style style:name="P126" style:family="paragraph" style:parent-style-name="Table_20_Contents">
      <style:text-properties officeooo:rsid="01184c7d" officeooo:paragraph-rsid="01184c7d"/>
    </style:style>
    <style:style style:name="P127" style:family="paragraph" style:parent-style-name="Table_20_Contents">
      <style:text-properties officeooo:paragraph-rsid="01261c76"/>
    </style:style>
    <style:style style:name="P128" style:family="paragraph" style:parent-style-name="Table_20_Contents">
      <style:text-properties officeooo:rsid="0129b62c" officeooo:paragraph-rsid="0129b62c"/>
    </style:style>
    <style:style style:name="P129" style:family="paragraph" style:parent-style-name="Table_20_Contents">
      <style:text-properties officeooo:paragraph-rsid="012c8dab"/>
    </style:style>
    <style:style style:name="P130" style:family="paragraph" style:parent-style-name="Table_20_Contents">
      <style:text-properties fo:language="en" fo:country="US" officeooo:rsid="01394c49" officeooo:paragraph-rsid="01394c49"/>
    </style:style>
    <style:style style:name="P131" style:family="paragraph" style:parent-style-name="Table_20_Contents">
      <style:text-properties fo:language="en" fo:country="US" officeooo:rsid="01394c49" officeooo:paragraph-rsid="013d6a9e"/>
    </style:style>
    <style:style style:name="P132" style:family="paragraph" style:parent-style-name="Table_20_Contents">
      <style:text-properties fo:language="en" fo:country="US" officeooo:rsid="01394c49" officeooo:paragraph-rsid="014f1b42"/>
    </style:style>
    <style:style style:name="P133" style:family="paragraph" style:parent-style-name="Table_20_Contents">
      <style:text-properties fo:language="en" fo:country="US" officeooo:rsid="01534462" officeooo:paragraph-rsid="01534462"/>
    </style:style>
    <style:style style:name="P134" style:family="paragraph" style:parent-style-name="Table_20_Contents">
      <style:text-properties officeooo:paragraph-rsid="01534462"/>
    </style:style>
    <style:style style:name="P135" style:family="paragraph" style:parent-style-name="Table_20_Contents">
      <style:text-properties officeooo:paragraph-rsid="015c5bc1"/>
    </style:style>
    <style:style style:name="P136" style:family="paragraph" style:parent-style-name="Table_20_Contents">
      <style:paragraph-properties fo:break-before="page"/>
    </style:style>
    <style:style style:name="P1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9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1" style:family="paragraph" style:parent-style-name="Heading_20_1">
      <style:paragraph-properties fo:break-before="page"/>
    </style:style>
    <style:style style:name="P142" style:family="paragraph" style:parent-style-name="Heading_20_1">
      <style:paragraph-properties fo:break-before="page"/>
      <style:text-properties officeooo:rsid="007f3477" officeooo:paragraph-rsid="007f3477" style:language-asian="zh" style:country-asian="CN"/>
    </style:style>
    <style:style style:name="P143" style:family="paragraph" style:parent-style-name="Standard" style:list-style-name="L4">
      <style:text-properties officeooo:rsid="0056d825" officeooo:paragraph-rsid="0056d825" style:language-asian="zh" style:country-asian="CN"/>
    </style:style>
    <style:style style:name="P144" style:family="paragraph" style:parent-style-name="Standard" style:list-style-name="L16">
      <style:text-properties officeooo:rsid="009d3c1c" officeooo:paragraph-rsid="009f872a" style:language-asian="zh" style:country-asian="CN"/>
    </style:style>
    <style:style style:name="P145" style:family="paragraph" style:parent-style-name="Standard">
      <style:text-properties officeooo:rsid="009d3c1c" officeooo:paragraph-rsid="009d3c1c" style:language-asian="zh" style:country-asian="CN"/>
    </style:style>
    <style:style style:name="P146" style:family="paragraph" style:parent-style-name="Standard" style:list-style-name="L24">
      <style:text-properties officeooo:rsid="009e40e3" officeooo:paragraph-rsid="009e40e3" style:language-asian="zh" style:country-asian="CN"/>
    </style:style>
    <style:style style:name="P147" style:family="paragraph" style:parent-style-name="Standard" style:list-style-name="L16">
      <style:text-properties officeooo:paragraph-rsid="009f872a"/>
    </style:style>
    <style:style style:name="P148" style:family="paragraph" style:parent-style-name="Standard" style:list-style-name="L24">
      <style:text-properties officeooo:paragraph-rsid="009e40e3"/>
    </style:style>
    <style:style style:name="P149" style:family="paragraph" style:parent-style-name="Standard">
      <style:text-properties officeooo:paragraph-rsid="01534462"/>
    </style:style>
    <style:style style:name="P150" style:family="paragraph" style:parent-style-name="Standard">
      <style:text-properties officeooo:paragraph-rsid="01685d1d"/>
    </style:style>
    <style:style style:name="P151" style:family="paragraph" style:parent-style-name="Heading_20_3">
      <style:text-properties officeooo:paragraph-rsid="0086ce29"/>
    </style:style>
    <style:style style:name="P152" style:family="paragraph" style:parent-style-name="Heading_20_3">
      <style:text-properties officeooo:paragraph-rsid="00823cb3"/>
    </style:style>
    <style:style style:name="P153" style:family="paragraph" style:parent-style-name="Heading_20_3">
      <style:text-properties officeooo:rsid="0022880c" officeooo:paragraph-rsid="00823cb3" style:language-asian="zh" style:country-asian="CN"/>
    </style:style>
    <style:style style:name="P154" style:family="paragraph" style:parent-style-name="Heading_20_3">
      <style:text-properties officeooo:rsid="009711fd" officeooo:paragraph-rsid="009711fd" style:language-asian="zh" style:country-asian="CN"/>
    </style:style>
    <style:style style:name="P155" style:family="paragraph" style:parent-style-name="Heading_20_3">
      <style:text-properties officeooo:paragraph-rsid="0094254c"/>
    </style:style>
    <style:style style:name="P156" style:family="paragraph" style:parent-style-name="Heading_20_3">
      <style:text-properties officeooo:paragraph-rsid="0067e7e8"/>
    </style:style>
    <style:style style:name="P157" style:family="paragraph" style:parent-style-name="Heading_20_3">
      <style:text-properties officeooo:paragraph-rsid="0030f9d5"/>
    </style:style>
    <style:style style:name="P158" style:family="paragraph" style:parent-style-name="Heading_20_3">
      <style:text-properties officeooo:paragraph-rsid="0030a636"/>
    </style:style>
    <style:style style:name="P159" style:family="paragraph" style:parent-style-name="Heading_20_3">
      <style:text-properties officeooo:paragraph-rsid="0036edcd"/>
    </style:style>
    <style:style style:name="P160" style:family="paragraph" style:parent-style-name="Heading_20_3">
      <style:text-properties officeooo:paragraph-rsid="00613d02"/>
    </style:style>
    <style:style style:name="P161" style:family="paragraph" style:parent-style-name="Heading_20_3">
      <style:text-properties officeooo:paragraph-rsid="006cf260"/>
    </style:style>
    <style:style style:name="P162" style:family="paragraph" style:parent-style-name="Heading_20_3">
      <style:text-properties officeooo:paragraph-rsid="00b78a27"/>
    </style:style>
    <style:style style:name="P163" style:family="paragraph" style:parent-style-name="Heading_20_3">
      <style:text-properties officeooo:paragraph-rsid="010a59a0"/>
    </style:style>
    <style:style style:name="P164" style:family="paragraph" style:parent-style-name="Heading_20_3">
      <style:text-properties officeooo:paragraph-rsid="012c8dab"/>
    </style:style>
    <style:style style:name="P165" style:family="paragraph" style:parent-style-name="Heading_20_3">
      <style:text-properties officeooo:paragraph-rsid="01534462"/>
    </style:style>
    <style:style style:name="P166" style:family="paragraph" style:parent-style-name="Heading_20_3">
      <style:text-properties officeooo:paragraph-rsid="015c5bc1"/>
    </style:style>
    <style:style style:name="P167" style:family="paragraph" style:parent-style-name="Heading_20_3">
      <style:text-properties officeooo:paragraph-rsid="01685d1d"/>
    </style:style>
    <style:style style:name="P168" style:family="paragraph" style:parent-style-name="Heading_20_2">
      <style:text-properties officeooo:paragraph-rsid="0024f96a"/>
    </style:style>
    <style:style style:name="P169" style:family="paragraph" style:parent-style-name="Heading_20_2">
      <style:text-properties officeooo:rsid="0022880c" officeooo:paragraph-rsid="0024f96a" style:language-asian="zh" style:country-asian="CN"/>
    </style:style>
    <style:style style:name="P170" style:family="paragraph" style:parent-style-name="Heading_20_2">
      <style:text-properties officeooo:rsid="001c957a" officeooo:paragraph-rsid="0067e7e8" style:language-asian="zh" style:country-asian="CN"/>
    </style:style>
    <style:style style:name="P171" style:family="paragraph" style:parent-style-name="Heading_20_2">
      <style:paragraph-properties fo:break-before="page"/>
      <style:text-properties officeooo:rsid="01332ee4" officeooo:paragraph-rsid="01332ee4"/>
    </style:style>
    <style:style style:name="P172" style:family="paragraph" style:parent-style-name="Heading_20_2">
      <style:paragraph-properties fo:break-before="page"/>
      <style:text-properties officeooo:rsid="00626ee0" officeooo:paragraph-rsid="006a3f7d" style:language-asian="zh" style:country-asian="CN"/>
    </style:style>
    <style:style style:name="P173" style:family="paragraph" style:parent-style-name="Heading_20_2">
      <style:paragraph-properties fo:break-before="page"/>
      <style:text-properties officeooo:rsid="0030a636" officeooo:paragraph-rsid="01352b8a" style:language-asian="zh" style:country-asian="CN"/>
    </style:style>
    <style:style style:name="P174" style:family="paragraph" style:parent-style-name="Heading_20_2">
      <style:paragraph-properties fo:break-before="page"/>
      <style:text-properties officeooo:rsid="0030a636" officeooo:paragraph-rsid="01534462" style:language-asian="zh" style:country-asian="CN"/>
    </style:style>
    <style:style style:name="P175" style:family="paragraph" style:parent-style-name="Heading_20_2">
      <style:paragraph-properties fo:break-before="page"/>
      <style:text-properties officeooo:rsid="010a59a0" officeooo:paragraph-rsid="010a59a0" style:language-asian="zh" style:country-asian="CN"/>
    </style:style>
    <style:style style:name="P176" style:family="paragraph" style:parent-style-name="Heading_20_2">
      <style:paragraph-properties fo:break-before="page"/>
      <style:text-properties officeooo:paragraph-rsid="00b7e6e7"/>
    </style:style>
    <style:style style:name="P177" style:family="paragraph" style:parent-style-name="Heading_20_2">
      <style:paragraph-properties fo:break-before="page"/>
      <style:text-properties officeooo:paragraph-rsid="01362959"/>
    </style:style>
    <style:style style:name="P178" style:family="paragraph" style:parent-style-name="Heading_20_2">
      <style:paragraph-properties fo:break-before="page"/>
      <style:text-properties officeooo:paragraph-rsid="015c5bc1"/>
    </style:style>
    <style:style style:name="P179" style:family="paragraph" style:parent-style-name="Heading_20_2">
      <style:paragraph-properties fo:break-before="page"/>
      <style:text-properties officeooo:paragraph-rsid="01685d1d"/>
    </style:style>
    <style:style style:name="P180" style:family="paragraph" style:parent-style-name="Heading_20_2">
      <style:paragraph-properties fo:break-before="page"/>
      <style:text-properties officeooo:paragraph-rsid="016a1132"/>
    </style:style>
    <style:style style:name="P181" style:family="paragraph" style:parent-style-name="Table_20_Contents" style:list-style-name="L2">
      <style:text-properties officeooo:rsid="00cb4423" officeooo:paragraph-rsid="01593d54" style:language-asian="zh" style:country-asian="CN"/>
    </style:style>
    <style:style style:name="P182" style:family="paragraph" style:parent-style-name="Table_20_Contents" style:list-style-name="L2">
      <style:text-properties officeooo:rsid="01571d50" officeooo:paragraph-rsid="01593d54" style:language-asian="zh" style:country-asian="CN"/>
    </style:style>
    <style:style style:name="P183" style:family="paragraph" style:parent-style-name="Table_20_Contents" style:list-style-name="L4">
      <style:text-properties officeooo:rsid="0059b463" officeooo:paragraph-rsid="007e4fc7" style:language-asian="zh" style:country-asian="CN"/>
    </style:style>
    <style:style style:name="P184" style:family="paragraph" style:parent-style-name="Table_20_Contents" style:list-style-name="L4">
      <style:text-properties officeooo:rsid="009ab792" officeooo:paragraph-rsid="009af951" style:language-asian="zh" style:country-asian="CN"/>
    </style:style>
    <style:style style:name="P185" style:family="paragraph" style:parent-style-name="Table_20_Contents" style:list-style-name="L4">
      <style:text-properties style:language-asian="zh" style:country-asian="CN"/>
    </style:style>
    <style:style style:name="P186" style:family="paragraph" style:parent-style-name="Table_20_Contents" style:list-style-name="L4">
      <style:text-properties officeooo:paragraph-rsid="010ebcf4" style:language-asian="zh" style:country-asian="CN"/>
    </style:style>
    <style:style style:name="P187" style:family="paragraph" style:parent-style-name="Table_20_Contents" style:list-style-name="L4">
      <style:text-properties officeooo:paragraph-rsid="011003f7" style:language-asian="zh" style:country-asian="CN"/>
    </style:style>
    <style:style style:name="P188" style:family="paragraph" style:parent-style-name="Table_20_Contents" style:list-style-name="L4">
      <style:text-properties officeooo:paragraph-rsid="0113f9ef" style:language-asian="zh" style:country-asian="CN"/>
    </style:style>
    <style:style style:name="P189" style:family="paragraph" style:parent-style-name="Table_20_Contents" style:list-style-name="L4">
      <style:text-properties officeooo:paragraph-rsid="0124812d" style:language-asian="zh" style:country-asian="CN"/>
    </style:style>
    <style:style style:name="P190" style:family="paragraph" style:parent-style-name="Table_20_Contents" style:list-style-name="L4">
      <style:text-properties officeooo:paragraph-rsid="0135ea43" style:language-asian="zh" style:country-asian="CN"/>
    </style:style>
    <style:style style:name="P191" style:family="paragraph" style:parent-style-name="Table_20_Contents" style:list-style-name="L4">
      <style:text-properties officeooo:paragraph-rsid="012fb4b7" style:language-asian="zh" style:country-asian="CN"/>
    </style:style>
    <style:style style:name="P192" style:family="paragraph" style:parent-style-name="Table_20_Contents" style:list-style-name="L4">
      <style:text-properties officeooo:paragraph-rsid="01446028" style:language-asian="zh" style:country-asian="CN"/>
    </style:style>
    <style:style style:name="P193" style:family="paragraph" style:parent-style-name="Table_20_Contents" style:list-style-name="L4">
      <style:text-properties officeooo:rsid="01332ee4" officeooo:paragraph-rsid="01332ee4" style:language-asian="zh" style:country-asian="CN"/>
    </style:style>
    <style:style style:name="P194" style:family="paragraph" style:parent-style-name="Table_20_Contents" style:list-style-name="L4">
      <style:text-properties officeooo:rsid="01332ee4" officeooo:paragraph-rsid="014471c1" style:language-asian="zh" style:country-asian="CN"/>
    </style:style>
    <style:style style:name="P195" style:family="paragraph" style:parent-style-name="Table_20_Contents" style:list-style-name="L4">
      <style:text-properties officeooo:rsid="0135ac9b" officeooo:paragraph-rsid="0135ac9b" style:language-asian="zh" style:country-asian="CN"/>
    </style:style>
    <style:style style:name="P196" style:family="paragraph" style:parent-style-name="Table_20_Contents" style:list-style-name="L4">
      <style:text-properties officeooo:rsid="0135ac9b" officeooo:paragraph-rsid="01486d3b" style:language-asian="zh" style:country-asian="CN"/>
    </style:style>
    <style:style style:name="P197" style:family="paragraph" style:parent-style-name="Table_20_Contents" style:list-style-name="L4">
      <style:text-properties officeooo:rsid="0135ea43" officeooo:paragraph-rsid="0135ea43" style:language-asian="zh" style:country-asian="CN"/>
    </style:style>
    <style:style style:name="P198" style:family="paragraph" style:parent-style-name="Table_20_Contents" style:list-style-name="L13">
      <style:text-properties officeooo:rsid="0097b497" officeooo:paragraph-rsid="0097b497" style:language-asian="zh" style:country-asian="CN"/>
    </style:style>
    <style:style style:name="P199" style:family="paragraph" style:parent-style-name="Table_20_Contents" style:list-style-name="L13">
      <style:text-properties officeooo:paragraph-rsid="00b64ce8" style:language-asian="zh" style:country-asian="CN"/>
    </style:style>
    <style:style style:name="P200" style:family="paragraph" style:parent-style-name="Table_20_Contents" style:list-style-name="L13">
      <style:text-properties officeooo:paragraph-rsid="00e2663c" style:language-asian="zh" style:country-asian="CN"/>
    </style:style>
    <style:style style:name="P201" style:family="paragraph" style:parent-style-name="Table_20_Contents" style:list-style-name="L13">
      <style:text-properties officeooo:rsid="0153c43e" officeooo:paragraph-rsid="0153c43e" style:language-asian="zh" style:country-asian="CN"/>
    </style:style>
    <style:style style:name="P202" style:family="paragraph" style:parent-style-name="Table_20_Contents" style:list-style-name="L15">
      <style:text-properties officeooo:paragraph-rsid="00f31cdf" style:language-asian="zh" style:country-asian="CN"/>
    </style:style>
    <style:style style:name="P203" style:family="paragraph" style:parent-style-name="Table_20_Contents" style:list-style-name="L15">
      <style:text-properties officeooo:rsid="0137aef7" officeooo:paragraph-rsid="0137aef7" style:language-asian="zh" style:country-asian="CN"/>
    </style:style>
    <style:style style:name="P204" style:family="paragraph" style:parent-style-name="Table_20_Contents" style:list-style-name="L15">
      <style:text-properties officeooo:rsid="0137aef7" officeooo:paragraph-rsid="013a5fcc" style:language-asian="zh" style:country-asian="CN"/>
    </style:style>
    <style:style style:name="P205" style:family="paragraph" style:parent-style-name="Table_20_Contents" style:list-style-name="L15">
      <style:text-properties officeooo:rsid="013ea1af" officeooo:paragraph-rsid="013ea1af" style:language-asian="zh" style:country-asian="CN"/>
    </style:style>
    <style:style style:name="P206" style:family="paragraph" style:parent-style-name="Table_20_Contents" style:list-style-name="L15">
      <style:text-properties officeooo:rsid="01412e26" officeooo:paragraph-rsid="01412e26" style:language-asian="zh" style:country-asian="CN"/>
    </style:style>
    <style:style style:name="P207" style:family="paragraph" style:parent-style-name="Table_20_Contents" style:list-style-name="L15">
      <style:text-properties officeooo:rsid="014a62cb" officeooo:paragraph-rsid="014a62cb" style:language-asian="zh" style:country-asian="CN"/>
    </style:style>
    <style:style style:name="P208" style:family="paragraph" style:parent-style-name="Table_20_Contents" style:list-style-name="L21">
      <style:text-properties officeooo:paragraph-rsid="00b6d3ca" style:language-asian="zh" style:country-asian="CN"/>
    </style:style>
    <style:style style:name="P209" style:family="paragraph" style:parent-style-name="Table_20_Contents" style:list-style-name="L23">
      <style:text-properties officeooo:rsid="01472b89" officeooo:paragraph-rsid="01472b89" style:language-asian="zh" style:country-asian="CN"/>
    </style:style>
    <style:style style:name="P210" style:family="paragraph" style:parent-style-name="Table_20_Contents" style:list-style-name="L23">
      <style:text-properties officeooo:paragraph-rsid="014e64dd" style:language-asian="zh" style:country-asian="CN"/>
    </style:style>
    <style:style style:name="P211" style:family="paragraph" style:parent-style-name="Table_20_Contents" style:list-style-name="L25">
      <style:text-properties officeooo:paragraph-rsid="00e89af2" style:language-asian="zh" style:country-asian="CN"/>
    </style:style>
    <style:style style:name="P212" style:family="paragraph" style:parent-style-name="Table_20_Contents" style:list-style-name="L28">
      <style:text-properties officeooo:rsid="006a9730" officeooo:paragraph-rsid="006a9730" style:language-asian="zh" style:country-asian="CN"/>
    </style:style>
    <style:style style:name="P213" style:family="paragraph" style:parent-style-name="Table_20_Contents" style:list-style-name="L29">
      <style:text-properties officeooo:rsid="01184c7d" officeooo:paragraph-rsid="01184c7d" style:language-asian="zh" style:country-asian="CN"/>
    </style:style>
    <style:style style:name="P214" style:family="paragraph" style:parent-style-name="Table_20_Contents" style:list-style-name="L29">
      <style:text-properties officeooo:paragraph-rsid="01184c7d" style:language-asian="zh" style:country-asian="CN"/>
    </style:style>
    <style:style style:name="P215" style:family="paragraph" style:parent-style-name="Table_20_Contents" style:list-style-name="L20">
      <style:text-properties officeooo:rsid="00b9a673" officeooo:paragraph-rsid="00ba6c6b" style:language-asian="zh" style:country-asian="CN"/>
    </style:style>
    <style:style style:name="P216" style:family="paragraph" style:parent-style-name="Table_20_Contents" style:list-style-name="L30">
      <style:text-properties officeooo:paragraph-rsid="00b78a27" style:language-asian="zh" style:country-asian="CN"/>
    </style:style>
    <style:style style:name="P217" style:family="paragraph" style:parent-style-name="Table_20_Contents" style:list-style-name="L31">
      <style:text-properties officeooo:rsid="012b015a" officeooo:paragraph-rsid="012b015a" style:language-asian="zh" style:country-asian="CN"/>
    </style:style>
    <style:style style:name="P218" style:family="paragraph" style:parent-style-name="Table_20_Contents" style:list-style-name="L32">
      <style:text-properties officeooo:paragraph-rsid="010a59a0" style:language-asian="zh" style:country-asian="CN"/>
    </style:style>
    <style:style style:name="P219" style:family="paragraph" style:parent-style-name="Table_20_Contents" style:list-style-name="L15">
      <style:text-properties officeooo:rsid="0164a00d" officeooo:paragraph-rsid="0164a00d" style:language-asian="zh" style:country-asian="CN"/>
    </style:style>
    <style:style style:name="P220" style:family="paragraph" style:parent-style-name="Table_20_Contents">
      <style:text-properties officeooo:rsid="014e64dd" officeooo:paragraph-rsid="014e64dd" style:language-asian="zh" style:country-asian="CN"/>
    </style:style>
    <style:style style:name="P221" style:family="paragraph" style:parent-style-name="Table_20_Contents">
      <style:text-properties officeooo:rsid="00b6d3ca" officeooo:paragraph-rsid="01685d1d" style:language-asian="zh" style:country-asian="CN"/>
    </style:style>
    <style:style style:name="P222" style:family="paragraph" style:parent-style-name="Table_20_Contents">
      <style:text-properties officeooo:paragraph-rsid="016b9aee" style:language-asian="zh" style:country-asian="CN"/>
    </style:style>
    <style:style style:name="P223" style:family="paragraph" style:parent-style-name="Table_20_Contents">
      <style:text-properties officeooo:paragraph-rsid="01534462" style:language-asian="zh" style:country-asian="CN"/>
    </style:style>
    <style:style style:name="P224" style:family="paragraph" style:parent-style-name="Table_20_Contents" style:list-style-name="L4"/>
    <style:style style:name="P225" style:family="paragraph" style:parent-style-name="Table_20_Contents" style:list-style-name="L4">
      <style:text-properties officeooo:paragraph-rsid="010ebcf4"/>
    </style:style>
    <style:style style:name="P226" style:family="paragraph" style:parent-style-name="Table_20_Contents" style:list-style-name="L4">
      <style:text-properties officeooo:paragraph-rsid="016d784d"/>
    </style:style>
    <style:style style:name="P227" style:family="paragraph" style:parent-style-name="Table_20_Contents" style:list-style-name="L4">
      <style:text-properties style:use-window-font-color="true" officeooo:rsid="00494526" officeooo:paragraph-rsid="0056d825" style:language-asian="zh" style:country-asian="CN"/>
    </style:style>
    <style:style style:name="P228" style:family="paragraph" style:parent-style-name="Table_20_Contents" style:list-style-name="L4">
      <style:text-properties style:use-window-font-color="true" officeooo:rsid="0057dcc6" officeooo:paragraph-rsid="0066ef9f" style:language-asian="zh" style:country-asian="CN"/>
    </style:style>
    <style:style style:name="P229" style:family="paragraph" style:parent-style-name="Table_20_Contents" style:list-style-name="L4">
      <style:text-properties style:use-window-font-color="true" officeooo:rsid="00713920" officeooo:paragraph-rsid="00713920" style:language-asian="zh" style:country-asian="CN"/>
    </style:style>
    <style:style style:name="P230" style:family="paragraph" style:parent-style-name="Table_20_Contents" style:list-style-name="L4">
      <style:text-properties style:use-window-font-color="true" officeooo:rsid="00720cc8" officeooo:paragraph-rsid="00720cc8" style:language-asian="zh" style:country-asian="CN"/>
    </style:style>
    <style:style style:name="P231" style:family="paragraph" style:parent-style-name="Table_20_Contents" style:list-style-name="L4">
      <style:text-properties style:use-window-font-color="true" officeooo:rsid="0072ba40" officeooo:paragraph-rsid="0072ba40" style:language-asian="zh" style:country-asian="CN"/>
    </style:style>
    <style:style style:name="P232" style:family="paragraph" style:parent-style-name="Table_20_Contents" style:list-style-name="L17">
      <style:text-properties style:use-window-font-color="true" officeooo:rsid="0056d825" officeooo:paragraph-rsid="0056d825" style:language-asian="zh" style:country-asian="CN"/>
    </style:style>
    <style:style style:name="P233" style:family="paragraph" style:parent-style-name="Table_20_Contents" style:list-style-name="L26">
      <style:text-properties style:use-window-font-color="true" officeooo:paragraph-rsid="0053921b" style:language-asian="zh" style:country-asian="CN"/>
    </style:style>
    <style:style style:name="P234" style:family="paragraph" style:parent-style-name="Table_20_Contents" style:list-style-name="L26">
      <style:text-properties style:use-window-font-color="true" officeooo:rsid="0053921b" officeooo:paragraph-rsid="0053921b" style:language-asian="zh" style:country-asian="CN"/>
    </style:style>
    <style:style style:name="P235" style:family="paragraph" style:parent-style-name="Table_20_Contents" style:list-style-name="L26">
      <style:text-properties style:use-window-font-color="true" officeooo:rsid="00548a6e" officeooo:paragraph-rsid="00548a6e" style:language-asian="zh" style:country-asian="CN"/>
    </style:style>
    <style:style style:name="P236" style:family="paragraph" style:parent-style-name="Table_20_Contents" style:list-style-name="L27">
      <style:text-properties style:use-window-font-color="true" officeooo:rsid="00f9e09f" officeooo:paragraph-rsid="00f9e09f" style:language-asian="zh" style:country-asian="CN"/>
    </style:style>
    <style:style style:name="P237" style:family="paragraph" style:parent-style-name="Table_20_Contents" style:list-style-name="L27">
      <style:text-properties style:use-window-font-color="true" officeooo:rsid="01058a60" officeooo:paragraph-rsid="01058a60" style:language-asian="zh" style:country-asian="CN"/>
    </style:style>
    <style:style style:name="P238" style:family="paragraph" style:parent-style-name="Table_20_Contents" style:list-style-name="L27">
      <style:text-properties style:use-window-font-color="true" officeooo:rsid="01058a60" officeooo:paragraph-rsid="01332ee4" style:language-asian="zh" style:country-asian="CN"/>
    </style:style>
    <style:style style:name="P239" style:family="paragraph" style:parent-style-name="Table_20_Contents" style:list-style-name="L27">
      <style:text-properties style:use-window-font-color="true" officeooo:rsid="01058a60" officeooo:paragraph-rsid="01472b89" style:language-asian="zh" style:country-asian="CN"/>
    </style:style>
    <style:style style:name="P240" style:family="paragraph" style:parent-style-name="Table_20_Contents">
      <style:text-properties style:use-window-font-color="true" officeooo:rsid="01613d69" officeooo:paragraph-rsid="01613d69" style:language-asian="zh" style:country-asian="CN"/>
    </style:style>
    <style:style style:name="P241" style:family="paragraph" style:parent-style-name="Table_20_Contents" style:list-style-name="L27">
      <style:text-properties style:use-window-font-color="true" officeooo:rsid="01625af9" officeooo:paragraph-rsid="01625af9" style:language-asian="zh" style:country-asian="CN"/>
    </style:style>
    <style:style style:name="P242" style:family="paragraph" style:parent-style-name="Table_20_Contents" style:list-style-name="L4">
      <style:text-properties officeooo:rsid="014fb381" officeooo:paragraph-rsid="014fb381"/>
    </style:style>
    <style:style style:name="P243" style:family="paragraph" style:parent-style-name="Table_20_Contents" style:list-style-name="L13">
      <style:text-properties officeooo:paragraph-rsid="0097b497"/>
    </style:style>
    <style:style style:name="P244" style:family="paragraph" style:parent-style-name="Table_20_Contents" style:list-style-name="L14">
      <style:text-properties officeooo:rsid="00a7a147" officeooo:paragraph-rsid="00a7a147"/>
    </style:style>
    <style:style style:name="P245" style:family="paragraph" style:parent-style-name="Table_20_Contents" style:list-style-name="L17">
      <style:text-properties officeooo:paragraph-rsid="0056d825"/>
    </style:style>
    <style:style style:name="P246" style:family="paragraph" style:parent-style-name="Table_20_Contents" style:list-style-name="L18">
      <style:text-properties officeooo:paragraph-rsid="00ae026b"/>
    </style:style>
    <style:style style:name="P247" style:family="paragraph" style:parent-style-name="Table_20_Contents" style:list-style-name="L19">
      <style:text-properties officeooo:paragraph-rsid="00ae026b"/>
    </style:style>
    <style:style style:name="P248" style:family="paragraph" style:parent-style-name="Table_20_Contents" style:list-style-name="L20">
      <style:text-properties officeooo:paragraph-rsid="00b6d3ca"/>
    </style:style>
    <style:style style:name="P249" style:family="paragraph" style:parent-style-name="Table_20_Contents" style:list-style-name="L20">
      <style:text-properties officeooo:paragraph-rsid="00ba6c6b"/>
    </style:style>
    <style:style style:name="P250" style:family="paragraph" style:parent-style-name="Table_20_Contents" style:list-style-name="L22">
      <style:text-properties officeooo:paragraph-rsid="00e30959"/>
    </style:style>
    <style:style style:name="P251" style:family="paragraph" style:parent-style-name="Table_20_Contents" style:list-style-name="L23"/>
    <style:style style:name="P252" style:family="paragraph" style:parent-style-name="Table_20_Contents" style:list-style-name="L23">
      <style:text-properties officeooo:paragraph-rsid="01472b89"/>
    </style:style>
    <style:style style:name="P253" style:family="paragraph" style:parent-style-name="Table_20_Contents" style:list-style-name="L31">
      <style:text-properties officeooo:paragraph-rsid="012b015a"/>
    </style:style>
    <style:style style:name="P254" style:family="paragraph" style:parent-style-name="Table_20_Contents">
      <style:text-properties fo:language="en" fo:country="US" officeooo:rsid="01630398" officeooo:paragraph-rsid="01630398" style:language-asian="zh" style:country-asian="CN"/>
    </style:style>
    <style:style style:name="P255" style:family="paragraph" style:parent-style-name="Table_20_Contents">
      <style:paragraph-properties fo:text-align="center" style:justify-single-word="false"/>
      <style:text-properties officeooo:paragraph-rsid="01685d1d"/>
    </style:style>
    <style:style style:name="P256" style:family="paragraph" style:parent-style-name="Table_20_Contents">
      <style:text-properties officeooo:paragraph-rsid="01685d1d"/>
    </style:style>
    <style:style style:name="P257" style:family="paragraph" style:parent-style-name="Table_20_Contents" style:list-style-name="L4">
      <style:text-properties officeooo:rsid="0172e8d7" officeooo:paragraph-rsid="0172e8d7"/>
    </style:style>
    <style:style style:name="P258" style:family="paragraph" style:parent-style-name="Table_20_Contents" style:list-style-name="L1">
      <style:paragraph-properties fo:break-before="page"/>
    </style:style>
    <style:style style:name="P259" style:family="paragraph" style:parent-style-name="Table_20_Contents" style:list-style-name="L2">
      <style:paragraph-properties fo:break-before="page"/>
      <style:text-properties officeooo:rsid="01571d50" officeooo:paragraph-rsid="01571d50" style:language-asian="zh" style:country-asian="CN"/>
    </style:style>
    <style:style style:name="P260" style:family="paragraph" style:parent-style-name="Table_20_Contents" style:list-style-name="L4">
      <style:paragraph-properties fo:break-before="page"/>
      <style:text-properties officeooo:paragraph-rsid="0124812d" style:language-asian="zh" style:country-asian="CN"/>
    </style:style>
    <style:style style:name="P261" style:family="paragraph" style:parent-style-name="Table_20_Contents" style:list-style-name="L4">
      <style:paragraph-properties fo:break-before="page"/>
      <style:text-properties officeooo:paragraph-rsid="012fb4b7" style:language-asian="zh" style:country-asian="CN"/>
    </style:style>
    <style:style style:name="P262" style:family="paragraph" style:parent-style-name="Table_20_Contents" style:list-style-name="L4">
      <style:paragraph-properties fo:break-before="page"/>
      <style:text-properties officeooo:paragraph-rsid="01446028" style:language-asian="zh" style:country-asian="CN"/>
    </style:style>
    <style:style style:name="P263" style:family="paragraph" style:parent-style-name="Table_20_Contents" style:list-style-name="L4">
      <style:paragraph-properties fo:break-before="page"/>
    </style:style>
    <style:style style:name="P264" style:family="paragraph" style:parent-style-name="Table_20_Contents" style:list-style-name="L4">
      <style:paragraph-properties fo:break-before="page"/>
      <style:text-properties officeooo:paragraph-rsid="011003f7"/>
    </style:style>
    <style:style style:name="P265" style:family="paragraph" style:parent-style-name="Table_20_Contents" style:list-style-name="L4">
      <style:paragraph-properties fo:break-before="page"/>
      <style:text-properties officeooo:paragraph-rsid="0113f9ef"/>
    </style:style>
    <style:style style:name="P266" style:family="paragraph" style:parent-style-name="Table_20_Contents" style:list-style-name="L4">
      <style:paragraph-properties fo:break-before="page"/>
      <style:text-properties officeooo:paragraph-rsid="016d784d"/>
    </style:style>
    <style:style style:name="P267" style:family="paragraph" style:parent-style-name="Table_20_Contents" style:list-style-name="L4">
      <style:paragraph-properties fo:break-before="page"/>
      <style:text-properties officeooo:rsid="0170fc61" officeooo:paragraph-rsid="0170fc61"/>
    </style:style>
    <style:style style:name="P268" style:family="paragraph" style:parent-style-name="Text_20_body" style:list-style-name="L3">
      <style:text-properties officeooo:rsid="0048db2f" officeooo:paragraph-rsid="004b0ccd" style:language-asian="zh" style:country-asian="CN"/>
    </style:style>
    <style:style style:name="P269" style:family="paragraph" style:parent-style-name="Text_20_body" style:list-style-name="L4">
      <style:text-properties officeooo:rsid="009ab792" officeooo:paragraph-rsid="009ab792" style:language-asian="zh" style:country-asian="CN"/>
    </style:style>
    <style:style style:name="P270" style:family="paragraph" style:parent-style-name="Text_20_body" style:list-style-name="L4">
      <style:text-properties officeooo:rsid="00c15cb9" officeooo:paragraph-rsid="00c15cb9" style:language-asian="zh" style:country-asian="CN"/>
    </style:style>
    <style:style style:name="P271" style:family="paragraph" style:parent-style-name="Text_20_body" style:list-style-name="L4">
      <style:text-properties officeooo:rsid="00c15cb9" officeooo:paragraph-rsid="00ea4c1c" style:language-asian="zh" style:country-asian="CN"/>
    </style:style>
    <style:style style:name="P272" style:family="paragraph" style:parent-style-name="Text_20_body" style:list-style-name="L4">
      <style:text-properties officeooo:rsid="00f1660f" officeooo:paragraph-rsid="00f1660f" style:language-asian="zh" style:country-asian="CN"/>
    </style:style>
    <style:style style:name="P273" style:family="paragraph" style:parent-style-name="Text_20_body" style:list-style-name="L4">
      <style:text-properties officeooo:rsid="0059b463" officeooo:paragraph-rsid="00ea4c1c" style:language-asian="zh" style:country-asian="CN"/>
    </style:style>
    <style:style style:name="P274" style:family="paragraph" style:parent-style-name="Text_20_body" style:list-style-name="L4">
      <style:text-properties officeooo:rsid="00ebef40" officeooo:paragraph-rsid="00ebef40" style:language-asian="zh" style:country-asian="CN"/>
    </style:style>
    <style:style style:name="P275" style:family="paragraph" style:parent-style-name="Text_20_body" style:list-style-name="L6">
      <style:text-properties officeooo:rsid="0157cd59" officeooo:paragraph-rsid="0157cd59" style:language-asian="zh" style:country-asian="CN"/>
    </style:style>
    <style:style style:name="P276" style:family="paragraph" style:parent-style-name="Text_20_body" style:list-style-name="L7">
      <style:text-properties officeooo:rsid="0022880c" officeooo:paragraph-rsid="0034d758" style:language-asian="zh" style:country-asian="CN"/>
    </style:style>
    <style:style style:name="P277" style:family="paragraph" style:parent-style-name="Text_20_body" style:list-style-name="L7">
      <style:text-properties officeooo:rsid="0022880c" officeooo:paragraph-rsid="00cf8016" style:language-asian="zh" style:country-asian="CN"/>
    </style:style>
    <style:style style:name="P278" style:family="paragraph" style:parent-style-name="Text_20_body" style:list-style-name="L7">
      <style:text-properties officeooo:rsid="0022880c" officeooo:paragraph-rsid="00d03869" style:language-asian="zh" style:country-asian="CN"/>
    </style:style>
    <style:style style:name="P279" style:family="paragraph" style:parent-style-name="Text_20_body" style:list-style-name="L9">
      <style:text-properties officeooo:rsid="0022880c" officeooo:paragraph-rsid="0034d758" style:language-asian="zh" style:country-asian="CN"/>
    </style:style>
    <style:style style:name="P280" style:family="paragraph" style:parent-style-name="Text_20_body" style:list-style-name="L9">
      <style:text-properties officeooo:rsid="0022880c" officeooo:paragraph-rsid="007c3523" style:language-asian="zh" style:country-asian="CN"/>
    </style:style>
    <style:style style:name="P281" style:family="paragraph" style:parent-style-name="Text_20_body" style:list-style-name="L11">
      <style:text-properties officeooo:rsid="0022880c" officeooo:paragraph-rsid="011d5c49" style:language-asian="zh" style:country-asian="CN"/>
    </style:style>
    <style:style style:name="P282" style:family="paragraph" style:parent-style-name="Text_20_body" style:list-style-name="L11">
      <style:text-properties officeooo:rsid="0022880c" officeooo:paragraph-rsid="011d7c9c" style:language-asian="zh" style:country-asian="CN"/>
    </style:style>
    <style:style style:name="P283" style:family="paragraph" style:parent-style-name="Text_20_body" style:list-style-name="L7">
      <style:text-properties officeooo:paragraph-rsid="013c2cd3" style:language-asian="zh" style:country-asian="CN"/>
    </style:style>
    <style:style style:name="P284" style:family="paragraph" style:parent-style-name="Text_20_body" style:list-style-name="L6">
      <style:text-properties officeooo:rsid="0086ce29" officeooo:paragraph-rsid="0094254c" style:language-asian="zh" style:country-asian="CN"/>
    </style:style>
    <style:style style:name="P285" style:family="paragraph" style:parent-style-name="Text_20_body" style:list-style-name="L11">
      <style:text-properties style:language-asian="zh" style:country-asian="CN"/>
    </style:style>
    <style:style style:name="P286" style:family="paragraph" style:parent-style-name="Text_20_body" style:list-style-name="L11">
      <style:text-properties officeooo:paragraph-rsid="01020a8b" style:language-asian="zh" style:country-asian="CN"/>
    </style:style>
    <style:style style:name="P287" style:family="paragraph" style:parent-style-name="Text_20_body" style:list-style-name="L4">
      <style:text-properties officeooo:paragraph-rsid="0056d825"/>
    </style:style>
    <style:style style:name="P288" style:family="paragraph" style:parent-style-name="Text_20_body" style:list-style-name="L5">
      <style:text-properties officeooo:paragraph-rsid="0024f96a"/>
    </style:style>
    <style:style style:name="P289" style:family="paragraph" style:parent-style-name="Text_20_body" style:list-style-name="L7">
      <style:text-properties officeooo:paragraph-rsid="00cf8016"/>
    </style:style>
    <style:style style:name="P290" style:family="paragraph" style:parent-style-name="Text_20_body" style:list-style-name="L7">
      <style:text-properties fo:font-size="12pt" fo:language="zxx" fo:country="none" officeooo:rsid="0022880c" officeooo:paragraph-rsid="00cf8016" style:font-name-asian="微软雅黑" style:font-size-asian="12pt" style:language-asian="zh" style:country-asian="CN" style:font-size-complex="12pt" style:language-complex="zxx" style:country-complex="none"/>
    </style:style>
    <style:style style:name="P291" style:family="paragraph" style:parent-style-name="Text_20_body" style:list-style-name="L8">
      <style:text-properties officeooo:paragraph-rsid="00823cb3"/>
    </style:style>
    <style:style style:name="P292" style:family="paragraph" style:parent-style-name="Text_20_body" style:list-style-name="L9">
      <style:text-properties officeooo:paragraph-rsid="0068c122"/>
    </style:style>
    <style:style style:name="P293" style:family="paragraph" style:parent-style-name="Text_20_body" style:list-style-name="L9">
      <style:text-properties style:use-window-font-color="true" officeooo:rsid="0022880c" officeooo:paragraph-rsid="007c3523" style:language-asian="zh" style:country-asian="CN"/>
    </style:style>
    <style:style style:name="P294" style:family="paragraph" style:parent-style-name="Text_20_body" style:list-style-name="L9">
      <style:text-properties style:use-window-font-color="true" officeooo:rsid="0022880c" officeooo:paragraph-rsid="009209a0" style:language-asian="zh" style:country-asian="CN"/>
    </style:style>
    <style:style style:name="P295" style:family="paragraph" style:parent-style-name="Text_20_body" style:list-style-name="L9">
      <style:text-properties style:use-window-font-color="true" officeooo:rsid="0022880c" officeooo:paragraph-rsid="00d48a47" style:language-asian="zh" style:country-asian="CN"/>
    </style:style>
    <style:style style:name="P296" style:family="paragraph" style:parent-style-name="Text_20_body" style:list-style-name="L12">
      <style:text-properties style:use-window-font-color="true" officeooo:rsid="0022880c" officeooo:paragraph-rsid="009c1b20" style:language-asian="zh" style:country-asian="CN"/>
    </style:style>
    <style:style style:name="P297" style:family="paragraph" style:parent-style-name="Text_20_body" style:list-style-name="L9">
      <style:text-properties style:use-window-font-color="true" officeooo:rsid="00bb77e1" officeooo:paragraph-rsid="00bbdb6f" style:language-asian="zh" style:country-asian="CN"/>
    </style:style>
    <style:style style:name="P298" style:family="paragraph" style:parent-style-name="Text_20_body" style:list-style-name="L9">
      <style:text-properties style:use-window-font-color="true" officeooo:rsid="01228538" officeooo:paragraph-rsid="01228538" style:language-asian="zh" style:country-asian="CN"/>
    </style:style>
    <style:style style:name="P299" style:family="paragraph" style:parent-style-name="Text_20_body" style:list-style-name="L9">
      <style:text-properties style:use-window-font-color="true" officeooo:rsid="01228538" officeooo:paragraph-rsid="015612a1" style:language-asian="zh" style:country-asian="CN"/>
    </style:style>
    <style:style style:name="P300" style:family="paragraph" style:parent-style-name="Text_20_body" style:list-style-name="L12">
      <style:text-properties style:use-window-font-color="true" officeooo:rsid="0056d825" officeooo:paragraph-rsid="007c3523" style:language-asian="zh" style:country-asian="CN"/>
    </style:style>
    <style:style style:name="P301" style:family="paragraph" style:parent-style-name="Text_20_body" style:list-style-name="L12">
      <style:text-properties style:use-window-font-color="true" officeooo:rsid="009c1b20" officeooo:paragraph-rsid="009c1b20" style:language-asian="zh" style:country-asian="CN"/>
    </style:style>
    <style:style style:name="P302" style:family="paragraph" style:parent-style-name="Text_20_body" style:list-style-name="L9">
      <style:text-properties style:use-window-font-color="true" officeooo:rsid="00d10ce4" officeooo:paragraph-rsid="01215160" style:language-asian="zh" style:country-asian="CN"/>
    </style:style>
    <style:style style:name="P303" style:family="paragraph" style:parent-style-name="Text_20_body" style:list-style-name="L9">
      <style:text-properties style:use-window-font-color="true" fo:language="en" fo:country="US" officeooo:rsid="0155d67f" officeooo:paragraph-rsid="015612a1" style:language-asian="zh" style:country-asian="CN"/>
    </style:style>
    <style:style style:name="P304" style:family="paragraph" style:parent-style-name="Text_20_body" style:list-style-name="L10">
      <style:text-properties officeooo:rsid="002ce2ec" officeooo:paragraph-rsid="002ce2ec"/>
    </style:style>
    <style:style style:name="P305" style:family="paragraph" style:parent-style-name="Text_20_body" style:list-style-name="L3">
      <style:paragraph-properties fo:break-before="page"/>
      <style:text-properties officeooo:paragraph-rsid="004b0ccd"/>
    </style:style>
    <style:style style:name="P306" style:family="paragraph" style:parent-style-name="Text_20_body" style:list-style-name="L4">
      <style:paragraph-properties fo:break-before="page"/>
      <style:text-properties officeooo:paragraph-rsid="0056d825"/>
    </style:style>
    <style:style style:name="P307" style:family="paragraph" style:parent-style-name="Text_20_body" style:list-style-name="L4">
      <style:paragraph-properties fo:break-before="page"/>
      <style:text-properties officeooo:paragraph-rsid="0066ef9f"/>
    </style:style>
    <style:style style:name="P308" style:family="paragraph" style:parent-style-name="Text_20_body" style:list-style-name="L4">
      <style:paragraph-properties fo:break-before="page"/>
      <style:text-properties officeooo:rsid="0059b463" officeooo:paragraph-rsid="007e4fc7" style:language-asian="zh" style:country-asian="CN"/>
    </style:style>
    <style:style style:name="P309" style:family="paragraph" style:parent-style-name="Text_20_body" style:list-style-name="L4">
      <style:paragraph-properties fo:break-before="page"/>
      <style:text-properties officeooo:rsid="0059b463" officeooo:paragraph-rsid="00c15cb9" style:language-asian="zh" style:country-asian="CN"/>
    </style:style>
    <style:style style:name="P310" style:family="paragraph" style:parent-style-name="Text_20_body" style:list-style-name="L4">
      <style:paragraph-properties fo:break-before="page"/>
      <style:text-properties officeooo:rsid="0059b463" officeooo:paragraph-rsid="00ea4c1c" style:language-asian="zh" style:country-asian="CN"/>
    </style:style>
    <style:style style:name="P311" style:family="paragraph" style:parent-style-name="Text_20_body" style:list-style-name="L4">
      <style:paragraph-properties fo:break-before="page"/>
      <style:text-properties officeooo:rsid="009ab792" officeooo:paragraph-rsid="009ab792" style:language-asian="zh" style:country-asian="CN"/>
    </style:style>
    <style:style style:name="P312" style:family="paragraph" style:parent-style-name="Text_20_body" style:list-style-name="L4">
      <style:paragraph-properties fo:break-before="page"/>
      <style:text-properties officeooo:rsid="009ab792" officeooo:paragraph-rsid="009af951" style:language-asian="zh" style:country-asian="CN"/>
    </style:style>
    <style:style style:name="P313" style:family="paragraph" style:parent-style-name="Text_20_body" style:list-style-name="L4">
      <style:paragraph-properties fo:break-before="page"/>
      <style:text-properties officeooo:rsid="009ab792" officeooo:paragraph-rsid="00a5ec5d" style:language-asian="zh" style:country-asian="CN"/>
    </style:style>
    <style:style style:name="P314" style:family="paragraph" style:parent-style-name="Text_20_body" style:list-style-name="L4">
      <style:paragraph-properties fo:break-before="page"/>
      <style:text-properties officeooo:rsid="009ab792" officeooo:paragraph-rsid="00ea4c1c" style:language-asian="zh" style:country-asian="CN"/>
    </style:style>
    <style:style style:name="P315" style:family="paragraph" style:parent-style-name="Text_20_body" style:list-style-name="L4">
      <style:paragraph-properties fo:break-before="page"/>
      <style:text-properties officeooo:paragraph-rsid="0056d825" style:language-asian="zh" style:country-asian="CN"/>
    </style:style>
    <style:style style:name="T1" style:family="text">
      <style:text-properties style:language-asian="zh" style:country-asian="CN"/>
    </style:style>
    <style:style style:name="T2" style:family="text">
      <style:text-properties officeooo:rsid="0030a636" style:language-asian="zh" style:country-asian="CN"/>
    </style:style>
    <style:style style:name="T3" style:family="text">
      <style:text-properties officeooo:rsid="00283268" style:language-asian="zh" style:country-asian="CN"/>
    </style:style>
    <style:style style:name="T4" style:family="text">
      <style:text-properties officeooo:rsid="00470d88" style:language-asian="zh" style:country-asian="CN"/>
    </style:style>
    <style:style style:name="T5" style:family="text">
      <style:text-properties officeooo:rsid="0048db2f" style:language-asian="zh" style:country-asian="CN"/>
    </style:style>
    <style:style style:name="T6" style:family="text">
      <style:text-properties officeooo:rsid="00494526" style:language-asian="zh" style:country-asian="CN"/>
    </style:style>
    <style:style style:name="T7" style:family="text">
      <style:text-properties officeooo:rsid="00294f77" style:language-asian="zh" style:country-asian="CN"/>
    </style:style>
    <style:style style:name="T8" style:family="text">
      <style:text-properties officeooo:rsid="00801f0b" style:language-asian="zh" style:country-asian="CN"/>
    </style:style>
    <style:style style:name="T9" style:family="text">
      <style:text-properties officeooo:rsid="0022880c" style:language-asian="zh" style:country-asian="CN"/>
    </style:style>
    <style:style style:name="T10" style:family="text">
      <style:text-properties officeooo:rsid="00962277" style:language-asian="zh" style:country-asian="CN"/>
    </style:style>
    <style:style style:name="T11" style:family="text">
      <style:text-properties officeooo:rsid="0097b497" style:language-asian="zh" style:country-asian="CN"/>
    </style:style>
    <style:style style:name="T12" style:family="text">
      <style:text-properties officeooo:rsid="00983fb4" style:language-asian="zh" style:country-asian="CN"/>
    </style:style>
    <style:style style:name="T13" style:family="text">
      <style:text-properties officeooo:rsid="0099ff37" style:language-asian="zh" style:country-asian="CN"/>
    </style:style>
    <style:style style:name="T14" style:family="text">
      <style:text-properties officeooo:rsid="0068c122" style:language-asian="zh" style:country-asian="CN"/>
    </style:style>
    <style:style style:name="T15" style:family="text">
      <style:text-properties officeooo:rsid="009d3c1c" style:language-asian="zh" style:country-asian="CN"/>
    </style:style>
    <style:style style:name="T16" style:family="text">
      <style:text-properties officeooo:rsid="009e40e3" style:language-asian="zh" style:country-asian="CN"/>
    </style:style>
    <style:style style:name="T17" style:family="text">
      <style:text-properties officeooo:rsid="0056d81b" style:language-asian="zh" style:country-asian="CN"/>
    </style:style>
    <style:style style:name="T18" style:family="text">
      <style:text-properties officeooo:rsid="009f872a" style:language-asian="zh" style:country-asian="CN"/>
    </style:style>
    <style:style style:name="T19" style:family="text">
      <style:text-properties officeooo:rsid="00a88fe2" style:language-asian="zh" style:country-asian="CN"/>
    </style:style>
    <style:style style:name="T20" style:family="text">
      <style:text-properties officeooo:rsid="00b0b46a" style:language-asian="zh" style:country-asian="CN"/>
    </style:style>
    <style:style style:name="T21" style:family="text">
      <style:text-properties officeooo:rsid="00b4b912" style:language-asian="zh" style:country-asian="CN"/>
    </style:style>
    <style:style style:name="T22" style:family="text">
      <style:text-properties officeooo:rsid="00b6d3ca" style:language-asian="zh" style:country-asian="CN"/>
    </style:style>
    <style:style style:name="T23" style:family="text">
      <style:text-properties officeooo:rsid="00be48fa" style:language-asian="zh" style:country-asian="CN"/>
    </style:style>
    <style:style style:name="T24" style:family="text">
      <style:text-properties officeooo:rsid="00e2ce0f" style:language-asian="zh" style:country-asian="CN"/>
    </style:style>
    <style:style style:name="T25" style:family="text">
      <style:text-properties officeooo:rsid="01122c9a" style:language-asian="zh" style:country-asian="CN"/>
    </style:style>
    <style:style style:name="T26" style:family="text">
      <style:text-properties officeooo:rsid="012b015a" style:language-asian="zh" style:country-asian="CN"/>
    </style:style>
    <style:style style:name="T27" style:family="text">
      <style:text-properties officeooo:rsid="01362959" style:language-asian="zh" style:country-asian="CN"/>
    </style:style>
    <style:style style:name="T28" style:family="text">
      <style:text-properties officeooo:rsid="01472b89" style:language-asian="zh" style:country-asian="CN"/>
    </style:style>
    <style:style style:name="T29" style:family="text">
      <style:text-properties officeooo:rsid="001c957a" style:language-asian="zh" style:country-asian="CN"/>
    </style:style>
    <style:style style:name="T30" style:family="text">
      <style:text-properties officeooo:rsid="015c5bc1" style:language-asian="zh" style:country-asian="CN"/>
    </style:style>
    <style:style style:name="T31" style:family="text">
      <style:text-properties officeooo:rsid="015d4690" style:language-asian="zh" style:country-asian="CN"/>
    </style:style>
    <style:style style:name="T32" style:family="text">
      <style:text-properties officeooo:rsid="016a1132" style:language-asian="zh" style:country-asian="CN"/>
    </style:style>
    <style:style style:name="T33" style:family="text">
      <style:text-properties officeooo:rsid="016f424f" style:language-asian="zh" style:country-asian="CN"/>
    </style:style>
    <style:style style:name="T34" style:family="text">
      <style:text-properties officeooo:rsid="0172e8d7" style:language-asian="zh" style:country-asian="CN"/>
    </style:style>
    <style:style style:name="T35" style:family="text">
      <style:text-properties officeooo:rsid="001c957a"/>
    </style:style>
    <style:style style:name="T36" style:family="text">
      <style:text-properties officeooo:rsid="0036edcd"/>
    </style:style>
    <style:style style:name="T37" style:family="text">
      <style:text-properties officeooo:rsid="00374857"/>
    </style:style>
    <style:style style:name="T38" style:family="text">
      <style:text-properties style:font-name="Consolas" officeooo:rsid="00410e51" style:language-asian="zh" style:country-asian="CN"/>
    </style:style>
    <style:style style:name="T39" style:family="text">
      <style:text-properties style:font-name="Consolas" officeooo:rsid="0045572d" style:language-asian="zh" style:country-asian="CN"/>
    </style:style>
    <style:style style:name="T40" style:family="text">
      <style:text-properties officeooo:rsid="0039d294"/>
    </style:style>
    <style:style style:name="T41" style:family="text">
      <style:text-properties officeooo:rsid="00294f77"/>
    </style:style>
    <style:style style:name="T42" style:family="text">
      <style:text-properties style:font-name="Times New Roman"/>
    </style:style>
    <style:style style:name="T43" style:family="text">
      <style:text-properties style:font-name="Times New Roman" style:font-name-asian="Times New Roman"/>
    </style:style>
    <style:style style:name="T44" style:family="text">
      <style:text-properties style:font-name="Times New Roman" officeooo:rsid="003c5ff1" style:font-name-asian="Times New Roman" style:language-asian="zh" style:country-asian="CN"/>
    </style:style>
    <style:style style:name="T45" style:family="text">
      <style:text-properties style:font-name="Times New Roman" style:language-asian="zh" style:country-asian="CN"/>
    </style:style>
    <style:style style:name="T46" style:family="text">
      <style:text-properties style:font-name="Times New Roman" officeooo:rsid="00410e51" style:language-asian="zh" style:country-asian="CN"/>
    </style:style>
    <style:style style:name="T47" style:family="text">
      <style:text-properties style:font-name="Times New Roman" officeooo:rsid="003e6c30" style:language-asian="zh" style:country-asian="CN"/>
    </style:style>
    <style:style style:name="T48" style:family="text">
      <style:text-properties style:font-name="Times New Roman" officeooo:rsid="003c5ff1" style:language-asian="zh" style:country-asian="CN"/>
    </style:style>
    <style:style style:name="T49" style:family="text">
      <style:text-properties style:font-name="Times New Roman" officeooo:rsid="00283268" style:language-asian="zh" style:country-asian="CN"/>
    </style:style>
    <style:style style:name="T50" style:family="text">
      <style:text-properties style:font-name="Times New Roman" officeooo:rsid="004fec24" style:language-asian="zh" style:country-asian="CN"/>
    </style:style>
    <style:style style:name="T51" style:family="text">
      <style:text-properties style:font-name="Times New Roman" officeooo:rsid="003c5ff1"/>
    </style:style>
    <style:style style:name="T52" style:family="text">
      <style:text-properties officeooo:rsid="00498d2b"/>
    </style:style>
    <style:style style:name="T53" style:family="text">
      <style:text-properties style:use-window-font-color="true" officeooo:rsid="00498d2b"/>
    </style:style>
    <style:style style:name="T54" style:family="text">
      <style:text-properties style:use-window-font-color="true" officeooo:rsid="0056d825" style:language-asian="zh" style:country-asian="CN"/>
    </style:style>
    <style:style style:name="T55" style:family="text">
      <style:text-properties style:use-window-font-color="true" officeooo:rsid="00ab77b3" style:language-asian="zh" style:country-asian="CN"/>
    </style:style>
    <style:style style:name="T56" style:family="text">
      <style:text-properties style:use-window-font-color="true" officeooo:rsid="00addab5" style:language-asian="zh" style:country-asian="CN"/>
    </style:style>
    <style:style style:name="T57" style:family="text">
      <style:text-properties officeooo:rsid="00658973"/>
    </style:style>
    <style:style style:name="T58" style:family="text">
      <style:text-properties officeooo:rsid="006a3f7d"/>
    </style:style>
    <style:style style:name="T59" style:family="text">
      <style:text-properties officeooo:rsid="00745e38"/>
    </style:style>
    <style:style style:name="T60" style:family="text">
      <style:text-properties officeooo:rsid="007746bf"/>
    </style:style>
    <style:style style:name="T61" style:family="text">
      <style:text-properties officeooo:rsid="0078392d"/>
    </style:style>
    <style:style style:name="T62" style:family="text">
      <style:text-properties officeooo:rsid="007c6803"/>
    </style:style>
    <style:style style:name="T63" style:family="text">
      <style:text-properties officeooo:rsid="00494526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style:language-asian="zh" style:country-asian="CN" style:font-style-asian="normal" style:font-style-complex="normal"/>
    </style:style>
    <style:style style:name="T66" style:family="text">
      <style:text-properties fo:font-style="normal" officeooo:rsid="00983fb4" style:language-asian="zh" style:country-asian="CN" style:font-style-asian="normal" style:font-style-complex="normal"/>
    </style:style>
    <style:style style:name="T67" style:family="text">
      <style:text-properties officeooo:rsid="008a8cd5"/>
    </style:style>
    <style:style style:name="T68" style:family="text">
      <style:text-properties officeooo:rsid="008d73f9"/>
    </style:style>
    <style:style style:name="T69" style:family="text">
      <style:text-properties officeooo:rsid="00936607"/>
    </style:style>
    <style:style style:name="T70" style:family="text">
      <style:text-properties officeooo:rsid="00aa6d0f"/>
    </style:style>
    <style:style style:name="T71" style:family="text">
      <style:text-properties officeooo:rsid="00ab77b3"/>
    </style:style>
    <style:style style:name="T72" style:family="text">
      <style:text-properties fo:color="#333333" style:font-name="Consolas"/>
    </style:style>
    <style:style style:name="T73" style:family="text">
      <style:text-properties fo:color="#333333" style:font-name="Consolas" style:language-asian="zh" style:country-asian="CN"/>
    </style:style>
    <style:style style:name="T74" style:family="text">
      <style:text-properties fo:color="#333333" style:font-name="Consolas" officeooo:rsid="0056d825" style:language-asian="zh" style:country-asian="CN"/>
    </style:style>
    <style:style style:name="T75" style:family="text">
      <style:text-properties fo:color="#333333" style:font-name="Consolas" officeooo:rsid="00ab77b3" style:language-asian="zh" style:country-asian="CN"/>
    </style:style>
    <style:style style:name="T76" style:family="text">
      <style:text-properties fo:color="#333333" style:font-name="Consolas" officeooo:rsid="00e2ce0f" style:language-asian="zh" style:country-asian="CN"/>
    </style:style>
    <style:style style:name="T77" style:family="text">
      <style:text-properties fo:color="#c44c57" style:font-name="Consolas"/>
    </style:style>
    <style:style style:name="T78" style:family="text">
      <style:text-properties officeooo:rsid="00b64ce8"/>
    </style:style>
    <style:style style:name="T79" style:family="text">
      <style:text-properties officeooo:rsid="00ba6c6b"/>
    </style:style>
    <style:style style:name="T80" style:family="text">
      <style:text-properties officeooo:rsid="00bbdb6f"/>
    </style:style>
    <style:style style:name="T81" style:family="text">
      <style:text-properties fo:font-size="12pt" fo:language="zxx" fo:country="none" style:font-name-asian="微软雅黑" style:font-size-asian="12pt" style:font-size-complex="12pt" style:language-complex="zxx" style:country-complex="none"/>
    </style:style>
    <style:style style:name="T82" style:family="text">
      <style:text-properties fo:font-size="12pt" fo:language="zxx" fo:country="none" officeooo:rsid="0022880c" style:font-name-asian="微软雅黑" style:font-size-asian="12pt" style:language-asian="zh" style:country-asian="CN" style:font-size-complex="12pt" style:language-complex="zxx" style:country-complex="none"/>
    </style:style>
    <style:style style:name="T83" style:family="text">
      <style:text-properties officeooo:rsid="00d2b182"/>
    </style:style>
    <style:style style:name="T84" style:family="text">
      <style:text-properties officeooo:rsid="00e2663c"/>
    </style:style>
    <style:style style:name="T85" style:family="text">
      <style:text-properties officeooo:rsid="00e2ce0f"/>
    </style:style>
    <style:style style:name="T86" style:family="text">
      <style:text-properties officeooo:rsid="00e30959"/>
    </style:style>
    <style:style style:name="T87" style:family="text">
      <style:text-properties officeooo:rsid="00ebef40"/>
    </style:style>
    <style:style style:name="T88" style:family="text">
      <style:text-properties officeooo:rsid="00edc1b2"/>
    </style:style>
    <style:style style:name="T89" style:family="text">
      <style:text-properties officeooo:rsid="00f31cdf"/>
    </style:style>
    <style:style style:name="T90" style:family="text">
      <style:text-properties officeooo:rsid="00f6ace4"/>
    </style:style>
    <style:style style:name="T91" style:family="text">
      <style:text-properties officeooo:rsid="00f74280"/>
    </style:style>
    <style:style style:name="T92" style:family="text">
      <style:text-properties officeooo:rsid="0086ce29"/>
    </style:style>
    <style:style style:name="T93" style:family="text">
      <style:text-properties officeooo:rsid="010a59a0"/>
    </style:style>
    <style:style style:name="T94" style:family="text">
      <style:text-properties officeooo:rsid="01106d5e"/>
    </style:style>
    <style:style style:name="T95" style:family="text">
      <style:text-properties officeooo:rsid="01155e02"/>
    </style:style>
    <style:style style:name="T96" style:family="text">
      <style:text-properties fo:language="en" fo:country="US" officeooo:rsid="011d7c9c"/>
    </style:style>
    <style:style style:name="T97" style:family="text">
      <style:text-properties fo:language="en" fo:country="US" officeooo:rsid="013a5fcc"/>
    </style:style>
    <style:style style:name="T98" style:family="text">
      <style:text-properties fo:language="en" fo:country="US" officeooo:rsid="01542a57"/>
    </style:style>
    <style:style style:name="T99" style:family="text">
      <style:text-properties fo:language="en" fo:country="US" officeooo:rsid="015f65d2"/>
    </style:style>
    <style:style style:name="T100" style:family="text">
      <style:text-properties fo:language="en" fo:country="US" officeooo:rsid="01542a57" style:language-asian="zh" style:country-asian="CN"/>
    </style:style>
    <style:style style:name="T101" style:family="text">
      <style:text-properties fo:language="en" fo:country="US" officeooo:rsid="016f00d0" style:language-asian="zh" style:country-asian="CN"/>
    </style:style>
    <style:style style:name="T102" style:family="text">
      <style:text-properties officeooo:rsid="011d7c9c"/>
    </style:style>
    <style:style style:name="T103" style:family="text">
      <style:text-properties fo:color="#3364a4" style:font-name="Consolas"/>
    </style:style>
    <style:style style:name="T104" style:family="text">
      <style:text-properties officeooo:rsid="01280f76"/>
    </style:style>
    <style:style style:name="T105" style:family="text">
      <style:text-properties officeooo:rsid="01332ee4"/>
    </style:style>
    <style:style style:name="T106" style:family="text">
      <style:text-properties officeooo:rsid="01352b8a"/>
    </style:style>
    <style:style style:name="T107" style:family="text">
      <style:text-properties officeooo:rsid="013d6a9e"/>
    </style:style>
    <style:style style:name="T108" style:family="text">
      <style:text-properties officeooo:rsid="013fe6c2"/>
    </style:style>
    <style:style style:name="T109" style:family="text">
      <style:text-properties officeooo:rsid="01465e0e"/>
    </style:style>
    <style:style style:name="T110" style:family="text">
      <style:text-properties officeooo:rsid="01472b89"/>
    </style:style>
    <style:style style:name="T111" style:family="text">
      <style:text-properties officeooo:rsid="014e90b4"/>
    </style:style>
    <style:style style:name="T112" style:family="text">
      <style:text-properties officeooo:rsid="014f1b42"/>
    </style:style>
    <style:style style:name="T113" style:family="text">
      <style:text-properties officeooo:rsid="014fb381"/>
    </style:style>
    <style:style style:name="T114" style:family="text">
      <style:text-properties officeooo:rsid="0152e4c5"/>
    </style:style>
    <style:style style:name="T115" style:family="text">
      <style:text-properties officeooo:rsid="0153c43e"/>
    </style:style>
    <style:style style:name="T116" style:family="text">
      <style:text-properties officeooo:rsid="01571d50"/>
    </style:style>
    <style:style style:name="T117" style:family="text">
      <style:text-properties officeooo:rsid="01593d54"/>
    </style:style>
    <style:style style:name="T118" style:family="text">
      <style:text-properties officeooo:rsid="015b1af2"/>
    </style:style>
    <style:style style:name="T119" style:family="text">
      <style:text-properties officeooo:rsid="015c5bc1"/>
    </style:style>
    <style:style style:name="T120" style:family="text">
      <style:text-properties officeooo:rsid="0165a3bc"/>
    </style:style>
    <style:style style:name="T121" style:family="text">
      <style:text-properties officeooo:rsid="016a1132"/>
    </style:style>
    <style:style style:name="T122" style:family="text">
      <style:text-properties officeooo:rsid="016d4c1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>
      <number:year number:style="long"/>
      <number:text>年</number:text>
      <number:month/>
      <number:text>月</number:text>
      <number:day/>
      <number:text>日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目录</text:p>
          </text:index-title>
          <text:p text:style-name="P137"><text:a xlink:type="simple" xlink:href="#__RefHeading___Toc107_1048858440" text:style-name="Index_20_Link" text:visited-style-name="Index_20_Link">第1条版本定义<text:tab/>3</text:a></text:p>
          <text:p text:style-name="P137"><text:a xlink:type="simple" xlink:href="#__RefHeading___Toc684_2087217759" text:style-name="Index_20_Link" text:visited-style-name="Index_20_Link">第2条日志<text:tab/>4</text:a></text:p>
          <text:p text:style-name="P137"><text:a xlink:type="simple" xlink:href="#__RefHeading___Toc83_2009966291" text:style-name="Index_20_Link" text:visited-style-name="Index_20_Link">第3条计划功能<text:tab/>7</text:a></text:p>
          <text:p text:style-name="P140"><text:a xlink:type="simple" xlink:href="#__RefHeading___Toc85_2009966291" text:style-name="Index_20_Link" text:visited-style-name="Index_20_Link">节3.1.正式版本目标<text:tab/>7</text:a></text:p>
          <text:p text:style-name="P140"><text:a xlink:type="simple" xlink:href="#__RefHeading___Toc87_2009966291" text:style-name="Index_20_Link" text:visited-style-name="Index_20_Link">节3.2.新增功能目标<text:tab/>7</text:a></text:p>
          <text:p text:style-name="P138"><text:a xlink:type="simple" xlink:href="#__RefHeading___Toc1531_99736836" text:style-name="Index_20_Link" text:visited-style-name="Index_20_Link">(a)Unity</text:a><text:a xlink:type="simple" xlink:href="#__RefHeading___Toc1531_99736836" text:style-name="Index_20_Link" text:visited-style-name="Index_20_Link"><text:span text:style-name="T64"> </text:span></text:a><text:a xlink:type="simple" xlink:href="#__RefHeading___Toc1531_99736836" text:style-name="Index_20_Link" text:visited-style-name="Index_20_Link"><text:span text:style-name="T64">Project</text:span></text:a><text:a xlink:type="simple" xlink:href="#__RefHeading___Toc1531_99736836" text:style-name="Index_20_Link" text:visited-style-name="Index_20_Link"><text:tab/>7</text:a></text:p>
          <text:p text:style-name="P138"><text:a xlink:type="simple" xlink:href="#__RefHeading___Toc1725_869083392" text:style-name="Index_20_Link" text:visited-style-name="Index_20_Link">(b)脚本代码<text:tab/>7</text:a></text:p>
          <text:p text:style-name="P140"><text:a xlink:type="simple" xlink:href="#__RefHeading___Toc89_2009966291" text:style-name="Index_20_Link" text:visited-style-name="Index_20_Link">节3.3.修正目标<text:tab/>7</text:a></text:p>
          <text:p text:style-name="P138"><text:a xlink:type="simple" xlink:href="#__RefHeading___Toc1727_869083392" text:style-name="Index_20_Link" text:visited-style-name="Index_20_Link">(a)Unity工程<text:tab/>7</text:a></text:p>
          <text:p text:style-name="P138"><text:a xlink:type="simple" xlink:href="#__RefHeading___Toc1729_869083392" text:style-name="Index_20_Link" text:visited-style-name="Index_20_Link">(b)脚本代码<text:tab/>7</text:a></text:p>
          <text:p text:style-name="P140"><text:a xlink:type="simple" xlink:href="#__RefHeading___Toc91_2009966291" text:style-name="Index_20_Link" text:visited-style-name="Index_20_Link">节3.4.未定义<text:tab/>8</text:a></text:p>
          <text:p text:style-name="P140"><text:a xlink:type="simple" xlink:href="#__RefHeading___Toc1054_81647745" text:style-name="Index_20_Link" text:visited-style-name="Index_20_Link">节3.5.已完成<text:tab/>8</text:a></text:p>
          <text:p text:style-name="P138"><text:a xlink:type="simple" xlink:href="#__RefHeading___Toc1533_99736836" text:style-name="Index_20_Link" text:visited-style-name="Index_20_Link">(a)Unity</text:a><text:a xlink:type="simple" xlink:href="#__RefHeading___Toc1533_99736836" text:style-name="Index_20_Link" text:visited-style-name="Index_20_Link"><text:span text:style-name="T64"> </text:span></text:a><text:a xlink:type="simple" xlink:href="#__RefHeading___Toc1533_99736836" text:style-name="Index_20_Link" text:visited-style-name="Index_20_Link"><text:span text:style-name="T64">Project</text:span></text:a><text:a xlink:type="simple" xlink:href="#__RefHeading___Toc1533_99736836" text:style-name="Index_20_Link" text:visited-style-name="Index_20_Link"><text:tab/>8</text:a></text:p>
          <text:p text:style-name="P138"><text:a xlink:type="simple" xlink:href="#__RefHeading___Toc1725_8690833921" text:style-name="Index_20_Link" text:visited-style-name="Index_20_Link">(b)脚本代码<text:tab/>8</text:a></text:p>
          <text:p text:style-name="P139"><text:a xlink:type="simple" xlink:href="#__RefHeading___Toc1056_81647745" text:style-name="Index_20_Link" text:visited-style-name="Index_20_Link"><text:s/>① 功能<text:tab/>8</text:a></text:p>
          <text:p text:style-name="P139"><text:a xlink:type="simple" xlink:href="#__RefHeading___Toc1058_81647745" text:style-name="Index_20_Link" text:visited-style-name="Index_20_Link"><text:s/>② 修正<text:tab/>8</text:a></text:p>
          <text:p text:style-name="P137"><text:a xlink:type="simple" xlink:href="#__RefHeading___Toc893_81647745" text:style-name="Index_20_Link" text:visited-style-name="Index_20_Link">第4条Unity Project<text:tab/>10</text:a></text:p>
          <text:p text:style-name="P138"><text:a xlink:type="simple" xlink:href="#__RefHeading___Toc895_81647745" text:style-name="Index_20_Link" text:visited-style-name="Index_20_Link">(a)正式版本<text:tab/>10</text:a></text:p>
          <text:p text:style-name="P138"><text:a xlink:type="simple" xlink:href="#__RefHeading___Toc113_20099662912223" text:style-name="Index_20_Link" text:visited-style-name="Index_20_Link">(b)新增<text:tab/>10</text:a></text:p>
          <text:p text:style-name="P138"><text:a xlink:type="simple" xlink:href="#__RefHeading___Toc115_20099662912324" text:style-name="Index_20_Link" text:visited-style-name="Index_20_Link">(c)修改<text:tab/>10</text:a></text:p>
          <text:p text:style-name="P137"><text:a xlink:type="simple" xlink:href="#__RefHeading___Toc897_81647745" text:style-name="Index_20_Link" text:visited-style-name="Index_20_Link">第5条脚本代码<text:tab/>12</text:a></text:p>
          <text:p text:style-name="P140"><text:a xlink:type="simple" xlink:href="#__RefHeading___Toc899_81647745" text:style-name="Index_20_Link" text:visited-style-name="Index_20_Link">节5.1.Camera_Controller<text:tab/>12</text:a></text:p>
          <text:p text:style-name="P138"><text:a xlink:type="simple" xlink:href="#__RefHeading___Toc95_2009966291" text:style-name="Index_20_Link" text:visited-style-name="Index_20_Link">(a)正式版本<text:tab/>12</text:a></text:p>
          <text:p text:style-name="P138"><text:a xlink:type="simple" xlink:href="#__RefHeading___Toc97_2009966291" text:style-name="Index_20_Link" text:visited-style-name="Index_20_Link">(b)新增功能<text:tab/>12</text:a></text:p>
          <text:p text:style-name="P138"><text:a xlink:type="simple" xlink:href="#__RefHeading___Toc99_2009966291" text:style-name="Index_20_Link" text:visited-style-name="Index_20_Link">(c)修正<text:tab/>13</text:a></text:p>
          <text:p text:style-name="P140"><text:a xlink:type="simple" xlink:href="#__RefHeading___Toc101_2009966291" text:style-name="Index_20_Link" text:visited-style-name="Index_20_Link">节5.2.Player_Controller_RTS_RPG_AstarPathfing_Project<text:tab/>16</text:a></text:p>
          <text:p text:style-name="P138"><text:a xlink:type="simple" xlink:href="#__RefHeading___Toc103_2009966291" text:style-name="Index_20_Link" text:visited-style-name="Index_20_Link">(a)正式版本<text:tab/>16</text:a></text:p>
          <text:p text:style-name="P138"><text:a xlink:type="simple" xlink:href="#__RefHeading___Toc105_2009966291" text:style-name="Index_20_Link" text:visited-style-name="Index_20_Link">(b)新增功能<text:tab/>16</text:a></text:p>
          <text:p text:style-name="P138"><text:a xlink:type="simple" xlink:href="#__RefHeading___Toc107_2009966291" text:style-name="Index_20_Link" text:visited-style-name="Index_20_Link">(c)修正<text:tab/>17</text:a></text:p>
          <text:p text:style-name="P140"><text:a xlink:type="simple" xlink:href="#__RefHeading___Toc109_2009966291" text:style-name="Index_20_Link" text:visited-style-name="Index_20_Link">节5.3.Utils_RTS_Draw.cs<text:tab/>18</text:a></text:p>
          <text:p text:style-name="P138"><text:a xlink:type="simple" xlink:href="#__RefHeading___Toc111_2009966291" text:style-name="Index_20_Link" text:visited-style-name="Index_20_Link">(a)正式版本<text:tab/>18</text:a></text:p>
          <text:p text:style-name="P138"><text:a xlink:type="simple" xlink:href="#__RefHeading___Toc113_2009966291" text:style-name="Index_20_Link" text:visited-style-name="Index_20_Link">(b)新增功能<text:tab/>18</text:a></text:p>
          <text:p text:style-name="P138"><text:a xlink:type="simple" xlink:href="#__RefHeading___Toc115_2009966291" text:style-name="Index_20_Link" text:visited-style-name="Index_20_Link">(c)修正<text:tab/>18</text:a></text:p>
          <text:p text:style-name="P140"><text:a xlink:type="simple" xlink:href="#__RefHeading___Toc901_81647745" text:style-name="Index_20_Link" text:visited-style-name="Index_20_Link">节5.4.Selectable_Unit_Controller_AstarPathfing_Project.cs<text:tab/>19</text:a></text:p>
          <text:p text:style-name="P138"><text:a xlink:type="simple" xlink:href="#__RefHeading___Toc111_200996629121" text:style-name="Index_20_Link" text:visited-style-name="Index_20_Link">(a)正式版本<text:tab/>19</text:a></text:p>
          <text:p text:style-name="P138"><text:a xlink:type="simple" xlink:href="#__RefHeading___Toc113_200996629122" text:style-name="Index_20_Link" text:visited-style-name="Index_20_Link">(b)新增功能<text:tab/>19</text:a></text:p>
          <text:p text:style-name="P138"><text:a xlink:type="simple" xlink:href="#__RefHeading___Toc115_200996629123" text:style-name="Index_20_Link" text:visited-style-name="Index_20_Link">(c)修正<text:tab/>19</text:a></text:p>
          <text:p text:style-name="P140"><text:a xlink:type="simple" xlink:href="#__RefHeading___Toc1060_81647745" text:style-name="Index_20_Link" text:visited-style-name="Index_20_Link">节5.5. Public_Functions.cs<text:tab/>20</text:a></text:p>
          <text:p text:style-name="P138"><text:a xlink:type="simple" xlink:href="#__RefHeading___Toc111_20099662912130" text:style-name="Index_20_Link" text:visited-style-name="Index_20_Link">(a)正式版本<text:tab/>20</text:a></text:p>
          <text:p text:style-name="P138"><text:a xlink:type="simple" xlink:href="#__RefHeading___Toc113_20099662912231" text:style-name="Index_20_Link" text:visited-style-name="Index_20_Link">(b)新增功能<text:tab/>20</text:a></text:p>
          <text:p text:style-name="P138"><text:a xlink:type="simple" xlink:href="#__RefHeading___Toc115_20099662912332" text:style-name="Index_20_Link" text:visited-style-name="Index_20_Link">(c)修正<text:tab/>20</text:a></text:p>
          <text:p text:style-name="P140"><text:a xlink:type="simple" xlink:href="#__RefHeading___Toc2150_1894085766" text:style-name="Index_20_Link" text:visited-style-name="Index_20_Link">节5.6.AIPath_For_Rigidbody_From_AstarPathfindingProject.cs<text:tab/>21</text:a></text:p>
          <text:p text:style-name="P138"><text:a xlink:type="simple" xlink:href="#__RefHeading___Toc111_200996629121301" text:style-name="Index_20_Link" text:visited-style-name="Index_20_Link">(a)正式版本<text:tab/>21</text:a></text:p>
          <text:p text:style-name="P138"><text:a xlink:type="simple" xlink:href="#__RefHeading___Toc113_200996629122311" text:style-name="Index_20_Link" text:visited-style-name="Index_20_Link">(b)新增功能<text:tab/>21</text:a></text:p>
          <text:p text:style-name="P138"><text:a xlink:type="simple" xlink:href="#__RefHeading___Toc115_200996629123321" text:style-name="Index_20_Link" text:visited-style-name="Index_20_Link">(c)修正<text:tab/>21</text:a></text:p>
          <text:p text:style-name="P140"><text:a xlink:type="simple" xlink:href="#__RefHeading___Toc2446_1293489740" text:style-name="Index_20_Link" text:visited-style-name="Index_20_Link">节5.7. Enemy_Controller_AstarPathfinding_Project.cs<text:tab/>22</text:a></text:p>
          <text:p text:style-name="P138"><text:a xlink:type="simple" xlink:href="#__RefHeading___Toc111_2009966291213011" text:style-name="Index_20_Link" text:visited-style-name="Index_20_Link">(a)正式版本<text:tab/>22</text:a></text:p>
          <text:p text:style-name="P138"><text:soft-page-break/><text:a xlink:type="simple" xlink:href="#__RefHeading___Toc113_2009966291223111" text:style-name="Index_20_Link" text:visited-style-name="Index_20_Link">(b)新增功能<text:tab/>22</text:a></text:p>
          <text:p text:style-name="P138"><text:a xlink:type="simple" xlink:href="#__RefHeading___Toc115_2009966291233211" text:style-name="Index_20_Link" text:visited-style-name="Index_20_Link">(c)修正<text:tab/>22</text:a></text:p>
          <text:p text:style-name="P140"><text:a xlink:type="simple" xlink:href="#__RefHeading___Toc2448_1293489740" text:style-name="Index_20_Link" text:visited-style-name="Index_20_Link">节5.8.Customer_Camera_Inspector<text:tab/>23</text:a></text:p>
          <text:p text:style-name="P138"><text:a xlink:type="simple" xlink:href="#__RefHeading___Toc111_20099662912130111" text:style-name="Index_20_Link" text:visited-style-name="Index_20_Link">(a)正式版本<text:tab/>23</text:a></text:p>
          <text:p text:style-name="P138"><text:a xlink:type="simple" xlink:href="#__RefHeading___Toc113_20099662912231111" text:style-name="Index_20_Link" text:visited-style-name="Index_20_Link">(b)新增功能<text:tab/>23</text:a></text:p>
          <text:p text:style-name="P138"><text:a xlink:type="simple" xlink:href="#__RefHeading___Toc115_20099662912332111" text:style-name="Index_20_Link" text:visited-style-name="Index_20_Link">(c)修正<text:tab/>23</text:a></text:p>
          <text:p text:style-name="P140"><text:a xlink:type="simple" xlink:href="#__RefHeading___Toc2912_1062211233" text:style-name="Index_20_Link" text:visited-style-name="Index_20_Link">节5.9. (Script Name)<text:tab/>24</text:a></text:p>
          <text:p text:style-name="P138"><text:a xlink:type="simple" xlink:href="#__RefHeading___Toc111_200996629121301111" text:style-name="Index_20_Link" text:visited-style-name="Index_20_Link">(a)正式版本<text:tab/>24</text:a></text:p>
          <text:p text:style-name="P138"><text:a xlink:type="simple" xlink:href="#__RefHeading___Toc113_200996629122311111" text:style-name="Index_20_Link" text:visited-style-name="Index_20_Link">(b)新增功能<text:tab/>24</text:a></text:p>
          <text:p text:style-name="P138"><text:a xlink:type="simple" xlink:href="#__RefHeading___Toc115_200996629123321111" text:style-name="Index_20_Link" text:visited-style-name="Index_20_Link">(c)修正<text:tab/>24</text:a></text:p>
        </text:index-body>
      </text:table-of-content>
      <text:p text:style-name="Standard"/>
      <text:p text:style-name="P1"/>
      <text:h text:style-name="P141" text:outline-level="1"><text:bookmark-start text:name="__RefHeading___Toc107_1048858440"/>版本定义<text:bookmark-end text:name="__RefHeading___Toc107_1048858440"/></text:h>
      <text:p text:style-name="P25"/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25">0.</text:p>
          </table:table-cell>
          <table:table-cell table:style-name="表格1.A1" office:value-type="string">
            <text:p text:style-name="P25">0<text:span text:style-name="T1">.</text:span></text:p>
          </table:table-cell>
          <table:table-cell table:style-name="表格1.C1" office:value-type="string">
            <text:p text:style-name="P25">0</text:p>
          </table:table-cell>
        </table:table-row>
        <table:table-row>
          <table:table-cell table:style-name="表格1.A2" office:value-type="string">
            <text:p text:style-name="P25">正式版本</text:p>
          </table:table-cell>
          <table:table-cell table:style-name="表格1.A2" office:value-type="string">
            <text:p text:style-name="P25">新功能</text:p>
          </table:table-cell>
          <table:table-cell table:style-name="表格1.C2" office:value-type="string">
            <text:p text:style-name="P25">修改功能块、修正bug</text:p>
          </table:table-cell>
        </table:table-row>
      </table:table>
      <text:p text:style-name="P25"/>
      <text:p text:style-name="P25">涉及修改已存运行正常代码时需另立版本</text:p>
      <text:p text:style-name="P25"/>
      <text:h text:style-name="P141" text:outline-level="1"><text:bookmark-start text:name="__RefHeading___Toc684_2087217759"/>日志<text:bookmark-end text:name="__RefHeading___Toc684_2087217759"/></text:h>
      <table:table table:name="表格11" table:style-name="表格11">
        <table:table-column table:style-name="表格11.A"/>
        <table:table-column table:style-name="表格11.B"/>
        <table:table-row>
          <table:table-cell table:style-name="表格11.A1" table:number-columns-spanned="2" office:value-type="string">
            <text:p text:style-name="P52">正在更新备忘</text:p>
          </table:table-cell>
          <table:covered-table-cell/>
        </table:table-row>
        <table:table-row>
          <table:table-cell table:style-name="表格11.A2" office:value-type="string">
            <text:p text:style-name="P136"><text:span text:style-name="T68">Unity </text:span><text:span text:style-name="T13">Project</text:span></text:p>
          </table:table-cell>
          <table:table-cell table:style-name="表格11.B2" office:value-type="string">
            <text:list xml:id="list5873114817068355905" text:style-name="L1">
              <text:list-item>
                <text:p text:style-name="P258"/>
              </text:list-item>
            </text:list>
          </table:table-cell>
        </table:table-row>
        <table:table-row>
          <table:table-cell table:style-name="表格11.A2" office:value-type="string">
            <text:p text:style-name="P136">脚本</text:p>
          </table:table-cell>
          <table:table-cell table:style-name="表格11.B2" office:value-type="string">
            <text:list xml:id="list8555730339353051532" text:style-name="L2">
              <text:list-item>
                <text:p text:style-name="P259">修改Player_Controller下落动画，与puppetmaster的下落结合</text:p>
              </text:list-item>
              <text:list-item>
                <text:p text:style-name="P181">找出并修正<text:span text:style-name="T116">Camera_Controller的一些错误，例如</text:span></text:p>
                <text:list>
                  <text:list-item>
                    <text:p text:style-name="P182">相机不指定玩家跟随时是怎么检测鼠标并旋转的</text:p>
                  </text:list-item>
                  <text:list-item>
                    <text:p text:style-name="P182">rpg选择鼠标中键旋转但Y轴方向无效</text:p>
                  </text:list-item>
                  <text:list-item>
                    <text:p text:style-name="P181">增加<text:span text:style-name="T117">puppetmast后，玩家倒下和下落时挡到ray相机乱抖</text:span></text:p>
                  </text:list-item>
                </text:list>
              </text:list-item>
            </text:list>
          </table:table-cell>
        </table:table-row>
      </table:table>
      <text:p text:style-name="P29"/>
      <table:table table:name="表格13" table:style-name="表格13">
        <table:table-column table:style-name="表格13.A"/>
        <table:table-column table:style-name="表格13.B"/>
        <table:table-column table:style-name="表格13.C"/>
        <table:table-row>
          <table:table-cell table:style-name="表格13.A1" office:value-type="string">
            <text:p text:style-name="P53">更新日期</text:p>
          </table:table-cell>
          <table:table-cell table:style-name="表格13.A1" office:value-type="string">
            <text:p text:style-name="P90">项目版本</text:p>
          </table:table-cell>
          <table:table-cell table:style-name="表格13.C1" office:value-type="string">
            <text:p text:style-name="P53">更新内容</text:p>
          </table:table-cell>
        </table:table-row>
        <table:table-row>
          <table:table-cell table:style-name="表格13.A2" office:value-type="string">
            <text:p text:style-name="P99"><text:date style:data-style-name="N76" text:date-value="2017-02-07T20:59:37.942000050" text:fixed="true">2017年2月7日</text:date></text:p>
          </table:table-cell>
          <table:table-cell table:style-name="表格13.A2" office:value-type="string">
            <text:p text:style-name="P99"/>
          </table:table-cell>
          <table:table-cell table:style-name="表格13.C2" office:value-type="string">
            <text:list xml:id="list1054205478082986789" text:style-name="L3">
              <text:list-item>
                <text:p text:style-name="P305">CameraFunctions.cs</text:p>
                <text:list>
                  <text:list-item>
                    <text:p text:style-name="P268">0.2a00.0</text:p>
                  </text:list-item>
                  <text:list-item>
                    <text:p text:style-name="P268">0.0.2b00</text:p>
                  </text:list-item>
                </text:list>
              </text:list-item>
              <text:list-item>
                <text:p text:style-name="P305">Player_Camera_Controller_RTS_RPG.<text:span text:style-name="T6">cs</text:span></text:p>
                <text:list>
                  <text:list-item>
                    <text:p text:style-name="P268">0.1a00.0</text:p>
                  </text:list-item>
                  <text:list-item>
                    <text:p text:style-name="P268">0.0.2b0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99"><text:date style:data-style-name="N76" text:date-value="2017-02-08T17:05:11.974999727" text:fixed="true">2017年2月8日</text:date></text:p>
          </table:table-cell>
          <table:table-cell table:style-name="表格13.A2" office:value-type="string">
            <text:p text:style-name="P99"/>
          </table:table-cell>
          <table:table-cell table:style-name="表格13.C2" office:value-type="string">
            <text:list xml:id="list391781762843382577" text:style-name="L4">
              <text:list-item>
                <text:p text:style-name="P306">CameraFunctions.cs</text:p>
                <text:list>
                  <text:list-item>
                    <text:p text:style-name="P143"><text:span text:style-name="T5">0.3a0</text:span>0<text:span text:style-name="T5">.0</text:span></text:p>
                  </text:list-item>
                </text:list>
              </text:list-item>
              <text:list-item>
                <text:p text:style-name="P287">Player_Camera_Controller_RTS_RPG.<text:span text:style-name="T6">cs</text:span></text:p>
                <text:list>
                  <text:list-item>
                    <text:p text:style-name="P227">0.0.2b01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101"><text:date style:data-style-name="N76" text:date-value="2017-02-10T20:15:28.958000242" text:fixed="true">2017年2月10日</text:date></text:p>
          </table:table-cell>
          <table:table-cell table:style-name="表格13.A2" office:value-type="string">
            <text:p text:style-name="P101"/>
          </table:table-cell>
          <table:table-cell table:style-name="表格13.C2" office:value-type="string">
            <text:list xml:id="list21342863116938" text:continue-numbering="true" text:style-name="L4">
              <text:list-item>
                <text:p text:style-name="P307">Player_Camera_Controller_RTS_RPG.<text:span text:style-name="T6">cs</text:span></text:p>
                <text:list>
                  <text:list-item>
                    <text:p text:style-name="P228">0.2a01.0</text:p>
                  </text:list-item>
                </text:list>
              </text:list-item>
              <text:list-item>
                <text:p text:style-name="P229">Selectable_Unit_Controller.cs</text:p>
                <text:list>
                  <text:list-item>
                    <text:p text:style-name="P230">0.1a00.0</text:p>
                  </text:list-item>
                </text:list>
              </text:list-item>
              <text:list-item>
                <text:p text:style-name="P229">Utils_RTS_Draw.cs</text:p>
                <text:list>
                  <text:list-item>
                    <text:p text:style-name="P231">0.1a00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107"><text:date style:data-style-name="N76" text:date-value="2017-02-12T21:05:36.189000145" text:fixed="true">2017年2月12日</text:date></text:p>
          </table:table-cell>
          <table:table-cell table:style-name="表格13.A2" office:value-type="string">
            <text:p text:style-name="P107"/>
          </table:table-cell>
          <table:table-cell table:style-name="表格13.C2" office:value-type="string">
            <text:list xml:id="list21341650129070" text:continue-numbering="true" text:style-name="L4">
              <text:list-item>
                <text:p text:style-name="P308">Player_Camera_Controller_RTS_RPG.<text:span text:style-name="T63">cs</text:span></text:p>
                <text:list>
                  <text:list-item>
                    <text:p text:style-name="P183">0.3a00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101"><text:date style:data-style-name="N76" text:date-value="2017-02-18T09:38:01.693999702" text:fixed="true" text:date-adjust="-PT24H00M00S">2017年2月17日</text:date></text:p>
          </table:table-cell>
          <table:table-cell table:style-name="表格13.A2" office:value-type="string">
            <text:p text:style-name="P101"/>
          </table:table-cell>
          <table:table-cell table:style-name="表格13.C2" office:value-type="string">
            <text:list xml:id="list21342162826998" text:continue-numbering="true" text:style-name="L4">
              <text:list-item>
                <text:p text:style-name="P311">Unity Project</text:p>
                <text:list>
                  <text:list-item>
                    <text:p text:style-name="P269">0.1a00.0</text:p>
                  </text:list-item>
                </text:list>
              </text:list-item>
              <text:list-item>
                <text:p text:style-name="P312">CameraFunctions.cs</text:p>
                <text:list>
                  <text:list-item>
                    <text:p text:style-name="P184">0.3a01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101"><text:date style:data-style-name="N76" text:date-value="2017-02-18T09:39:41.903999811" text:fixed="true">2017年2月18日</text:date></text:p>
          </table:table-cell>
          <table:table-cell table:style-name="表格13.A2" office:value-type="string">
            <text:p text:style-name="P101"/>
          </table:table-cell>
          <table:table-cell table:style-name="表格13.C2" office:value-type="string">
            <text:list xml:id="list21341229654311" text:continue-numbering="true" text:style-name="L4">
              <text:list-item>
                <text:p text:style-name="P313">Unity Project</text:p>
                <text:list>
                  <text:list-item>
                    <text:p text:style-name="P270"><text:soft-page-break/>0.2a00.1b00</text:p>
                  </text:list-item>
                </text:list>
              </text:list-item>
              <text:list-item>
                <text:p text:style-name="P309">Player_Camera_Controller_RTS_RPG.<text:span text:style-name="T63">cs</text:span></text:p>
                <text:list>
                  <text:list-item>
                    <text:p text:style-name="P270">0.4a00.0</text:p>
                  </text:list-item>
                </text:list>
              </text:list-item>
              <text:list-item>
                <text:p text:style-name="P309">CameraFunctions.cs</text:p>
                <text:list>
                  <text:list-item>
                    <text:p text:style-name="P270">0.4a00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114"><text:date style:data-style-name="N76" text:date-value="2017-02-24T13:57:42.525000306" text:fixed="true" text:date-adjust="-PT96H00M00S">2017年2月20日</text:date></text:p>
          </table:table-cell>
          <table:table-cell table:style-name="表格13.A2" office:value-type="string">
            <text:p text:style-name="P114"/>
          </table:table-cell>
          <table:table-cell table:style-name="表格13.C2" office:value-type="string">
            <text:list xml:id="list21342391688082" text:continue-numbering="true" text:style-name="L4">
              <text:list-item>
                <text:p text:style-name="P315">更改了版本定义</text:p>
              </text:list-item>
              <text:list-item>
                <text:p text:style-name="P272">完成了新的RPG控制方式</text:p>
              </text:list-item>
              <text:list-item>
                <text:p text:style-name="P314">Unity Project</text:p>
                <text:list>
                  <text:list-item>
                    <text:p text:style-name="P271">0.3.0</text:p>
                  </text:list-item>
                </text:list>
              </text:list-item>
              <text:list-item>
                <text:p text:style-name="P310">Player_Camera_Controller_RTS_RPG.<text:span text:style-name="T63">cs</text:span></text:p>
                <text:list>
                  <text:list-item>
                    <text:p text:style-name="P271">0.5.0</text:p>
                  </text:list-item>
                </text:list>
              </text:list-item>
              <text:list-item>
                <text:p text:style-name="P273">CameraFunctions.cs</text:p>
                <text:list>
                  <text:list-item>
                    <text:p text:style-name="P273">0.5.4</text:p>
                  </text:list-item>
                </text:list>
              </text:list-item>
              <text:list-item>
                <text:p text:style-name="P273">Public_<text:span text:style-name="T87">Function.cs</text:span></text:p>
                <text:list>
                  <text:list-item>
                    <text:p text:style-name="P274">0.<text:span text:style-name="T88">2</text:span>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101"><text:date style:data-style-name="N76" text:date-value="2017-02-24T13:57:57.364000235" text:fixed="true" text:date-adjust="-PT24H00M00S">2017年2月23日</text:date></text:p>
          </table:table-cell>
          <table:table-cell table:style-name="表格13.A2" office:value-type="string">
            <text:p text:style-name="P101"/>
          </table:table-cell>
          <table:table-cell table:style-name="表格13.C2" office:value-type="string">
            <text:list xml:id="list21342711448018" text:continue-numbering="true" text:style-name="L4">
              <text:list-item>
                <text:p text:style-name="P263">增加了RTS模式下的鼠标点击寻路功能</text:p>
              </text:list-item>
              <text:list-item>
                <text:p text:style-name="P224">Unity Project</text:p>
                <text:list>
                  <text:list-item>
                    <text:p text:style-name="P224">0.4.2</text:p>
                  </text:list-item>
                </text:list>
              </text:list-item>
              <text:list-item>
                <text:p text:style-name="P263">Player_Camera_Controller_RTS_RPG.<text:span text:style-name="T63">cs</text:span></text:p>
                <text:list>
                  <text:list-item>
                    <text:p text:style-name="P224">0.0.3</text:p>
                  </text:list-item>
                </text:list>
              </text:list-item>
              <text:list-item>
                <text:p text:style-name="P224">CameraFunctions.cs</text:p>
                <text:list>
                  <text:list-item>
                    <text:p text:style-name="P224">0.0.5</text:p>
                  </text:list-item>
                </text:list>
              </text:list-item>
              <text:list-item>
                <text:p text:style-name="P224">Public_<text:span text:style-name="T87">Function.cs</text:span></text:p>
                <text:list>
                  <text:list-item>
                    <text:p text:style-name="P224">0.<text:span text:style-name="T88">2</text:span>.0</text:p>
                  </text:list-item>
                </text:list>
              </text:list-item>
              <text:list-item>
                <text:p text:style-name="P263">Selectable_Unit_Controller.cs</text:p>
                <text:list>
                  <text:list-item>
                    <text:p text:style-name="P185">0.2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Table_20_Contents"><text:date style:data-style-name="N76" text:date-value="2017-02-25T19:43:27.451999839" text:fixed="true">2017年2月25日</text:date></text:p>
          </table:table-cell>
          <table:table-cell table:style-name="表格13.A2" office:value-type="string">
            <text:p text:style-name="Table_20_Contents"/>
          </table:table-cell>
          <table:table-cell table:style-name="表格13.C2" office:value-type="string">
            <text:list xml:id="list21341354550668" text:continue-numbering="true" text:style-name="L4">
              <text:list-item>
                <text:p text:style-name="P263">AIPath_For_Rigidbody_From_AstarPathfindingProject.cs</text:p>
                <text:list>
                  <text:list-item>
                    <text:p text:style-name="P225">0.1.0</text:p>
                  </text:list-item>
                </text:list>
              </text:list-item>
              <text:list-item>
                <text:p text:style-name="P225">Selectable_Unit_Controller.cs</text:p>
                <text:list>
                  <text:list-item>
                    <text:p text:style-name="P186">0.3.<text:span text:style-name="T94">1</text:span></text:p>
                  </text:list-item>
                </text:list>
              </text:list-item>
              <text:list-item>
                <text:p text:style-name="P264">Player_Camera_Controller_RTS_RPG.<text:span text:style-name="T63">cs</text:span></text:p>
                <text:list>
                  <text:list-item>
                    <text:p text:style-name="P187">0.0.4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101"><text:date style:data-style-name="N76" text:date-value="2017-02-28T01:43:13.444999773" text:fixed="true">2017年2月28日</text:date></text:p>
          </table:table-cell>
          <table:table-cell table:style-name="表格13.A2" office:value-type="string">
            <text:p text:style-name="P101"/>
          </table:table-cell>
          <table:table-cell table:style-name="表格13.C2" office:value-type="string">
            <text:list xml:id="list21341816195625" text:continue-numbering="true" text:style-name="L4">
              <text:list-item>
                <text:p text:style-name="P265">Selectable_Unit_Controller.cs</text:p>
                <text:list>
                  <text:list-item>
                    <text:p text:style-name="P188">0.0.2</text:p>
                  </text:list-item>
                </text:list>
              </text:list-item>
              <text:list-item>
                <text:p text:style-name="P260">AIPath_For_Rigidbody_From_AstarPathfindingProject.cs</text:p>
                <text:list>
                  <text:list-item>
                    <text:p text:style-name="P189"><text:soft-page-break/>0.0.1</text:p>
                  </text:list-item>
                </text:list>
              </text:list-item>
              <text:list-item>
                <text:p text:style-name="P189">CameraFunctions.cs</text:p>
                <text:list>
                  <text:list-item>
                    <text:p text:style-name="P189">0.6.6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101"><text:date style:data-style-name="N76" text:date-value="2017-03-08T00:01:10.867999736" text:fixed="true" text:date-adjust="-PT120H00M00S">2017年3月3日</text:date></text:p>
          </table:table-cell>
          <table:table-cell table:style-name="表格13.A2" office:value-type="string">
            <text:p text:style-name="P130">Unity Project</text:p>
            <text:p text:style-name="P130">0.4.3</text:p>
          </table:table-cell>
          <table:table-cell table:style-name="表格13.C2" office:value-type="string">
            <text:list xml:id="list21341507138619" text:continue-numbering="true" text:style-name="L4">
              <text:list-item>
                <text:p text:style-name="P261">AIPath_For_Rigidbody_From_AstarPathfindingProject.cs</text:p>
                <text:list>
                  <text:list-item>
                    <text:p text:style-name="P190">0.0.<text:span text:style-name="T104">2</text:span></text:p>
                  </text:list-item>
                </text:list>
              </text:list-item>
              <text:list-item>
                <text:p text:style-name="P191">CameraFunctions.cs</text:p>
                <text:list>
                  <text:list-item>
                    <text:p text:style-name="P191">0.0.7</text:p>
                  </text:list-item>
                </text:list>
              </text:list-item>
              <text:list-item>
                <text:p text:style-name="P193">Player_Camera_Controller_RTS_RPG_AstarPathfing_Project.cs</text:p>
                <text:list>
                  <text:list-item>
                    <text:p text:style-name="P193">0.0.5</text:p>
                  </text:list-item>
                </text:list>
              </text:list-item>
              <text:list-item>
                <text:p text:style-name="P195">Selectable_Unit_Controller_AstarPathfing_Project.cs</text:p>
                <text:list>
                  <text:list-item>
                    <text:p text:style-name="P195">0.0.3</text:p>
                  </text:list-item>
                </text:list>
              </text:list-item>
              <text:list-item>
                <text:p text:style-name="P197">Enemy_Controller_AstarPathfinding_Project.cs</text:p>
                <text:list>
                  <text:list-item>
                    <text:p text:style-name="P197">0.1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101"><text:date style:data-style-name="N76" text:date-value="2017-03-08T00:01:36.851999941" text:fixed="true">2017年3月8日</text:date></text:p>
          </table:table-cell>
          <table:table-cell table:style-name="表格13.A2" office:value-type="string">
            <text:p text:style-name="P132">Unity Project</text:p>
            <text:p text:style-name="P131">0.4.<text:span text:style-name="T107">4</text:span></text:p>
          </table:table-cell>
          <table:table-cell table:style-name="表格13.C2" office:value-type="string">
            <text:list xml:id="list21341944593921" text:continue-numbering="true" text:style-name="L4">
              <text:list-item>
                <text:p text:style-name="P262">Camera_<text:span text:style-name="T109">Controller</text:span>.cs</text:p>
                <text:list>
                  <text:list-item>
                    <text:p text:style-name="P192">0.0.8</text:p>
                  </text:list-item>
                </text:list>
              </text:list-item>
              <text:list-item>
                <text:p text:style-name="P194">Player_Controller_RTS_RPG_AstarPathfing_Project.cs</text:p>
                <text:list>
                  <text:list-item>
                    <text:p text:style-name="P194">0.0.6</text:p>
                  </text:list-item>
                </text:list>
              </text:list-item>
              <text:list-item>
                <text:p text:style-name="P196">Selectable_Unit_Controller_AstarPathfing_Project.cs</text:p>
                <text:list>
                  <text:list-item>
                    <text:p text:style-name="P196">0.0.4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101"><text:date style:data-style-name="N76" text:date-value="2017-03-15T20:31:05.592999849" text:fixed="true" text:date-adjust="-PT24H00M00S">2017年3月14日</text:date></text:p>
          </table:table-cell>
          <table:table-cell table:style-name="表格13.A2" office:value-type="string">
            <text:p text:style-name="P132">Unity Project</text:p>
            <text:p text:style-name="Table_20_Contents">0.<text:span text:style-name="T114">4</text:span>.5</text:p>
          </table:table-cell>
          <table:table-cell table:style-name="表格13.C2" office:value-type="string">
            <text:list xml:id="list21340790710575" text:continue-numbering="true" text:style-name="L4">
              <text:list-item>
                <text:p text:style-name="P263">Camera_<text:span text:style-name="T109">Controller</text:span>.cs</text:p>
                <text:list>
                  <text:list-item>
                    <text:p text:style-name="P224">0.<text:span text:style-name="T112">0</text:span>.<text:span text:style-name="T112">9</text:span></text:p>
                  </text:list-item>
                </text:list>
              </text:list-item>
              <text:list-item>
                <text:p text:style-name="P224">Player_Controller_RTS_RPG_AstarPathfing_Project.cs</text:p>
                <text:list>
                  <text:list-item>
                    <text:p text:style-name="P224">0.<text:span text:style-name="T113">6</text:span>.6</text:p>
                  </text:list-item>
                </text:list>
              </text:list-item>
              <text:list-item>
                <text:p text:style-name="P224">Selectable_Unit_Controller_AstarPathfing_Project.cs</text:p>
                <text:list>
                  <text:list-item>
                    <text:p text:style-name="P224">0.4.4</text:p>
                  </text:list-item>
                </text:list>
              </text:list-item>
              <text:list-item>
                <text:p text:style-name="P263">AIPath_For_Rigidbody_From_AstarPathfindingProject</text:p>
                <text:list>
                  <text:list-item>
                    <text:p text:style-name="P242">0.2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101"><text:date style:data-style-name="N76" text:date-value="2017-03-19T23:30:44.937000190" text:fixed="true">2017年3月19日</text:date></text:p>
          </table:table-cell>
          <table:table-cell table:style-name="表格13.A2" office:value-type="string">
            <text:p text:style-name="P132">Unity Project</text:p>
            <text:p text:style-name="P133">0.<text:span text:style-name="T115">5</text:span>.<text:span text:style-name="T115">5</text:span></text:p>
          </table:table-cell>
          <table:table-cell table:style-name="表格13.C2" office:value-type="string">
            <text:list xml:id="list21341382011251" text:continue-numbering="true" text:style-name="L4">
              <text:list-item>
                <text:p text:style-name="P263">Camera_<text:span text:style-name="T109">Controller</text:span>.cs</text:p>
                <text:list>
                  <text:list-item>
                    <text:p text:style-name="P224">0.<text:span text:style-name="T112">0</text:span>.<text:span text:style-name="T98">10</text:span></text:p>
                  </text:list-item>
                </text:list>
              </text:list-item>
              <text:list-item>
                <text:p text:style-name="P224">Customer_Camera_Inspector</text:p>
                <text:list>
                  <text:list-item>
                    <text:p text:style-name="P224">0.1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101"><text:date style:data-style-name="N76" text:date-value="2017-03-24T02:13:40.763000193">2017年3月24日</text:date></text:p>
          </table:table-cell>
          <table:table-cell table:style-name="表格13.A2" office:value-type="string">
            <text:p text:style-name="P132">Unity Project</text:p>
            <text:p text:style-name="P254">0.5.6</text:p>
          </table:table-cell>
          <table:table-cell table:style-name="表格13.C2" office:value-type="string">
            <text:list xml:id="list21341551708943" text:continue-numbering="true" text:style-name="L4">
              <text:list-item>
                <text:p text:style-name="P266">Camera_<text:span text:style-name="T109">Controller</text:span>.cs</text:p>
                <text:list>
                  <text:list-item>
                    <text:p text:style-name="P226">0.<text:span text:style-name="T112">0</text:span>.<text:span text:style-name="T98">1</text:span><text:span text:style-name="T101">1</text:span></text:p>
                  </text:list-item>
                </text:list>
              </text:list-item>
              <text:list-item>
                <text:p text:style-name="P226">Customer_Camera_Inspector</text:p>
                <text:list>
                  <text:list-item>
                    <text:p text:style-name="P226">0.<text:span text:style-name="T33">0</text:span>.<text:span text:style-name="T33">1</text:span></text:p>
                  </text:list-item>
                </text:list>
              </text:list-item>
              <text:list-item>
                <text:p text:style-name="P224">Player_Controller_RTS_RPG_AstarPathfing_Project</text:p>
                <text:list>
                  <text:list-item>
                    <text:p text:style-name="P267"><text:span text:style-name="T30">0.</text:span><text:span text:style-name="T1">0.</text:span><text:span text:style-name="T34">8</text:span></text:p>
                  </text:list-item>
                </text:list>
              </text:list-item>
              <text:list-item>
                <text:p text:style-name="P224"><text:span text:style-name="T30">Customer_Player_Controller_RTS_RPG_AstarPathfing_P</text:span><text:span text:style-name="T31">r</text:span><text:span text:style-name="T30">oject_Inspector</text:span></text:p>
                <text:list>
                  <text:list-item>
                    <text:p text:style-name="P257"><text:span text:style-name="T30">0.</text:span><text:span text:style-name="T1">1.0</text:span>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101"><text:date style:data-style-name="N76" text:date-value="2017-03-24T02:13:40.763000193">2017年3月24日</text:date></text:p>
          </table:table-cell>
          <table:table-cell table:style-name="表格13.A2" office:value-type="string">
            <text:p text:style-name="P132">Unity Project</text:p>
            <text:p text:style-name="P133"/>
          </table:table-cell>
          <table:table-cell table:style-name="表格13.C2" office:value-type="string">
            <text:list xml:id="list21341295091822" text:continue-numbering="true" text:style-name="L4">
              <text:list-item>
                <text:p text:style-name="P263"/>
              </text:list-item>
            </text:list>
          </table:table-cell>
        </table:table-row>
      </table:table>
      <text:p text:style-name="P5"><text:soft-page-break/></text:p>
      <text:h text:style-name="P141" text:outline-level="1"><text:bookmark-start text:name="__RefHeading___Toc83_2009966291"/><text:span text:style-name="T1">计划</text:span>功能<text:bookmark-end text:name="__RefHeading___Toc83_2009966291"/></text:h>
      <text:p text:style-name="P28"/>
      <text:h text:style-name="P168" text:outline-level="2"><text:bookmark-start text:name="__RefHeading___Toc85_2009966291"/>正式版本目标<text:bookmark-end text:name="__RefHeading___Toc85_2009966291"/></text:h>
      <text:list xml:id="list8889069598392934720" text:style-name="L5">
        <text:list-item>
          <text:p text:style-name="P288"/>
        </text:list-item>
      </text:list>
      <text:h text:style-name="P169" text:outline-level="2"><text:bookmark-start text:name="__RefHeading___Toc87_2009966291"/>新增功能目标<text:bookmark-end text:name="__RefHeading___Toc87_2009966291"/></text:h>
      <text:h text:style-name="P151" text:outline-level="3"><text:bookmark-start text:name="__RefHeading___Toc1531_99736836"/>Unity<text:span text:style-name="T64"> </text:span><text:span text:style-name="T66">Project</text:span><text:bookmark-end text:name="__RefHeading___Toc1531_99736836"/></text:h>
      <text:list xml:id="list3987968531875247403" text:style-name="L6">
        <text:list-item>
          <text:p text:style-name="P275">增加IK</text:p>
        </text:list-item>
      </text:list>
      <text:h text:style-name="Heading_20_3" text:outline-level="3"><text:bookmark-start text:name="__RefHeading___Toc1725_869083392"/>脚本代码<text:bookmark-end text:name="__RefHeading___Toc1725_869083392"/></text:h>
      <text:list xml:id="list1427113778167904661" text:style-name="L7">
        <text:list-item>
          <text:p text:style-name="P276">单击，区域选择使用布尔值变量做成选择性开启</text:p>
        </text:list-item>
        <text:list-item>
          <text:p text:style-name="P290"><text:span text:style-name="T103">Selectable_Unit_Controller</text:span> 在RPG模式开启时应释放当前路径</text:p>
        </text:list-item>
        <text:list-item>
          <text:p text:style-name="P289"><text:span text:style-name="T82">美化</text:span><text:span text:style-name="T72">Inspector</text:span> <text:span text:style-name="T1">中的变量，例如整合控制所有控制运行方式的布尔变量为下拉菜单</text:span></text:p>
        </text:list-item>
        <text:list-item>
          <text:p text:style-name="P283">跑步动作及动画</text:p>
        </text:list-item>
        <text:list-item>
          <text:p text:style-name="P283">格挡动作及动画</text:p>
        </text:list-item>
      </text:list>
      <text:h text:style-name="P169" text:outline-level="2"><text:bookmark-start text:name="__RefHeading___Toc89_2009966291"/>修正目标<text:bookmark-end text:name="__RefHeading___Toc89_2009966291"/></text:h>
      <text:h text:style-name="P152" text:outline-level="3"><text:bookmark-start text:name="__RefHeading___Toc1727_869083392"/>Unity工程<text:bookmark-end text:name="__RefHeading___Toc1727_869083392"/></text:h>
      <text:list xml:id="list1751356953212210130" text:style-name="L8">
        <text:list-item>
          <text:p text:style-name="P291"/>
        </text:list-item>
      </text:list>
      <text:h text:style-name="P153" text:outline-level="3"><text:bookmark-start text:name="__RefHeading___Toc1729_869083392"/>脚本代码<text:bookmark-end text:name="__RefHeading___Toc1729_869083392"/></text:h>
      <text:list xml:id="list7288832026760121211" text:style-name="L9">
        <text:list-item>
          <text:p text:style-name="P279">RTS视角鼠标滚轮控制远近同时控制x轴旋转</text:p>
        </text:list-item>
        <text:list-item>
          <text:p text:style-name="P292"><text:span text:style-name="T9">RTS控制方式，物体底部的圆形投影无法正常显示，可能是因为</text:span><text:span text:style-name="T14">shader不正确</text:span></text:p>
        </text:list-item>
        <text:list-item>
          <text:p text:style-name="P280">BUG： ray碰撞忽略玩家 (高度offset为0旋转玩家造成相机乱动)</text:p>
          <text:list>
            <text:list-item>
              <text:p text:style-name="P293">修正方式：将玩家的<text:span text:style-name="T61">Layer</text:span>设置为<text:span text:style-name="T61">Ignore Raycast，但这样会造成射向玩家物体的</text:span><text:soft-page-break/><text:span text:style-name="T61">射线无效</text:span></text:p>
            </text:list-item>
          </text:list>
        </text:list-item>
        <text:list-item>
          <text:p text:style-name="P294">人物旋转时，人物与镜头有抖动</text:p>
          <text:list>
            <text:list-item>
              <text:p text:style-name="P294">尝试将<text:span text:style-name="T70">CameraFunctions.cs下的LateUpdate ( ) 改为FixedUpdate ( )，消除了旋转时的抖动。但改为FixdUpdate ( )会造成前进或平移时的不流畅。</text:span></text:p>
            </text:list-item>
            <text:list-item>
              <text:p text:style-name="P294">相机以及中心点固定的情况下只旋转人物时，相机无抖动，人物有抖动。这样可以断定键盘控制旋转角度的脚本需要更改。</text:p>
            </text:list-item>
            <text:list-item>
              <text:p text:style-name="P297">抖动恐怕是因为<text:tab/>速度<text:span text:style-name="T80"> * Time.deltaTime<text:tab/></text:span>的原因</text:p>
            </text:list-item>
          </text:list>
        </text:list-item>
        <text:list-item>
          <text:p text:style-name="P298">BUG：由RTS模式回到RPG模式或由RPG转为RTS时人物乱转</text:p>
        </text:list-item>
        <text:list-item>
          <text:p text:style-name="P298">人物碰撞器撞击别的物体时会飞起来</text:p>
        </text:list-item>
      </text:list>
      <text:h text:style-name="Heading_20_2" text:outline-level="2"><text:bookmark-start text:name="__RefHeading___Toc91_2009966291"/>未定义<text:bookmark-end text:name="__RefHeading___Toc91_2009966291"/></text:h>
      <text:list xml:id="list9218827403886208843" text:style-name="L10">
        <text:list-item>
          <text:p text:style-name="P304">fps模式只显示身体绘图</text:p>
        </text:list-item>
      </text:list>
      <text:h text:style-name="Heading_20_2" text:outline-level="2"><text:bookmark-start text:name="__RefHeading___Toc1054_81647745"/>已完成<text:bookmark-end text:name="__RefHeading___Toc1054_81647745"/></text:h>
      <text:h text:style-name="P155" text:outline-level="3"><text:bookmark-start text:name="__RefHeading___Toc1533_99736836"/>Unity<text:span text:style-name="T64"> </text:span><text:span text:style-name="T65">Project</text:span><text:bookmark-end text:name="__RefHeading___Toc1533_99736836"/></text:h>
      <text:list xml:id="list21341307840219" text:continue-list="list3987968531875247403" text:style-name="L6">
        <text:list-item>
          <text:p text:style-name="P284"/>
        </text:list-item>
      </text:list>
      <text:h text:style-name="P155" text:outline-level="3"><text:bookmark-start text:name="__RefHeading___Toc1725_8690833921"/>脚本代码<text:bookmark-end text:name="__RefHeading___Toc1725_8690833921"/></text:h>
      <text:h text:style-name="Heading_20_4" text:outline-level="4"><text:bookmark-start text:name="__RefHeading___Toc1056_81647745"/>功能<text:bookmark-end text:name="__RefHeading___Toc1056_81647745"/></text:h>
      <text:list xml:id="list21340984135171" text:continue-list="list1427113778167904661" text:style-name="L7">
        <text:list-item>
          <text:p text:style-name="P277"><text:span text:style-name="T67">RPG模式下由</text:span>鼠标自由控制镜头，人物前进方向由镜头方向决定</text:p>
        </text:list-item>
        <text:list-item>
          <text:p text:style-name="P278">鼠标中<text:span text:style-name="T81">建时隐藏并锁</text:span>定鼠标位置，同时取消鼠标在屏幕边缘控制判定</text:p>
        </text:list-item>
      </text:list>
      <text:list xml:id="list3880979651137963982" text:style-name="L11">
        <text:list-item>
          <text:p text:style-name="P285"><text:span text:style-name="T59">RTS风格</text:span>鼠标区域选择单位</text:p>
        </text:list-item>
        <text:list-item>
          <text:p text:style-name="P281">鼠标点击移动玩家。</text:p>
        </text:list-item>
        <text:list-item>
          <text:p text:style-name="P286">增加<text:span text:style-name="T92">A*Pathfinding Project Assest作为鼠标点击的路径查询</text:span></text:p>
        </text:list-item>
        <text:list-item>
          <text:p text:style-name="P282"><text:span text:style-name="T96">使用回退键</text:span>重新锁定镜头至<text:span text:style-name="T102">RPG模式</text:span>，释放最低旋转角度限制。</text:p>
        </text:list-item>
      </text:list>
      <text:h text:style-name="Heading_20_4" text:outline-level="4"><text:bookmark-start text:name="__RefHeading___Toc1058_81647745"/>修正<text:bookmark-end text:name="__RefHeading___Toc1058_81647745"/></text:h>
      <text:list xml:id="list8296972544519914226" text:style-name="L12">
        <text:list-item>
          <text:p text:style-name="P300"><text:span text:style-name="T60">BUG：</text:span>鼠标单击会同时选中多个靠近的物体，猜测是因为使用<text:span text:style-name="T62">Collider.bounds的IntersectRay检测方式，当两个Collider靠的太近时ray会穿越多个而造成多选。</text:span></text:p>
          <text:list>
            <text:list-item>
              <text:p text:style-name="P300"><text:soft-page-break/>纯粹的<text:span text:style-name="T62">ray</text:span>改为使用<text:span text:style-name="T62">Raycast并采用Collider.bounds.Contains检测。有改善但依然会有多选问题</text:span></text:p>
            </text:list-item>
          </text:list>
        </text:list-item>
        <text:list-item>
          <text:p text:style-name="P296">自动使相机与障碍物齐高的AutoHight ( ) 功能无法正常使用，需更新更好的方法</text:p>
          <text:list>
            <text:list-item>
              <text:p text:style-name="P301">AutoHight ( ) 改为由中心点向下射出射线检测物体高度然后修正自身高度</text:p>
            </text:list-item>
          </text:list>
        </text:list-item>
      </text:list>
      <text:list xml:id="list21341225387979" text:continue-list="list7288832026760121211" text:style-name="L9">
        <text:list-item>
          <text:p text:style-name="P295">只有RPG视角能控制x轴下降至负角度RTS只能到0度</text:p>
        </text:list-item>
        <text:list-item>
          <text:p text:style-name="P302"><text:span text:style-name="T83">BUG：</text:span>RPG控制方式转换为RTS时camera center的Y值不能保持，意即RPG镜头转换到RTS镜头后镜头Y轴角度不能保持与RPG时一致</text:p>
        </text:list-item>
        <text:list-item>
          <text:p text:style-name="P299">高度自动调整无法快速跟上变化的地形（在地面底下增加一个无贴图的相同地形应能解决该问题）</text:p>
          <text:list>
            <text:list-item>
              <text:p text:style-name="P303">增加了HeightAdjust层，此层布置与地面以下50单位的高度，与地面形状一直，确保向下的射线不会因为相机移动过快而错过障碍物</text:p>
            </text:list-item>
          </text:list>
        </text:list-item>
      </text:list>
      <text:p text:style-name="P31"/>
      <text:h text:style-name="P141" text:outline-level="1"><text:bookmark-start text:name="__RefHeading___Toc893_81647745"/><text:span text:style-name="T8">Unity</text:span><text:span text:style-name="T12"> Project</text:span><text:bookmark-end text:name="__RefHeading___Toc893_81647745"/></text:h>
      <text:h text:style-name="P156" text:outline-level="3"><text:bookmark-start text:name="__RefHeading___Toc895_81647745"/>正式版本<text:bookmark-end text:name="__RefHeading___Toc895_81647745"/></text:h>
      <table:table table:name="表格16" table:style-name="表格16">
        <table:table-column table:style-name="表格16.A"/>
        <table:table-column table:style-name="表格16.B"/>
        <table:table-column table:style-name="表格16.C"/>
        <table:table-row>
          <table:table-cell table:style-name="表格16.A1" office:value-type="string">
            <text:p text:style-name="P34">描述</text:p>
          </table:table-cell>
          <table:table-cell table:style-name="表格16.A1" office:value-type="string">
            <text:p text:style-name="P34">版本</text:p>
          </table:table-cell>
          <table:table-cell table:style-name="表格16.C1" office:value-type="string">
            <text:p text:style-name="P34">内容</text:p>
          </table:table-cell>
        </table:table-row>
        <table:table-row>
          <table:table-cell table:style-name="表格16.A2" table:number-rows-spanned="2" office:value-type="string">
            <text:p text:style-name="P104"/>
          </table:table-cell>
          <table:table-cell table:style-name="表格16.A2" office:value-type="string">
            <text:p text:style-name="P104"/>
          </table:table-cell>
          <table:table-cell table:style-name="表格16.C2" office:value-type="string">
            <text:p text:style-name="P104"/>
          </table:table-cell>
        </table:table-row>
        <table:table-row>
          <table:covered-table-cell/>
          <table:table-cell table:style-name="表格16.A2" office:value-type="string">
            <text:p text:style-name="P104"/>
          </table:table-cell>
          <table:table-cell table:style-name="表格16.C2" office:value-type="string">
            <text:p text:style-name="P104"/>
          </table:table-cell>
        </table:table-row>
      </table:table>
      <text:p text:style-name="P18"/>
      <text:h text:style-name="P156" text:outline-level="3"><text:bookmark-start text:name="__RefHeading___Toc113_20099662912223"/>新增<text:bookmark-end text:name="__RefHeading___Toc113_20099662912223"/></text:h>
      <table:table table:name="表格17" table:style-name="表格17">
        <table:table-column table:style-name="表格17.A"/>
        <table:table-column table:style-name="表格17.B"/>
        <table:table-column table:style-name="表格17.C"/>
        <table:table-row>
          <table:table-cell table:style-name="表格17.A1" office:value-type="string">
            <text:p text:style-name="P34">描述</text:p>
          </table:table-cell>
          <table:table-cell table:style-name="表格17.A1" office:value-type="string">
            <text:p text:style-name="P34">版本</text:p>
          </table:table-cell>
          <table:table-cell table:style-name="表格17.C1" office:value-type="string">
            <text:p text:style-name="P34">内容</text:p>
          </table:table-cell>
        </table:table-row>
        <table:table-row>
          <table:table-cell table:style-name="表格17.A2" office:value-type="string">
            <text:p text:style-name="P65"/>
          </table:table-cell>
          <table:table-cell table:style-name="表格17.A2" office:value-type="string">
            <text:p text:style-name="P104">0.1a00.0</text:p>
          </table:table-cell>
          <table:table-cell table:style-name="表格17.C2" office:value-type="string">
            <text:list xml:id="list9076367855541314631" text:style-name="L13">
              <text:list-item>
                <text:p text:style-name="P243"><text:span text:style-name="T10">将</text:span><text:span text:style-name="T11">cube的名称按照各自长宽高重新命名</text:span></text:p>
              </text:list-item>
              <text:list-item>
                <text:p text:style-name="P198">增加两个方块用于检测自动高度校准代码</text:p>
              </text:list-item>
              <text:list-item>
                <text:p text:style-name="P198">将Edit菜单下Project Settings -&gt; Editor -&gt; Asset Serializetion Mode 改为 Force Text</text:p>
              </text:list-item>
            </text:list>
          </table:table-cell>
        </table:table-row>
        <table:table-row>
          <table:table-cell table:style-name="表格17.A2" office:value-type="string">
            <text:p text:style-name="P65"/>
          </table:table-cell>
          <table:table-cell table:style-name="表格17.A2" office:value-type="string">
            <text:p text:style-name="P111">0.<text:span text:style-name="T1">2</text:span>a00.0</text:p>
          </table:table-cell>
          <table:table-cell table:style-name="表格17.C2" office:value-type="string">
            <text:list xml:id="list21342238392768" text:continue-numbering="true" text:style-name="L13">
              <text:list-item>
                <text:p text:style-name="P199">在<text:span text:style-name="T78">Script文件夹下</text:span>增加了<text:span text:style-name="T78">Public Functions and Utils文件夹用于存放所有的公共功能和utility类</text:span></text:p>
              </text:list-item>
            </text:list>
          </table:table-cell>
        </table:table-row>
        <table:table-row>
          <table:table-cell table:style-name="表格17.A2" office:value-type="string">
            <text:p text:style-name="P65"/>
          </table:table-cell>
          <table:table-cell table:style-name="表格17.A2" office:value-type="string">
            <text:p text:style-name="P75">0.3</text:p>
          </table:table-cell>
          <table:table-cell table:style-name="表格17.C2" office:value-type="string">
            <text:list xml:id="list21341311925182" text:continue-numbering="true" text:style-name="L13">
              <text:list-item>
                <text:p text:style-name="P200">删除了<text:span text:style-name="T84">Health文件夹以及包含的无用旧代码</text:span></text:p>
              </text:list-item>
            </text:list>
          </table:table-cell>
        </table:table-row>
        <table:table-row>
          <table:table-cell table:style-name="表格17.A2" office:value-type="string">
            <text:p text:style-name="P65"/>
          </table:table-cell>
          <table:table-cell table:style-name="表格17.A2" office:value-type="string">
            <text:p text:style-name="P81">0.4</text:p>
          </table:table-cell>
          <table:table-cell table:style-name="表格17.C2" office:value-type="string">
            <text:list xml:id="list21340979637222" text:continue-numbering="true" text:style-name="L13">
              <text:list-item>
                <text:p text:style-name="P200">增加<text:span text:style-name="T89">A*PathFinding Project</text:span></text:p>
              </text:list-item>
            </text:list>
          </table:table-cell>
        </table:table-row>
        <table:table-row>
          <table:table-cell table:style-name="表格17.A2" office:value-type="string">
            <text:p text:style-name="P65"/>
          </table:table-cell>
          <table:table-cell table:style-name="表格17.A2" office:value-type="string">
            <text:p text:style-name="P97">0.5</text:p>
          </table:table-cell>
          <table:table-cell table:style-name="表格17.C2" office:value-type="string">
            <text:list xml:id="list21341983021634" text:continue-numbering="true" text:style-name="L13">
              <text:list-item>
                <text:p text:style-name="P201">增加了Puppetmaster</text:p>
              </text:list-item>
            </text:list>
          </table:table-cell>
        </table:table-row>
      </table:table>
      <text:p text:style-name="P18"/>
      <text:h text:style-name="P154" text:outline-level="3"><text:bookmark-start text:name="__RefHeading___Toc115_20099662912324"/>修改<text:bookmark-end text:name="__RefHeading___Toc115_20099662912324"/></text:h>
      <table:table table:name="表格18" table:style-name="表格18">
        <table:table-column table:style-name="表格18.A"/>
        <table:table-column table:style-name="表格18.B"/>
        <table:table-column table:style-name="表格18.C"/>
        <table:table-row>
          <table:table-cell table:style-name="表格18.A1" office:value-type="string">
            <text:p text:style-name="P34">描述</text:p>
          </table:table-cell>
          <table:table-cell table:style-name="表格18.A1" office:value-type="string">
            <text:p text:style-name="P34">版本</text:p>
          </table:table-cell>
          <table:table-cell table:style-name="表格18.C1" office:value-type="string">
            <text:p text:style-name="P34">内容</text:p>
          </table:table-cell>
        </table:table-row>
        <table:table-row>
          <table:table-cell table:style-name="表格18.A2" office:value-type="string">
            <text:p text:style-name="P104"/>
          </table:table-cell>
          <table:table-cell table:style-name="表格18.A2" office:value-type="string">
            <text:p text:style-name="P104">0.0.<text:span text:style-name="T36">1b00</text:span></text:p>
          </table:table-cell>
          <table:table-cell table:style-name="表格18.C2" office:value-type="string">
            <text:list xml:id="list3739956542011204222" text:style-name="L14">
              <text:list-item>
                <text:p text:style-name="P244"><text:span text:style-name="T1">删除了</text:span>Assets\Scripts\RPG Player control<text:span text:style-name="T1">文件夹以及文件夹Movement.cs。这是3.x时学习unity写的文件，代码已经过时。</text:span></text:p>
              </text:list-item>
              <text:list-item>
                <text:p text:style-name="P244"><text:span text:style-name="T1">将</text:span><text:span text:style-name="T23">Input菜单下Horizontal的qe改为ad，Rotate由ad改为qe。</text:span></text:p>
              </text:list-item>
            </text:list>
          </table:table-cell>
        </table:table-row>
        <table:table-row>
          <table:table-cell table:style-name="表格18.A2" office:value-type="string">
            <text:p text:style-name="Standard"/>
          </table:table-cell>
          <table:table-cell table:style-name="表格18.A2" office:value-type="string">
            <text:p text:style-name="P108">0.0.<text:span text:style-name="T19">2</text:span></text:p>
          </table:table-cell>
          <table:table-cell table:style-name="表格18.C2" office:value-type="string">
            <text:list xml:id="list8707454562347558441" text:style-name="L15">
              <text:list-item>
                <text:p text:style-name="P202">修改<text:span text:style-name="T89">RTS选择物体的projector所使用的shader为glitchersgames的ProjectorCircle.shader</text:span></text:p>
              </text:list-item>
            </text:list>
          </table:table-cell>
        </table:table-row>
        <table:table-row>
          <table:table-cell table:style-name="表格18.A2" office:value-type="string">
            <text:p text:style-name="Standard"/>
          </table:table-cell>
          <table:table-cell table:style-name="表格18.A2" office:value-type="string">
            <text:p text:style-name="P89">0.0.3</text:p>
          </table:table-cell>
          <table:table-cell table:style-name="表格18.C2" office:value-type="string">
            <text:list xml:id="list21341085055724" text:continue-numbering="true" text:style-name="L15">
              <text:list-item>
                <text:p text:style-name="P203">新增了项目文件夹并将所有的文件放进文件夹中</text:p>
              </text:list-item>
              <text:list-item>
                <text:p text:style-name="P203">修改了场景名称</text:p>
              </text:list-item>
            </text:list>
          </table:table-cell>
        </table:table-row>
        <text:soft-page-break/>
        <table:table-row>
          <table:table-cell table:style-name="表格18.A2" office:value-type="string">
            <text:p text:style-name="Standard"/>
          </table:table-cell>
          <table:table-cell table:style-name="表格18.A2" office:value-type="string">
            <text:p text:style-name="P89"/>
          </table:table-cell>
          <table:table-cell table:style-name="表格18.C2" office:value-type="string">
            <text:list xml:id="list21341163132165" text:continue-numbering="true" text:style-name="L15">
              <text:list-item>
                <text:p text:style-name="P204">修改了场景名称<text:span text:style-name="T97">为Camera_and_Control_Sample</text:span></text:p>
              </text:list-item>
            </text:list>
          </table:table-cell>
        </table:table-row>
        <table:table-row>
          <table:table-cell table:style-name="表格18.A2" office:value-type="string">
            <text:p text:style-name="Standard"/>
          </table:table-cell>
          <table:table-cell table:style-name="表格18.A2" office:value-type="string">
            <text:p text:style-name="P91">0.0.4</text:p>
          </table:table-cell>
          <table:table-cell table:style-name="表格18.C2" office:value-type="string">
            <text:list xml:id="list21341043884432" text:continue-numbering="true" text:style-name="L15">
              <text:list-item>
                <text:p text:style-name="P205">修改了角色所在文件夹</text:p>
              </text:list-item>
              <text:list-item>
                <text:p text:style-name="P205">修改了角色<text:span text:style-name="T108">Animator</text:span></text:p>
              </text:list-item>
              <text:list-item>
                <text:p text:style-name="P206">增加了相机的Prefab</text:p>
              </text:list-item>
            </text:list>
          </table:table-cell>
        </table:table-row>
        <table:table-row>
          <table:table-cell table:style-name="表格18.A2" office:value-type="string">
            <text:p text:style-name="Standard"/>
          </table:table-cell>
          <table:table-cell table:style-name="表格18.A2" office:value-type="string">
            <text:p text:style-name="P92">0.0.5</text:p>
          </table:table-cell>
          <table:table-cell table:style-name="表格18.C2" office:value-type="string">
            <text:list xml:id="list21341193207298" text:continue-numbering="true" text:style-name="L15">
              <text:list-item>
                <text:p text:style-name="P207">更换与增加了素材</text:p>
              </text:list-item>
              <text:list-item>
                <text:p text:style-name="P207">更换了玩家人物模型</text:p>
              </text:list-item>
            </text:list>
          </table:table-cell>
        </table:table-row>
        <table:table-row>
          <table:table-cell table:style-name="表格18.A2" office:value-type="string">
            <text:p text:style-name="Standard"/>
          </table:table-cell>
          <table:table-cell table:style-name="表格18.A2" office:value-type="string">
            <text:p text:style-name="P92">0.0.6</text:p>
          </table:table-cell>
          <table:table-cell table:style-name="表格18.C2" office:value-type="string">
            <text:list xml:id="list21341463505676" text:continue-numbering="true" text:style-name="L15">
              <text:list-item>
                <text:p text:style-name="P207">修正了增加<text:span text:style-name="T118">puppetmaster后更来了层的顺序造成的无法寻路及投射无效等一系列问题</text:span></text:p>
              </text:list-item>
              <text:list-item>
                <text:p text:style-name="P219">做了些代码的更新</text:p>
              </text:list-item>
              <text:list-item>
                <text:p text:style-name="P219">人物模型渲染方式改为<text:span text:style-name="T122">Toon</text:span></text:p>
              </text:list-item>
            </text:list>
          </table:table-cell>
        </table:table-row>
      </table:table>
      <text:p text:style-name="P18"/>
      <text:p text:style-name="P18"/>
      <text:h text:style-name="P142" text:outline-level="1"><text:bookmark-start text:name="__RefHeading___Toc897_81647745"/>脚本代码<text:bookmark-end text:name="__RefHeading___Toc897_81647745"/></text:h>
      <text:h text:style-name="P170" text:outline-level="2" text:restart-numbering="true" text:start-value="-1"><text:bookmark-start text:name="__RefHeading___Toc899_81647745"/>Camera_<text:span text:style-name="T110">Controller</text:span><text:bookmark-end text:name="__RefHeading___Toc899_81647745"/></text:h>
      <text:p text:style-name="P26"/>
      <text:h text:style-name="Heading_20_3" text:outline-level="3"><text:bookmark-start text:name="__RefHeading___Toc95_2009966291"/>正式版本<text:bookmark-end text:name="__RefHeading___Toc95_2009966291"/></text:h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32">描述</text:p>
          </table:table-cell>
          <table:table-cell table:style-name="表格7.A1" office:value-type="string">
            <text:p text:style-name="P32">版本</text:p>
          </table:table-cell>
          <table:table-cell table:style-name="表格7.C1" office:value-type="string">
            <text:p text:style-name="P32">内容</text:p>
          </table:table-cell>
        </table:table-row>
        <table:table-row>
          <table:table-cell table:style-name="表格7.A2" table:number-rows-spanned="2" office:value-type="string">
            <text:p text:style-name="Table_20_Contents"/>
          </table:table-cell>
          <table:table-cell table:style-name="表格7.A2" office:value-type="string"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>
          <table:covered-table-cell/>
          <table:table-cell table:style-name="表格7.A2" office:value-type="string"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</table:table>
      <text:p text:style-name="Text_20_body"/>
      <text:h text:style-name="P157" text:outline-level="3"><text:bookmark-start text:name="__RefHeading___Toc97_2009966291"/>新增功能<text:bookmark-end text:name="__RefHeading___Toc97_2009966291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43">描述</text:p>
          </table:table-cell>
          <table:table-cell table:style-name="表格2.A1" office:value-type="string">
            <text:p text:style-name="P43">版本</text:p>
          </table:table-cell>
          <table:table-cell table:style-name="表格2.C1" office:value-type="string">
            <text:p text:style-name="P43">内容</text:p>
          </table:table-cell>
        </table:table-row>
        <table:table-row>
          <table:table-cell table:style-name="表格2.A2" table:number-rows-spanned="6" office:value-type="string">
            <text:p text:style-name="P41">镜头脱离玩家后俯视地图</text:p>
          </table:table-cell>
          <table:table-cell table:style-name="表格2.A2" office:value-type="string">
            <text:p text:style-name="P41">0.1.0</text:p>
          </table:table-cell>
          <table:table-cell table:style-name="表格2.C2" office:value-type="string">
            <text:p text:style-name="P41"/>
          </table:table-cell>
        </table:table-row>
        <table:table-row>
          <table:covered-table-cell/>
          <table:table-cell table:style-name="表格2.A2" office:value-type="string">
            <text:p text:style-name="P41">0.1a01.0</text:p>
          </table:table-cell>
          <table:table-cell table:style-name="表格2.C2" office:value-type="string">
            <text:p text:style-name="P41">滚轮下滑增加两段距离</text:p>
          </table:table-cell>
        </table:table-row>
        <table:table-row>
          <table:covered-table-cell/>
          <table:table-cell table:style-name="表格2.A2" table:number-rows-spanned="3" office:value-type="string">
            <text:p text:style-name="P41">0.1a02.0</text:p>
          </table:table-cell>
          <table:table-cell table:style-name="表格2.C2" office:value-type="string">
            <text:p text:style-name="P41">滚轮下滑固定至最大角度</text:p>
          </table:table-cell>
        </table:table-row>
        <table:table-row>
          <table:covered-table-cell/>
          <table:covered-table-cell/>
          <table:table-cell table:style-name="表格2.C5" office:value-type="string">
            <text:p text:style-name="P41">滚轮上滑增加减少两段距离</text:p>
          </table:table-cell>
        </table:table-row>
        <table:table-row>
          <table:covered-table-cell/>
          <table:covered-table-cell/>
          <table:table-cell table:style-name="表格2.C6" office:value-type="string">
            <text:p text:style-name="P41">滚轮上滑回到原来的角度</text:p>
          </table:table-cell>
        </table:table-row>
        <table:table-row>
          <table:covered-table-cell/>
          <table:table-cell table:style-name="表格2.B7" office:value-type="string">
            <text:p text:style-name="P41">0.1a03.0</text:p>
          </table:table-cell>
          <table:table-cell table:style-name="表格2.C7" office:value-type="string">
            <text:p text:style-name="P41">BUG: RTS第一段距离在未到位时来回切换距离切换不正确</text:p>
          </table:table-cell>
        </table:table-row>
        <table:table-row>
          <table:table-cell table:style-name="表格2.A9" table:number-rows-spanned="2" office:value-type="string">
            <text:p text:style-name="P41">鼠标指向屏幕边缘控制镜头中心旋转</text:p>
          </table:table-cell>
          <table:table-cell table:style-name="表格2.B9" table:number-rows-spanned="2" office:value-type="string">
            <text:p text:style-name="P41">0.2a00.0</text:p>
          </table:table-cell>
          <table:table-cell table:style-name="表格2.C8" office:value-type="string">
            <text:p text:style-name="P41">增加功能块<text:span text:style-name="T1">：</text:span></text:p>
            <text:p text:style-name="P41"><text:span text:style-name="T42">MousPos </text:span><text:span text:style-name="T51">( ) </text:span><text:span text:style-name="T40">用于读取鼠标当前处于屏幕的位置</text:span></text:p>
            <text:p text:style-name="P41"><text:span text:style-name="T42">Edge_Move_Control </text:span><text:span text:style-name="T51">( ) </text:span><text:span text:style-name="T40">用于判断和控制旋转</text:span></text:p>
          </table:table-cell>
        </table:table-row>
        <table:table-row>
          <table:covered-table-cell/>
          <table:covered-table-cell/>
          <table:table-cell table:style-name="表格2.C9" office:value-type="string">
            <text:p text:style-name="P41">只有<text:span text:style-name="T4">在</text:span>RPG状态时旋转</text:p>
          </table:table-cell>
        </table:table-row>
        <table:table-row>
          <table:table-cell table:style-name="表格2.A11" table:number-rows-spanned="2" office:value-type="string">
            <text:p text:style-name="P8">在RTS视角下若从相机射出ray到达中心点受到阻碍则提升高度</text:p>
          </table:table-cell>
          <table:table-cell table:style-name="表格2.B10" office:value-type="string">
            <text:p text:style-name="P8">0.3a00.0</text:p>
          </table:table-cell>
          <table:table-cell table:style-name="表格2.C10" office:value-type="string">
            <text:p text:style-name="P45">增加功能块：</text:p>
            <text:p text:style-name="P45">RayCamCent ( ) 从相机向中心点发射ray并返回距离</text:p>
            <text:p text:style-name="P45">RayCentCam ( ) 从中心点向相机发射ray并返回距离</text:p>
            <text:p text:style-name="P45">AutoHight ( ) 根据中心点向下方发射的ray反馈距离决定是否移动高度，此效果不好不能使用，需改进</text:p>
          </table:table-cell>
        </table:table-row>
        <table:table-row>
          <table:covered-table-cell/>
          <table:table-cell table:style-name="表格2.B11" office:value-type="string">
            <text:p text:style-name="P8">0.3a01.0</text:p>
          </table:table-cell>
          <table:table-cell table:style-name="表格2.C11" office:value-type="string">
            <text:p text:style-name="P45">修改功能，不检测相机到中心点是否有障碍。</text:p>
            <text:p text:style-name="P45">改为由中心点向下射出<text:span text:style-name="T69">ray检测地面高度并自动调整高度</text:span></text:p>
          </table:table-cell>
        </table:table-row>
        <text:soft-page-break/>
        <table:table-row>
          <table:table-cell table:style-name="表格2.A17" table:number-rows-spanned="6" office:value-type="string">
            <text:list xml:id="list6170930015834007679" text:style-name="L16">
              <text:list-item>
                <text:p text:style-name="P144">镜头控制增加flag，控制与选择鼠标接近屏幕边缘后的卷动开启与否</text:p>
              </text:list-item>
              <text:list-item>
                <text:p text:style-name="P147"><text:span text:style-name="T18">RPG模式下</text:span><text:span text:style-name="T17">增加鼠标移动控制镜头</text:span></text:p>
              </text:list-item>
            </text:list>
          </table:table-cell>
          <table:table-cell table:style-name="表格2.B17" table:number-rows-spanned="6" office:value-type="string">
            <text:p text:style-name="P8">0.4a00.0</text:p>
          </table:table-cell>
          <table:table-cell table:style-name="表格2.C12" office:value-type="string">
            <text:p text:style-name="P45">增加以下<text:span text:style-name="T71">flag</text:span></text:p>
            <text:list xml:id="list1071988979606701136" text:style-name="L17">
              <text:list-item>
                <text:p text:style-name="P232"><text:span text:style-name="T72">RPG_Mid_Mous_Rote_Cam</text:span> </text:p>
              </text:list-item>
              <text:list-item>
                <text:p text:style-name="P232"><text:span text:style-name="T72">RPG_Dir_Rote_Cam</text:span> </text:p>
              </text:list-item>
              <text:list-item>
                <text:p text:style-name="P232"><text:span text:style-name="T72">RPG_Edge_Rote_Cam</text:span> </text:p>
              </text:list-item>
              <text:list-item>
                <text:p text:style-name="P245"><text:span text:style-name="T74">RTS_Mid_Mous_Rote_Cam</text:span><text:span text:style-name="T54"> </text:span></text:p>
              </text:list-item>
            </text:list>
          </table:table-cell>
        </table:table-row>
        <table:table-row>
          <table:covered-table-cell/>
          <table:covered-table-cell/>
          <table:table-cell table:style-name="表格2.C13" office:value-type="string">
            <text:p text:style-name="P109"><text:span text:style-name="T56">增加</text:span><text:span text:style-name="T72">lockandHideMousFlag</text:span> <text:span text:style-name="T1">控制隐藏以及锁定鼠标位置</text:span></text:p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47">增加功能块</text:p>
            <text:list xml:id="list4225485304329031536" text:style-name="L18">
              <text:list-item>
                <text:p text:style-name="P246"><text:span text:style-name="T75">Get_Mous_Axis</text:span><text:span text:style-name="T55"> </text:span></text:p>
              </text:list-item>
              <text:list-item>
                <text:p text:style-name="P246"><text:span text:style-name="T72">Mous_Turn_Cam_Control</text:span> </text:p>
              </text:list-item>
            </text:list>
            <text:p text:style-name="P66">修改功能块名称</text:p>
            <text:list xml:id="list2924392300866682151" text:style-name="L19">
              <text:list-item>
                <text:p text:style-name="P247"><text:span text:style-name="T72">Edge_Turn_Cam_Control</text:span> </text:p>
              </text:list-item>
            </text:list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110"><text:span text:style-name="T1">修改</text:span><text:span text:style-name="T20">flag名称</text:span><text:span text:style-name="T77">RTS_Plan_View_Flag</text:span> <text:s/><text:span text:style-name="T1">为</text:span><text:span text:style-name="T73">RTS_Plan_Fir_View_Flag</text:span><text:span text:style-name="T1"> </text:span></text:p>
            <text:p text:style-name="P69">增加</text:p>
            <text:p text:style-name="P110"><text:span text:style-name="T73">RTS_Plan_Sec_View_Flag</text:span><text:span text:style-name="T1"> 用于开启或关闭第二级深度的RTS镜头</text:span></text:p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110"><text:span text:style-name="T1">增加了</text:span><text:span text:style-name="T72">followTurnning</text:span> <text:span text:style-name="T1">开关</text:span><text:span text:style-name="T21">flag</text:span><text:span text:style-name="T1">控制镜头是否跟随人物旋转</text:span></text:p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112"><text:span text:style-name="T1">分离了功能块到Public_</text:span><text:span text:style-name="T22">Functions.cs</text:span></text:p>
            <text:list xml:id="list5059503301597040137" text:style-name="L20">
              <text:list-item>
                <text:p text:style-name="P248"><text:span text:style-name="T72">SMO_ANG</text:span> </text:p>
              </text:list-item>
              <text:list-item>
                <text:p text:style-name="P248"><text:span text:style-name="T72">SMO_VAL</text:span> </text:p>
              </text:list-item>
              <text:list-item>
                <text:p text:style-name="P248"><text:span text:style-name="T72">SMO_VAL_OFFSET</text:span> </text:p>
              </text:list-item>
            </text:list>
          </table:table-cell>
        </table:table-row>
        <table:table-row>
          <table:table-cell table:style-name="表格2.A18" office:value-type="string">
            <text:p text:style-name="Standard"/>
          </table:table-cell>
          <table:table-cell table:style-name="表格2.B18" office:value-type="string">
            <text:p text:style-name="P4">0.5</text:p>
          </table:table-cell>
          <table:table-cell table:style-name="表格2.C18" office:value-type="string">
            <text:p text:style-name="P78">增加<text:span text:style-name="T85">flag</text:span></text:p>
            <text:list xml:id="list9181681567478050820" text:style-name="L21">
              <text:list-item>
                <text:p text:style-name="P208"><text:span text:style-name="T72">RPG_Complet_Cam_Follow</text:span> </text:p>
              </text:list-item>
              <text:list-item>
                <text:p text:style-name="P208"><text:span text:style-name="T72">RPG_Classic_Cam_Follow</text:span> </text:p>
              </text:list-item>
              <text:list-item>
                <text:p text:style-name="P208"><text:span text:style-name="T72">RTS_Complet_Cam_Follow</text:span> </text:p>
              </text:list-item>
            </text:list>
            <text:p text:style-name="P79">现在可以选择<text:span text:style-name="T86">RPG和RTS模式下</text:span>相机跟随时的表现方式</text:p>
            <text:list xml:id="list6203809981391202569" text:style-name="L22">
              <text:list-item>
                <text:p text:style-name="P250"><text:span text:style-name="T76">RPG_Dir_Rote_Cam</text:span><text:span text:style-name="T24"> </text:span></text:p>
              </text:list-item>
            </text:list>
            <text:p text:style-name="P115"><text:span text:style-name="T24">R</text:span><text:span text:style-name="T1">PG模式下增加相机直接跟随鼠标方式</text:span></text:p>
          </table:table-cell>
        </table:table-row>
        <table:table-row>
          <table:table-cell table:style-name="表格2.A19" office:value-type="string">
            <text:p text:style-name="Standard"/>
          </table:table-cell>
          <table:table-cell table:style-name="表格2.B19" office:value-type="string">
            <text:p text:style-name="P14">0.6</text:p>
          </table:table-cell>
          <table:table-cell table:style-name="表格2.C19" office:value-type="string">
            <text:p text:style-name="P88">修改功能块</text:p>
            <text:p text:style-name="P127"><text:span text:style-name="T73">CAM_DIS_MANAGER</text:span><text:span text:style-name="T1"> </text:span></text:p>
            <text:p text:style-name="P123">RTSDaA</text:p>
            <text:p text:style-name="P120">增加功能块</text:p>
            <text:p text:style-name="P120">Move_Towards_Player </text:p>
            <text:p text:style-name="P127"><text:span text:style-name="T73">现在按下回退键镜头可以从RTS模式下返回RPG模式</text:span> </text:p>
          </table:table-cell>
        </table:table-row>
      </table:table>
      <text:p text:style-name="P27"/>
      <text:h text:style-name="Heading_20_3" text:outline-level="3"><text:bookmark-start text:name="__RefHeading___Toc99_2009966291"/>修正<text:bookmark-end text:name="__RefHeading___Toc99_2009966291"/></text:h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P43">描述</text:p>
          </table:table-cell>
          <table:table-cell table:style-name="表格3.A1" office:value-type="string">
            <text:p text:style-name="P43">版本</text:p>
          </table:table-cell>
          <table:table-cell table:style-name="表格3.C1" office:value-type="string">
            <text:p text:style-name="P43">内容</text:p>
          </table:table-cell>
        </table:table-row>
        <text:soft-page-break/>
        <table:table-row>
          <table:table-cell table:style-name="表格3.A2" table:number-rows-spanned="4" office:value-type="string">
            <text:p text:style-name="P41">简化smooth offset<text:span text:style-name="T1">代码改为功能块</text:span></text:p>
            <text:p text:style-name="P41"/>
          </table:table-cell>
          <table:table-cell table:style-name="表格3.A2" office:value-type="string">
            <text:p text:style-name="P41">0.0.1</text:p>
          </table:table-cell>
          <table:table-cell table:style-name="表格3.C2" office:value-type="string">
            <text:p text:style-name="P41"/>
          </table:table-cell>
        </table:table-row>
        <table:table-row>
          <table:covered-table-cell/>
          <table:table-cell table:style-name="表格3.A2" office:value-type="string">
            <text:p text:style-name="P41">0.0.1b01</text:p>
          </table:table-cell>
          <table:table-cell table:style-name="表格3.C2" office:value-type="string">
            <text:p text:style-name="P50">增加功能块<text:span text:style-name="T1">：</text:span></text:p>
            <text:p text:style-name="P50"><text:span text:style-name="T42">SMO_ANG </text:span><text:span text:style-name="T47">( )</text:span></text:p>
            <text:p text:style-name="P50"><text:span text:style-name="T42">SMO_VAL </text:span><text:span text:style-name="T48">( )</text:span></text:p>
            <text:p text:style-name="P41"><text:span text:style-name="T3">需要</text:span><text:span text:style-name="T49">SMO_VAL_OFFSET </text:span><text:span text:style-name="T48">( ) </text:span><text:span text:style-name="T3">功能块返回多个值</text:span></text:p>
          </table:table-cell>
        </table:table-row>
        <table:table-row>
          <table:covered-table-cell/>
          <table:table-cell table:style-name="表格3.A2" table:number-rows-spanned="2" office:value-type="string">
            <text:p text:style-name="P41"/>
            <text:p text:style-name="P41">0.0.1b02</text:p>
          </table:table-cell>
          <table:table-cell table:style-name="表格3.C2" office:value-type="string">
            <text:p text:style-name="P41"><text:span text:style-name="T1">更改</text:span><text:span text:style-name="T45">SMO_VAL_OFFSET </text:span><text:span text:style-name="T47">( ) </text:span>功能块<text:span text:style-name="T1">只能返回一个数值为</text:span>返回多个数值</text:p>
          </table:table-cell>
        </table:table-row>
        <table:table-row>
          <table:covered-table-cell/>
          <table:covered-table-cell/>
          <table:table-cell table:style-name="表格3.C2" office:value-type="string">
            <text:p text:style-name="P41">替换所有功能块内的平滑代码</text:p>
          </table:table-cell>
        </table:table-row>
        <table:table-row>
          <table:table-cell table:style-name="表格3.A2" table:number-rows-spanned="3" office:value-type="string">
            <text:p text:style-name="P41">鼠标滚轮独立功能块增加平滑</text:p>
          </table:table-cell>
          <table:table-cell table:style-name="表格3.A2" table:number-rows-spanned="3" office:value-type="string">
            <text:p text:style-name="P41">0.0.2b00</text:p>
          </table:table-cell>
          <table:table-cell table:style-name="表格3.C2" office:value-type="string">
            <text:p text:style-name="P50"><text:span text:style-name="T41">增加功能</text:span><text:span text:style-name="T7">块：</text:span></text:p>
            <text:p text:style-name="P50"><text:span text:style-name="T43">SMO_MousTrack </text:span><text:span text:style-name="T44">( )</text:span></text:p>
          </table:table-cell>
        </table:table-row>
        <table:table-row>
          <table:covered-table-cell/>
          <table:covered-table-cell/>
          <table:table-cell table:style-name="表格3.C2" office:value-type="string">
            <text:p text:style-name="P41">滚轮数值分为smooth（平滑）和raw（原始）<text:span text:style-name="T1">，</text:span>降低灵敏防止<text:span text:style-name="T1">滚轮停止动作但</text:span>平滑值持续将镜头推到RTS第二阶段</text:p>
          </table:table-cell>
        </table:table-row>
        <table:table-row>
          <table:covered-table-cell/>
          <table:covered-table-cell/>
          <table:table-cell table:style-name="表格3.C2" office:value-type="string">
            <text:p text:style-name="P41">删除了ROTATE和一些SMO_块中的注释旧代码</text:p>
          </table:table-cell>
        </table:table-row>
        <table:table-row>
          <table:table-cell table:style-name="表格3.A2" office:value-type="string">
            <text:p text:style-name="P6">增加一个空的父物体，将所有移动指令指向他，旋转由空的子物体完成，用此种方式配合Player_Camera_Controller_RTS_RPG.<text:span text:style-name="T52">cs的</text:span><text:span text:style-name="T53">0.0.2b01功能</text:span></text:p>
          </table:table-cell>
          <table:table-cell table:style-name="表格3.A2" office:value-type="string">
            <text:p text:style-name="P7">0.0.3b00</text:p>
          </table:table-cell>
          <table:table-cell table:style-name="表格3.C2" office:value-type="string">
            <text:p text:style-name="Table_20_Contents">增加了：</text:p>
            <text:p text:style-name="Table_20_Contents">X_Rote_Cent 用于填入空的子物体</text:p>
            <text:p text:style-name="Table_20_Contents">在ROTATE ( ) 块中为新的子物体X_Rote_Cent赋予X轴和Y轴的旋转值，而 <text:span text:style-name="T35">CameraFunctions.</text:span>cs所在物体只接受Y轴旋转值。</text:p>
            <text:p text:style-name="Table_20_Contents"/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10">0.0.4</text:p>
          </table:table-cell>
          <table:table-cell table:style-name="表格3.C2" office:value-type="string">
            <text:p text:style-name="Table_20_Contents">只有RPG视角能控制x轴下降至负角度RTS只能到0度</text:p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10">0.0.5</text:p>
          </table:table-cell>
          <table:table-cell table:style-name="表格3.C2" office:value-type="string">
            <text:p text:style-name="P117">修改功能块</text:p>
            <text:p text:style-name="P122">ROTATE</text:p>
            <text:p text:style-name="P118">增加只跟随鼠标旋转Y轴的选项</text:p>
            <text:p text:style-name="P116"><text:span text:style-name="T73">现在RTS模式只跟随鼠标，不会造成玩家旋转相机跟着转的问题</text:span> </text:p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13">0.0.6</text:p>
          </table:table-cell>
          <table:table-cell table:style-name="表格3.C2" office:value-type="string">
            <text:p text:style-name="P119">功能块CAM_DIS_MANAGER 里的限制RTS视角的语句移到RTSDaA中的状态机中，使得相机回到<text:span text:style-name="T95">RPG模式下立刻就能移动X轴方向。</text:span></text:p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15">0.0.7</text:p>
          </table:table-cell>
          <table:table-cell table:style-name="表格3.C2" office:value-type="string">
            <text:p text:style-name="P121">修改一些代码以便适应改变了名称的玩家控制脚本名称</text:p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Table_20_Contents">0.0.8</text:p>
          </table:table-cell>
          <table:table-cell table:style-name="表格3.C2" office:value-type="string">
            <text:list xml:id="list7020992604651404944" text:style-name="L23">
              <text:list-item>
                <text:p text:style-name="P251">为Player_Obj在代码中的使用增加了前置判断预防其为空时报错，并自动进入RTS模式</text:p>
              </text:list-item>
              <text:list-item text:start-value="1">
                <text:p text:style-name="P252">CameraFunctions<text:span text:style-name="T28">更名为</text:span><text:span text:style-name="T29">Camera_</text:span><text:span text:style-name="T28">Controller</text:span></text:p>
              </text:list-item>
              <text:list-item>
                <text:p text:style-name="P209">修改了其他脚本更名造成的错误</text:p>
              </text:list-item>
              <text:list-item>
                <text:p text:style-name="P209">BUG：禁止了相机由RTS模式回到RPG模式时的移动控制，使相机能够平滑返回玩家位置</text:p>
              </text:list-item>
            </text:list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94">0.0.9</text:p>
          </table:table-cell>
          <table:table-cell table:style-name="表格3.C2" office:value-type="string">
            <text:list xml:id="list21342119574240" text:continue-numbering="true" text:style-name="L23">
              <text:list-item>
                <text:p text:style-name="P210">增加代码让自动调整相机距离时忽略检查角色层</text:p>
              </text:list-item>
              <text:list-item>
                <text:p text:style-name="P210">增加<text:span text:style-name="T111">ray检测新建的高度层，自动调整高度</text:span><text:soft-page-break/><text:span text:style-name="T111">不再因为运动速度过快而无法检测高度</text:span></text:p>
              </text:list-item>
            </text:list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94">0.0.10</text:p>
          </table:table-cell>
          <table:table-cell table:style-name="表格3.C2" office:value-type="string">
            <text:list xml:id="list21341756615736" text:continue-numbering="true" text:style-name="L23">
              <text:list-item>
                <text:p text:style-name="P210">修改了些变量的排版用以适合自定义面板</text:p>
              </text:list-item>
            </text:list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94">0.0.11</text:p>
          </table:table-cell>
          <table:table-cell table:style-name="表格3.C2" office:value-type="string">
            <text:list xml:id="list21341826400514" text:continue-numbering="true" text:style-name="L23">
              <text:list-item>
                <text:p text:style-name="P210">修改了自定义面板将选项菜单添加到本代码中</text:p>
              </text:list-item>
              <text:list-item>
                <text:p text:style-name="P210">修改了在<text:span text:style-name="T120">RTS模式下相机更随鼠标的代码，但跟随方式没有改变</text:span></text:p>
              </text:list-item>
            </text:list>
          </table:table-cell>
        </table:table-row>
      </table:table>
      <text:p text:style-name="Text_20_body"/>
      <text:p text:style-name="P30"/>
      <text:h text:style-name="P171" text:outline-level="2"><text:bookmark-start text:name="__RefHeading___Toc101_2009966291"/>Player_Controller_RTS_RPG_AstarPathfing_Project<text:bookmark-end text:name="__RefHeading___Toc101_2009966291"/></text:h>
      <text:h text:style-name="P158" text:outline-level="3"><text:bookmark-start text:name="__RefHeading___Toc103_2009966291"/>正式版本<text:bookmark-end text:name="__RefHeading___Toc103_2009966291"/></text:h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32">描述</text:p>
          </table:table-cell>
          <table:table-cell table:style-name="表格6.A1" office:value-type="string">
            <text:p text:style-name="P32">版本</text:p>
          </table:table-cell>
          <table:table-cell table:style-name="表格6.C1" office:value-type="string">
            <text:p text:style-name="P32">内容</text:p>
          </table:table-cell>
        </table:table-row>
        <table:table-row>
          <table:table-cell table:style-name="表格6.A2" table:number-rows-spanned="2" office:value-type="string">
            <text:p text:style-name="Table_20_Contents"/>
          </table:table-cell>
          <table:table-cell table:style-name="表格6.A2" office:value-type="string"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  <table:table-row>
          <table:covered-table-cell/>
          <table:table-cell table:style-name="表格6.A2" office:value-type="string"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</table:table>
      <text:p text:style-name="Text_20_body"/>
      <text:h text:style-name="P157" text:outline-level="3"><text:bookmark-start text:name="__RefHeading___Toc105_2009966291"/>新增功能<text:bookmark-end text:name="__RefHeading___Toc105_2009966291"/></text:h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office:value-type="string">
            <text:p text:style-name="P32">描述</text:p>
          </table:table-cell>
          <table:table-cell table:style-name="表格4.A1" office:value-type="string">
            <text:p text:style-name="P32">版本</text:p>
          </table:table-cell>
          <table:table-cell table:style-name="表格4.C1" office:value-type="string">
            <text:p text:style-name="P32">内容</text:p>
          </table:table-cell>
        </table:table-row>
        <table:table-row>
          <table:table-cell table:style-name="表格4.A2" table:number-rows-spanned="2" office:value-type="string">
            <text:p text:style-name="Table_20_Contents">鼠标指向屏幕边缘控制镜头中心移动</text:p>
          </table:table-cell>
          <table:table-cell table:style-name="表格4.A2" table:number-rows-spanned="2" office:value-type="string">
            <text:p text:style-name="Table_20_Contents">0.1<text:span text:style-name="T37">a00</text:span>.0</text:p>
          </table:table-cell>
          <table:table-cell table:style-name="表格4.C2" office:value-type="string">
            <text:p text:style-name="Table_20_Contents">增加功能块<text:span text:style-name="T1">：</text:span></text:p>
            <text:p text:style-name="P102">Edge_Move_Control ( ) 返回移动偏量值</text:p>
            <text:p text:style-name="P100"><text:span text:style-name="T45">MousPos ( ) </text:span><text:span text:style-name="T50">返回当前鼠标位置</text:span></text:p>
          </table:table-cell>
        </table:table-row>
        <table:table-row>
          <table:covered-table-cell/>
          <table:covered-table-cell/>
          <table:table-cell table:style-name="表格4.C2" office:value-type="string">
            <text:p text:style-name="Table_20_Contents">只有在RTS状态下时移动</text:p>
          </table:table-cell>
        </table:table-row>
        <table:table-row>
          <table:table-cell table:style-name="表格4.A2" table:number-rows-spanned="2" office:value-type="string">
            <text:p text:style-name="P54">RTS镜头下鼠标框选物体</text:p>
          </table:table-cell>
          <table:table-cell table:style-name="表格4.A2" office:value-type="string">
            <text:p text:style-name="P54">0.2a00.0</text:p>
          </table:table-cell>
          <table:table-cell table:style-name="表格4.C2" office:value-type="string">
            <text:p text:style-name="P60">根绝 《<text:span text:style-name="T57">RTS Style Unit Selection in Unity 5》</text:span>提供的代码添加块文件</text:p>
          </table:table-cell>
        </table:table-row>
        <table:table-row>
          <table:covered-table-cell/>
          <table:table-cell table:style-name="表格4.A2" office:value-type="string">
            <text:p text:style-name="P56">0.2a01.0</text:p>
          </table:table-cell>
          <table:table-cell table:style-name="表格4.C2" office:value-type="string">
            <text:p text:style-name="P51">完成鼠标区域选择功能</text:p>
            <text:p text:style-name="P51">增加功能块：</text:p>
            <text:p text:style-name="P59">IsWithinSelectionBounds <text:span text:style-name="T58">(GameObject gameObject) </text:span>用于分析当前相机视角下是否有可选物体</text:p>
          </table:table-cell>
        </table:table-row>
        <table:table-row>
          <table:table-cell table:style-name="表格4.A2" office:value-type="string">
            <text:p text:style-name="P55">RTS镜头下鼠标单击选择物体</text:p>
          </table:table-cell>
          <table:table-cell table:style-name="表格4.A2" office:value-type="string">
            <text:p text:style-name="P57">0.3a00.0</text:p>
          </table:table-cell>
          <table:table-cell table:style-name="表格4.C2" office:value-type="string">
            <text:p text:style-name="P51">删除框选物体的多余代码</text:p>
            <text:p text:style-name="P51">增加功能块：</text:p>
            <text:p text:style-name="P64">RTS_Point_Selec ( ) <text:s/>用于鼠标单击选择</text:p>
            <text:p text:style-name="P64">RTS_Area_Selec ( ) 将之前的多选控制放入此块</text:p>
          </table:table-cell>
        </table:table-row>
        <table:table-row>
          <table:table-cell table:style-name="表格4.A2" office:value-type="string">
            <text:p text:style-name="P12">增加由镜头方向控制转向目的地</text:p>
            <text:list xml:id="list4146107391318123388" text:style-name="L24">
              <text:list-item>
                <text:p text:style-name="P148"><text:span text:style-name="T15">当物体方向不是镜头方向且</text:span><text:span text:style-name="T16">w或s键按下</text:span><text:span text:style-name="T15">时先旋转再移动</text:span></text:p>
              </text:list-item>
              <text:list-item>
                <text:p text:style-name="P146">当镜头方向被鼠标控制住时按下a和d键左右平移</text:p>
              </text:list-item>
              <text:list-item>
                <text:p text:style-name="P146">当镜头方向是自由状态时按下a和d键前行并旋转物体方向</text:p>
              </text:list-item>
            </text:list>
          </table:table-cell>
          <table:table-cell table:style-name="表格4.A2" office:value-type="string">
            <text:p text:style-name="P57">0.4a00.0</text:p>
          </table:table-cell>
          <table:table-cell table:style-name="表格4.C2" office:value-type="string">
            <text:p text:style-name="Table_20_Contents"><text:span text:style-name="T1">增加了功能块：</text:span><text:span text:style-name="T72">MoTbKaCB</text:span> </text:p>
            <text:p text:style-name="Table_20_Contents"/>
          </table:table-cell>
        </table:table-row>
        <table:table-row table:style-name="表格4.8">
          <table:table-cell table:style-name="表格4.A2" office:value-type="string">
            <text:p text:style-name="P12"/>
          </table:table-cell>
          <table:table-cell table:style-name="表格4.A2" office:value-type="string">
            <text:p text:style-name="P57">0.5</text:p>
          </table:table-cell>
          <table:table-cell table:style-name="表格4.C2" office:value-type="string">
            <text:p text:style-name="P80">完善了<text:span text:style-name="T72">MoTbKaCB </text:span>功能块</text:p>
          </table:table-cell>
        </table:table-row>
        <table:table-row table:style-name="表格4.8">
          <table:table-cell table:style-name="表格4.A2" office:value-type="string">
            <text:p text:style-name="P12"/>
          </table:table-cell>
          <table:table-cell table:style-name="表格4.A2" office:value-type="string">
            <text:p text:style-name="P57">0.6</text:p>
          </table:table-cell>
          <table:table-cell table:style-name="表格4.C2" office:value-type="string">
            <text:list xml:id="list8888664478068506864" text:style-name="L25">
              <text:list-item>
                <text:p text:style-name="P211">增加了跑动动画控制</text:p>
              </text:list-item>
            </text:list>
          </table:table-cell>
        </table:table-row>
      </table:table>
      <text:p text:style-name="Text_20_body"/>
      <text:h text:style-name="P157" text:outline-level="3"><text:bookmark-start text:name="__RefHeading___Toc107_2009966291"/><text:soft-page-break/>修正<text:bookmark-end text:name="__RefHeading___Toc107_2009966291"/></text:h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43">描述</text:p>
          </table:table-cell>
          <table:table-cell table:style-name="表格12.A1" office:value-type="string">
            <text:p text:style-name="P43">版本</text:p>
          </table:table-cell>
          <table:table-cell table:style-name="表格12.C1" office:value-type="string">
            <text:p text:style-name="P43">内容</text:p>
          </table:table-cell>
        </table:table-row>
        <table:table-row>
          <table:table-cell table:style-name="表格12.A2" office:value-type="string">
            <text:p text:style-name="P41">增加布尔变量控制不同的移动方式</text:p>
          </table:table-cell>
          <table:table-cell table:style-name="表格12.A2" office:value-type="string">
            <text:p text:style-name="P41">0.0.1b00</text:p>
          </table:table-cell>
          <table:table-cell table:style-name="表格12.C2" office:value-type="string">
            <text:p text:style-name="P41">增加四个布尔变量分别控制两种运动方式两种旋转方式</text:p>
          </table:table-cell>
        </table:table-row>
        <table:table-row>
          <table:table-cell table:style-name="表格12.A2" table:number-rows-spanned="2" office:value-type="string">
            <text:p text:style-name="P41">相机脱离玩家后移动由本地坐标改为世界坐标</text:p>
          </table:table-cell>
          <table:table-cell table:style-name="表格12.A2" office:value-type="string">
            <text:p text:style-name="P41">0.0.2b00</text:p>
          </table:table-cell>
          <table:table-cell table:style-name="表格12.C2" office:value-type="string">
            <text:p text:style-name="P46">增加功能块：</text:p>
            <text:p text:style-name="P50"><text:span text:style-name="T42">MDCaW </text:span><text:span text:style-name="T46">( ) </text:span></text:p>
          </table:table-cell>
        </table:table-row>
        <table:table-row>
          <table:covered-table-cell/>
          <table:table-cell table:style-name="表格12.A2" office:value-type="string">
            <text:p text:style-name="P41">0.0.2b01</text:p>
          </table:table-cell>
          <table:table-cell table:style-name="表格12.C2" office:value-type="string">
            <text:p text:style-name="P42"><text:span text:style-name="T42">MDCaW </text:span><text:span text:style-name="T46">( ) </text:span><text:span text:style-name="T38">块中直接给与</text:span><text:span text:style-name="T39">偏量值给全局</text:span><text:span text:style-name="T38">坐标的</text:span>Transform.Translate<text:span text:style-name="T1">，效果并不理想。</text:span></text:p>
            <text:p text:style-name="P44">应改为移动与全局坐标水平一致、方向则与本地坐标一致。</text:p>
            <text:p text:style-name="P44"/>
            <text:list xml:id="list7945310389624408428" text:style-name="L26">
              <text:list-item>
                <text:p text:style-name="P233">通过 <text:span text:style-name="T35">CameraFunctions.cs 0.0.3完成了上述功能，同时增加了布尔变量：</text:span></text:p>
                <text:list>
                  <text:list-item>
                    <text:p text:style-name="P234">Move_Camera_towards_cam_Facing</text:p>
                  </text:list-item>
                  <text:list-item>
                    <text:p text:style-name="P234">Move_Camera_Along_World_Axis</text:p>
                  </text:list-item>
                </text:list>
                <text:p text:style-name="P234">用于选择RTS相机的移动方式。</text:p>
              </text:list-item>
              <text:list-item>
                <text:p text:style-name="P234">修改布尔变量名称：</text:p>
                <text:list>
                  <text:list-item>
                    <text:p text:style-name="P235">Move_towards_Character_Facing</text:p>
                  </text:list-item>
                  <text:list-item>
                    <text:p text:style-name="P235">Move_Along_World_Axis</text:p>
                  </text:list-item>
                  <text:list-item>
                    <text:p text:style-name="P235">Turn_by_Keyboard</text:p>
                  </text:list-item>
                  <text:list-item>
                    <text:p text:style-name="P235">Turn_by_Mouse_Point</text:p>
                  </text:list-item>
                </text:list>
                <text:p text:style-name="P234">为</text:p>
                <text:list text:continue-numbering="true">
                  <text:list-item>
                    <text:p text:style-name="P235">Move_Player_towards_Character_Facing</text:p>
                  </text:list-item>
                  <text:list-item>
                    <text:p text:style-name="P235">Move_Player_Along_World_Axis</text:p>
                  </text:list-item>
                  <text:list-item>
                    <text:p text:style-name="P235">Turn_Player_by_Keyboard</text:p>
                  </text:list-item>
                  <text:list-item>
                    <text:p text:style-name="P235">Turn_Player_by_Mouse_Point</text:p>
                  </text:list-item>
                </text:list>
                <text:p text:style-name="P235">用于区分相机和玩家控制旗帜。</text:p>
              </text:list-item>
            </text:list>
          </table:table-cell>
        </table:table-row>
        <table:table-row>
          <table:table-cell table:style-name="表格12.A2" office:value-type="string">
            <text:p text:style-name="Standard"/>
          </table:table-cell>
          <table:table-cell table:style-name="表格12.A2" office:value-type="string">
            <text:p text:style-name="P48">0.0.3</text:p>
          </table:table-cell>
          <table:table-cell table:style-name="表格12.C2" office:value-type="string">
            <text:list xml:id="list3554134377294891652" text:style-name="L27">
              <text:list-item>
                <text:p text:style-name="P236">增加了检查相机跟随的布尔值，若相机不跟随则不再控制角色动画</text:p>
              </text:list-item>
              <text:list-item>
                <text:p text:style-name="P236">增加了使用该脚本所必须的脚本与组件</text:p>
              </text:list-item>
            </text:list>
          </table:table-cell>
        </table:table-row>
        <table:table-row>
          <table:table-cell table:style-name="表格12.A2" office:value-type="string">
            <text:p text:style-name="Standard"/>
          </table:table-cell>
          <table:table-cell table:style-name="表格12.A2" office:value-type="string">
            <text:p text:style-name="P49">0.0.4</text:p>
          </table:table-cell>
          <table:table-cell table:style-name="表格12.C2" office:value-type="string">
            <text:list xml:id="list21342474394954" text:continue-numbering="true" text:style-name="L27">
              <text:list-item>
                <text:p text:style-name="P237">增加变量控制开关鼠到屏幕边缘相机移动</text:p>
                <text:list>
                  <text:list-item>
                    <text:p text:style-name="P237"><text:span text:style-name="T72">Move_Camera_at_Edge</text:span> </text:p>
                  </text:list-item>
                </text:list>
              </text:list-item>
            </text:list>
          </table:table-cell>
        </table:table-row>
        <table:table-row>
          <table:table-cell table:style-name="表格12.A2" office:value-type="string">
            <text:p text:style-name="Standard"/>
          </table:table-cell>
          <table:table-cell table:style-name="表格12.A2" office:value-type="string">
            <text:p text:style-name="P49">0.0.5</text:p>
          </table:table-cell>
          <table:table-cell table:style-name="表格12.C2" office:value-type="string">
            <text:list xml:id="list21342667002784" text:continue-numbering="true" text:style-name="L27">
              <text:list-item>
                <text:p text:style-name="P238">脚本更名</text:p>
              </text:list-item>
              <text:list-item>
                <text:p text:style-name="P238">修改代码适应一些别的更名的脚本</text:p>
              </text:list-item>
            </text:list>
          </table:table-cell>
        </table:table-row>
        <table:table-row>
          <table:table-cell table:style-name="表格12.A2" office:value-type="string">
            <text:p text:style-name="Standard"/>
          </table:table-cell>
          <table:table-cell table:style-name="表格12.A2" office:value-type="string">
            <text:p text:style-name="P49">0.0.6</text:p>
          </table:table-cell>
          <table:table-cell table:style-name="表格12.C2" office:value-type="string">
            <text:list xml:id="list21342647969538" text:continue-numbering="true" text:style-name="L27">
              <text:list-item>
                <text:p text:style-name="P239">脚本由<text:span text:style-name="T105">Player_Camera_Controller_RTS_RPG_AstarPathfing_Project改为Player_Controller_RTS_RPG_AstarPathfing_Project</text:span></text:p>
              </text:list-item>
              <text:list-item>
                <text:p text:style-name="P239">修改了其他脚本更名造成的错误</text:p>
              </text:list-item>
            </text:list>
          </table:table-cell>
        </table:table-row>
        <table:table-row>
          <table:table-cell table:style-name="表格12.A2" office:value-type="string">
            <text:p text:style-name="Standard"/>
          </table:table-cell>
          <table:table-cell table:style-name="表格12.A2" office:value-type="string">
            <text:p text:style-name="P49">0.0.7</text:p>
          </table:table-cell>
          <table:table-cell table:style-name="表格12.C2" office:value-type="string">
            <text:list xml:id="list21342906979670" text:continue-numbering="true" text:style-name="L27">
              <text:list-item>
                <text:p text:style-name="P239">修改了掉落时的判定</text:p>
              </text:list-item>
            </text:list>
          </table:table-cell>
        </table:table-row>
        <table:table-row>
          <table:table-cell table:style-name="表格12.A2" office:value-type="string">
            <text:p text:style-name="Standard"/>
          </table:table-cell>
          <table:table-cell table:style-name="表格12.A2" office:value-type="string">
            <text:p text:style-name="P240">0.08</text:p>
          </table:table-cell>
          <table:table-cell table:style-name="表格12.C2" office:value-type="string">
            <text:list xml:id="list21342862704752" text:continue-numbering="true" text:style-name="L27">
              <text:list-item>
                <text:p text:style-name="P241">增加了两个下拉列表在菜单面板上</text:p>
              </text:list-item>
            </text:list>
          </table:table-cell>
        </table:table-row>
      </table:table>
      <text:p text:style-name="P2"/>
      <text:h text:style-name="P172" text:outline-level="2"><text:bookmark-start text:name="__RefHeading___Toc109_2009966291"/><text:span text:style-name="T58">Utils_RTS_Draw</text:span>.cs<text:bookmark-end text:name="__RefHeading___Toc109_2009966291"/></text:h>
      <text:h text:style-name="P158" text:outline-level="3"><text:bookmark-start text:name="__RefHeading___Toc111_2009966291"/>正式版本<text:bookmark-end text:name="__RefHeading___Toc111_2009966291"/></text:h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office:value-type="string">
            <text:p text:style-name="P32">描述</text:p>
          </table:table-cell>
          <table:table-cell table:style-name="表格5.A1" office:value-type="string">
            <text:p text:style-name="P32">版本</text:p>
          </table:table-cell>
          <table:table-cell table:style-name="表格5.C1" office:value-type="string">
            <text:p text:style-name="P32">内容</text:p>
          </table:table-cell>
        </table:table-row>
        <table:table-row>
          <table:table-cell table:style-name="表格5.A2" table:number-rows-spanned="2" office:value-type="string">
            <text:p text:style-name="Table_20_Contents"/>
          </table:table-cell>
          <table:table-cell table:style-name="表格5.A2" office:value-type="string">
            <text:p text:style-name="Table_20_Contents"/>
          </table:table-cell>
          <table:table-cell table:style-name="表格5.C2" office:value-type="string">
            <text:p text:style-name="Table_20_Contents"/>
          </table:table-cell>
        </table:table-row>
        <table:table-row>
          <table:covered-table-cell/>
          <table:table-cell table:style-name="表格5.A2" office:value-type="string">
            <text:p text:style-name="Table_20_Contents"/>
          </table:table-cell>
          <table:table-cell table:style-name="表格5.C2" office:value-type="string">
            <text:p text:style-name="Table_20_Contents"/>
          </table:table-cell>
        </table:table-row>
      </table:table>
      <text:p text:style-name="P3"/>
      <text:h text:style-name="P159" text:outline-level="3"><text:bookmark-start text:name="__RefHeading___Toc113_2009966291"/>新增功能<text:bookmark-end text:name="__RefHeading___Toc113_2009966291"/></text:h>
      <table:table table:name="表格8" table:style-name="表格8">
        <table:table-column table:style-name="表格8.A"/>
        <table:table-column table:style-name="表格8.B"/>
        <table:table-column table:style-name="表格8.C"/>
        <table:table-row>
          <table:table-cell table:style-name="表格8.A1" office:value-type="string">
            <text:p text:style-name="P32">描述</text:p>
          </table:table-cell>
          <table:table-cell table:style-name="表格8.A1" office:value-type="string">
            <text:p text:style-name="P32">版本</text:p>
          </table:table-cell>
          <table:table-cell table:style-name="表格8.C1" office:value-type="string">
            <text:p text:style-name="P32">内容</text:p>
          </table:table-cell>
        </table:table-row>
        <table:table-row>
          <table:table-cell table:style-name="表格8.A2" office:value-type="string">
            <text:p text:style-name="P58">增加RTS Style Unit Selection in Unity 5中的utility类的功能</text:p>
          </table:table-cell>
          <table:table-cell table:style-name="表格8.A2" office:value-type="string">
            <text:p text:style-name="Table_20_Contents">0.1a00.0</text:p>
          </table:table-cell>
          <table:table-cell table:style-name="表格8.C2" office:value-type="string">
            <text:p text:style-name="P61">增加功能块</text:p>
            <text:list xml:id="list7559013805923831166" text:style-name="L28">
              <text:list-item>
                <text:p text:style-name="P212">WhiteTexture</text:p>
              </text:list-item>
              <text:list-item>
                <text:p text:style-name="P212">DrawScreenRect( Rect rect, Color color )</text:p>
              </text:list-item>
              <text:list-item>
                <text:p text:style-name="P212">DrawScreenRectBorder( Rect rect, float thickness, Color color )</text:p>
              </text:list-item>
              <text:list-item>
                <text:p text:style-name="P212">GetScreenRect( Vector3 screenPosition1, Vector3 screenPosition2 )</text:p>
              </text:list-item>
              <text:list-item>
                <text:p text:style-name="P212">GetViewportBounds( Camera camera, Vector3 screenPosition1, Vector3 screenPosition2 )</text:p>
              </text:list-item>
            </text:list>
          </table:table-cell>
        </table:table-row>
      </table:table>
      <text:p text:style-name="P3"/>
      <text:h text:style-name="P157" text:outline-level="3"><text:bookmark-start text:name="__RefHeading___Toc115_2009966291"/>修正<text:bookmark-end text:name="__RefHeading___Toc115_2009966291"/></text:h>
      <table:table table:name="表格9" table:style-name="表格9">
        <table:table-column table:style-name="表格9.A"/>
        <table:table-column table:style-name="表格9.B"/>
        <table:table-column table:style-name="表格9.C"/>
        <table:table-row>
          <table:table-cell table:style-name="表格9.A1" office:value-type="string">
            <text:p text:style-name="P32">描述</text:p>
          </table:table-cell>
          <table:table-cell table:style-name="表格9.A1" office:value-type="string">
            <text:p text:style-name="P32">版本</text:p>
          </table:table-cell>
          <table:table-cell table:style-name="表格9.C1" office:value-type="string">
            <text:p text:style-name="P32">内容</text:p>
          </table:table-cell>
        </table:table-row>
        <table:table-row>
          <table:table-cell table:style-name="表格9.A2" table:number-rows-spanned="2" office:value-type="string">
            <text:p text:style-name="Table_20_Contents"/>
          </table:table-cell>
          <table:table-cell table:style-name="表格9.A2" office:value-type="string">
            <text:p text:style-name="Table_20_Contents">0.0.<text:span text:style-name="T36">1</text:span></text:p>
          </table:table-cell>
          <table:table-cell table:style-name="表格9.C2" office:value-type="string">
            <text:p text:style-name="Table_20_Contents"/>
          </table:table-cell>
        </table:table-row>
        <table:table-row>
          <table:covered-table-cell/>
          <table:table-cell table:style-name="表格9.A2" office:value-type="string">
            <text:p text:style-name="Table_20_Contents"/>
          </table:table-cell>
          <table:table-cell table:style-name="表格9.C2" office:value-type="string">
            <text:p text:style-name="Table_20_Contents"/>
          </table:table-cell>
        </table:table-row>
      </table:table>
      <text:p text:style-name="P3"/>
      <text:p text:style-name="P16"/>
      <text:h text:style-name="P173" text:outline-level="2"><text:bookmark-start text:name="__RefHeading___Toc901_81647745"/><text:span text:style-name="T106">Selectable_Unit_Controller_AstarPathfing_Project</text:span>.cs<text:bookmark-end text:name="__RefHeading___Toc901_81647745"/></text:h>
      <text:h text:style-name="P160" text:outline-level="3"><text:bookmark-start text:name="__RefHeading___Toc111_200996629121"/>正式版本<text:bookmark-end text:name="__RefHeading___Toc111_200996629121"/></text:h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office:value-type="string">
            <text:p text:style-name="P33">描述</text:p>
          </table:table-cell>
          <table:table-cell table:style-name="表格10.A1" office:value-type="string">
            <text:p text:style-name="P33">版本</text:p>
          </table:table-cell>
          <table:table-cell table:style-name="表格10.C1" office:value-type="string">
            <text:p text:style-name="P33">内容</text:p>
          </table:table-cell>
        </table:table-row>
        <table:table-row>
          <table:table-cell table:style-name="表格10.A2" table:number-rows-spanned="2" office:value-type="string">
            <text:p text:style-name="P103"/>
          </table:table-cell>
          <table:table-cell table:style-name="表格10.A2" office:value-type="string">
            <text:p text:style-name="P103"/>
          </table:table-cell>
          <table:table-cell table:style-name="表格10.C2" office:value-type="string">
            <text:p text:style-name="P103"/>
          </table:table-cell>
        </table:table-row>
        <table:table-row>
          <table:covered-table-cell/>
          <table:table-cell table:style-name="表格10.A2" office:value-type="string">
            <text:p text:style-name="P103"/>
          </table:table-cell>
          <table:table-cell table:style-name="表格10.C2" office:value-type="string">
            <text:p text:style-name="P103"/>
          </table:table-cell>
        </table:table-row>
      </table:table>
      <text:p text:style-name="P17"/>
      <text:h text:style-name="P160" text:outline-level="3"><text:bookmark-start text:name="__RefHeading___Toc113_200996629122"/>新增功能<text:bookmark-end text:name="__RefHeading___Toc113_200996629122"/></text:h>
      <table:table table:name="表格14" table:style-name="表格14">
        <table:table-column table:style-name="表格14.A"/>
        <table:table-column table:style-name="表格14.B"/>
        <table:table-column table:style-name="表格14.C"/>
        <table:table-row>
          <table:table-cell table:style-name="表格14.A1" office:value-type="string">
            <text:p text:style-name="P33">描述</text:p>
          </table:table-cell>
          <table:table-cell table:style-name="表格14.A1" office:value-type="string">
            <text:p text:style-name="P33">版本</text:p>
          </table:table-cell>
          <table:table-cell table:style-name="表格14.C1" office:value-type="string">
            <text:p text:style-name="P33">内容</text:p>
          </table:table-cell>
        </table:table-row>
        <table:table-row>
          <table:table-cell table:style-name="表格14.A2" office:value-type="string">
            <text:p text:style-name="P106">Selectable_Unit_Controller.cs</text:p>
          </table:table-cell>
          <table:table-cell table:style-name="表格14.A2" office:value-type="string">
            <text:p text:style-name="P103">0.1a00.0</text:p>
          </table:table-cell>
          <table:table-cell table:style-name="表格14.C2" office:value-type="string">
            <text:p text:style-name="P62">public GameObject selectionCircle</text:p>
            <text:p text:style-name="P62">用于赋予projector，为被选择物体下方显示标志</text:p>
          </table:table-cell>
        </table:table-row>
        <table:table-row>
          <table:table-cell table:style-name="表格14.A2" office:value-type="string">
            <text:p text:style-name="P9">点击移动</text:p>
          </table:table-cell>
          <table:table-cell table:style-name="表格14.A2" office:value-type="string">
            <text:p text:style-name="P63">0.2.0</text:p>
          </table:table-cell>
          <table:table-cell table:style-name="表格14.C2" office:value-type="string">
            <text:p text:style-name="P82">增加了<text:span text:style-name="T90">A*Pathfinding Project用于寻路</text:span></text:p>
          </table:table-cell>
        </table:table-row>
        <table:table-row>
          <table:table-cell table:style-name="表格14.A2" office:value-type="string">
            <text:p text:style-name="P9"/>
          </table:table-cell>
          <table:table-cell table:style-name="表格14.A2" office:value-type="string">
            <text:p text:style-name="P63">0.3.0</text:p>
          </table:table-cell>
          <table:table-cell table:style-name="表格14.C2" office:value-type="string">
            <text:p text:style-name="P85">改变脚本为<text:span text:style-name="T93">AIPath_For_Rigidbody_From_AstarPathfindingProject的类成员</text:span></text:p>
            <text:p text:style-name="P85">并采用AIPath作为寻路方式</text:p>
          </table:table-cell>
        </table:table-row>
        <table:table-row>
          <table:table-cell table:style-name="表格14.A2" office:value-type="string">
            <text:p text:style-name="P9"/>
          </table:table-cell>
          <table:table-cell table:style-name="表格14.A2" office:value-type="string">
            <text:p text:style-name="P63">0.4</text:p>
          </table:table-cell>
          <table:table-cell table:style-name="表格14.C2" office:value-type="string">
            <text:p text:style-name="P85">双击右键被选择物体用跑步速度前进</text:p>
          </table:table-cell>
        </table:table-row>
      </table:table>
      <text:p text:style-name="P17"/>
      <text:h text:style-name="P160" text:outline-level="3"><text:bookmark-start text:name="__RefHeading___Toc115_200996629123"/>修正<text:bookmark-end text:name="__RefHeading___Toc115_200996629123"/></text:h>
      <table:table table:name="表格15" table:style-name="表格15">
        <table:table-column table:style-name="表格15.A"/>
        <table:table-column table:style-name="表格15.B"/>
        <table:table-column table:style-name="表格15.C"/>
        <table:table-row>
          <table:table-cell table:style-name="表格15.A1" office:value-type="string">
            <text:p text:style-name="P33">描述</text:p>
          </table:table-cell>
          <table:table-cell table:style-name="表格15.A1" office:value-type="string">
            <text:p text:style-name="P33">版本</text:p>
          </table:table-cell>
          <table:table-cell table:style-name="表格15.C1" office:value-type="string">
            <text:p text:style-name="P33">内容</text:p>
          </table:table-cell>
        </table:table-row>
        <table:table-row>
          <table:table-cell table:style-name="表格15.A2" office:value-type="string">
            <text:p text:style-name="P103"/>
          </table:table-cell>
          <table:table-cell table:style-name="表格15.A2" office:value-type="string">
            <text:p text:style-name="P103">0.0.<text:span text:style-name="T36">1</text:span></text:p>
          </table:table-cell>
          <table:table-cell table:style-name="表格15.C2" office:value-type="string">
            <text:p text:style-name="P125"><text:span text:style-name="T25">增加布尔值</text:span><text:span text:style-name="T72">Use_Animation</text:span> <text:span text:style-name="T1">控制是否使用动画控制器以避免警报</text:span></text:p>
          </table:table-cell>
        </table:table-row>
        <table:table-row>
          <table:table-cell table:style-name="表格15.A2" office:value-type="string">
            <text:p text:style-name="P17"/>
          </table:table-cell>
          <table:table-cell table:style-name="表格15.A2" office:value-type="string">
            <text:p text:style-name="P126">0.0.2</text:p>
          </table:table-cell>
          <table:table-cell table:style-name="表格15.C2" office:value-type="string">
            <text:p text:style-name="P86">修改若脚本运作在玩家角色上时，当视角不处于RTS状态下不可运行。</text:p>
          </table:table-cell>
        </table:table-row>
        <table:table-row>
          <table:table-cell table:style-name="表格15.A2" office:value-type="string">
            <text:p text:style-name="P17"/>
          </table:table-cell>
          <table:table-cell table:style-name="表格15.A2" office:value-type="string">
            <text:p text:style-name="P86">0.0.3</text:p>
          </table:table-cell>
          <table:table-cell table:style-name="表格15.C2" office:value-type="string">
            <text:list xml:id="list1603500179979975128" text:style-name="L29">
              <text:list-item>
                <text:p text:style-name="P213">脚本更名</text:p>
              </text:list-item>
              <text:list-item>
                <text:p text:style-name="P214">修改代码适应别的更名脚本</text:p>
              </text:list-item>
              <text:list-item>
                <text:p text:style-name="P214">增加需求成员</text:p>
              </text:list-item>
            </text:list>
          </table:table-cell>
        </table:table-row>
        <table:table-row>
          <table:table-cell table:style-name="表格15.A2" office:value-type="string">
            <text:p text:style-name="P17"/>
          </table:table-cell>
          <table:table-cell table:style-name="表格15.A2" office:value-type="string">
            <text:p text:style-name="P95">0.0.4</text:p>
          </table:table-cell>
          <table:table-cell table:style-name="表格15.C2" office:value-type="string">
            <text:list xml:id="list21341772610827" text:continue-numbering="true" text:style-name="L29">
              <text:list-item>
                <text:p text:style-name="P213">修改了其他脚本更名造成的错误</text:p>
              </text:list-item>
            </text:list>
          </table:table-cell>
        </table:table-row>
      </table:table>
      <text:p text:style-name="P17"/>
      <text:p text:style-name="P17"/>
      <text:h text:style-name="P176" text:outline-level="2"><text:bookmark-start text:name="__RefHeading___Toc1060_81647745"/><text:s/><text:span text:style-name="T2">Public_</text:span><text:span text:style-name="T22">Functions.cs</text:span><text:bookmark-end text:name="__RefHeading___Toc1060_81647745"/></text:h>
      <text:h text:style-name="P161" text:outline-level="3"><text:bookmark-start text:name="__RefHeading___Toc111_20099662912130"/>正式版本<text:bookmark-end text:name="__RefHeading___Toc111_20099662912130"/></text:h>
      <table:table table:name="表格19" table:style-name="表格19">
        <table:table-column table:style-name="表格19.A"/>
        <table:table-column table:style-name="表格19.B"/>
        <table:table-column table:style-name="表格19.C"/>
        <table:table-row>
          <table:table-cell table:style-name="表格19.A1" office:value-type="string">
            <text:p text:style-name="P35">描述</text:p>
          </table:table-cell>
          <table:table-cell table:style-name="表格19.A1" office:value-type="string">
            <text:p text:style-name="P35">版本</text:p>
          </table:table-cell>
          <table:table-cell table:style-name="表格19.C1" office:value-type="string">
            <text:p text:style-name="P35">内容</text:p>
          </table:table-cell>
        </table:table-row>
        <table:table-row>
          <table:table-cell table:style-name="表格19.A2" office:value-type="string">
            <text:p text:style-name="P70"/>
          </table:table-cell>
          <table:table-cell table:style-name="表格19.A2" office:value-type="string">
            <text:p text:style-name="P105"/>
          </table:table-cell>
          <table:table-cell table:style-name="表格19.C2" office:value-type="string">
            <text:p text:style-name="P105"/>
          </table:table-cell>
        </table:table-row>
        <table:table-row>
          <table:table-cell table:style-name="表格19.A2" office:value-type="string">
            <text:p text:style-name="P19"/>
          </table:table-cell>
          <table:table-cell table:style-name="表格19.A2" office:value-type="string">
            <text:p text:style-name="P105"/>
          </table:table-cell>
          <table:table-cell table:style-name="表格19.C2" office:value-type="string">
            <text:p text:style-name="P105"/>
          </table:table-cell>
        </table:table-row>
      </table:table>
      <text:p text:style-name="P19"/>
      <text:h text:style-name="P161" text:outline-level="3"><text:bookmark-start text:name="__RefHeading___Toc113_20099662912231"/>新增功能<text:bookmark-end text:name="__RefHeading___Toc113_20099662912231"/></text:h>
      <table:table table:name="表格20" table:style-name="表格20">
        <table:table-column table:style-name="表格20.A"/>
        <table:table-column table:style-name="表格20.B"/>
        <table:table-column table:style-name="表格20.C"/>
        <table:table-row>
          <table:table-cell table:style-name="表格20.A1" office:value-type="string">
            <text:p text:style-name="P35">描述</text:p>
          </table:table-cell>
          <table:table-cell table:style-name="表格20.A1" office:value-type="string">
            <text:p text:style-name="P35">版本</text:p>
          </table:table-cell>
          <table:table-cell table:style-name="表格20.C1" office:value-type="string">
            <text:p text:style-name="P35">内容</text:p>
          </table:table-cell>
        </table:table-row>
        <table:table-row>
          <table:table-cell table:style-name="表格20.A2" office:value-type="string">
            <text:p text:style-name="P105"/>
          </table:table-cell>
          <table:table-cell table:style-name="表格20.A2" office:value-type="string">
            <text:p text:style-name="P105">0.1a00.0</text:p>
          </table:table-cell>
          <table:table-cell table:style-name="表格20.C2" office:value-type="string">
            <text:p text:style-name="P67">创建并由CameraFunctions.cs中移来以下功能块</text:p>
            <text:list xml:id="list21341205166083" text:continue-list="list5059503301597040137" text:style-name="L20">
              <text:list-item>
                <text:p text:style-name="P249"><text:span text:style-name="T72">SMO_ANG</text:span> </text:p>
              </text:list-item>
              <text:list-item>
                <text:p text:style-name="P249"><text:span text:style-name="T72">SMO_VAL</text:span> </text:p>
              </text:list-item>
              <text:list-item>
                <text:p text:style-name="P215"><text:span text:style-name="T72">SMO_VAL_OFFSET</text:span> </text:p>
              </text:list-item>
            </text:list>
            <text:p text:style-name="P68">修改功能块为<text:span text:style-name="T79">Utility Class</text:span></text:p>
          </table:table-cell>
        </table:table-row>
        <table:table-row>
          <table:table-cell table:style-name="表格20.A2" office:value-type="string">
            <text:p text:style-name="P19"/>
          </table:table-cell>
          <table:table-cell table:style-name="表格20.A2" office:value-type="string">
            <text:p text:style-name="P76">0.2</text:p>
          </table:table-cell>
          <table:table-cell table:style-name="表格20.C2" office:value-type="string">
            <text:p text:style-name="P77">增加了功能块</text:p>
            <text:p text:style-name="P77"><text:span text:style-name="T72">Clear_Angle</text:span> </text:p>
            <text:p text:style-name="P77">对超过360度的角度值模算</text:p>
            <text:p text:style-name="P77">将360度分割为正负180并输出</text:p>
          </table:table-cell>
        </table:table-row>
        <table:table-row>
          <table:table-cell table:style-name="表格20.A2" office:value-type="string">
            <text:p text:style-name="P19"/>
          </table:table-cell>
          <table:table-cell table:style-name="表格20.A2" office:value-type="string">
            <text:p text:style-name="P76">0.3</text:p>
          </table:table-cell>
          <table:table-cell table:style-name="表格20.C2" office:value-type="string">
            <text:p text:style-name="P77">增加了功能块</text:p>
            <text:p text:style-name="P77"><text:span text:style-name="T72">Mous_Click_Get_Pos_Dir</text:span> </text:p>
            <text:p text:style-name="P77">输出鼠标点击后射出的<text:span text:style-name="T91">ray碰撞到的位置和所在方向</text:span></text:p>
          </table:table-cell>
        </table:table-row>
      </table:table>
      <text:p text:style-name="P19"/>
      <text:h text:style-name="P161" text:outline-level="3"><text:bookmark-start text:name="__RefHeading___Toc115_20099662912332"/>修正<text:bookmark-end text:name="__RefHeading___Toc115_20099662912332"/></text:h>
      <table:table table:name="表格21" table:style-name="表格21">
        <table:table-column table:style-name="表格21.A"/>
        <table:table-column table:style-name="表格21.B"/>
        <table:table-column table:style-name="表格21.C"/>
        <table:table-row>
          <table:table-cell table:style-name="表格21.A1" office:value-type="string">
            <text:p text:style-name="P35">描述</text:p>
          </table:table-cell>
          <table:table-cell table:style-name="表格21.A1" office:value-type="string">
            <text:p text:style-name="P35">版本</text:p>
          </table:table-cell>
          <table:table-cell table:style-name="表格21.C1" office:value-type="string">
            <text:p text:style-name="P35">内容</text:p>
          </table:table-cell>
        </table:table-row>
        <table:table-row>
          <table:table-cell table:style-name="表格21.A2" office:value-type="string">
            <text:p text:style-name="P105"/>
          </table:table-cell>
          <table:table-cell table:style-name="表格21.A2" office:value-type="string">
            <text:p text:style-name="P105">0.0.<text:span text:style-name="T36">1</text:span></text:p>
          </table:table-cell>
          <table:table-cell table:style-name="表格21.C2" office:value-type="string">
            <text:p text:style-name="P105"/>
          </table:table-cell>
        </table:table-row>
        <table:table-row>
          <table:table-cell table:style-name="表格21.A2" office:value-type="string">
            <text:p text:style-name="P19"/>
          </table:table-cell>
          <table:table-cell table:style-name="表格21.A2" office:value-type="string">
            <text:p text:style-name="P105"/>
          </table:table-cell>
          <table:table-cell table:style-name="表格21.C2" office:value-type="string">
            <text:p text:style-name="P105"/>
          </table:table-cell>
        </table:table-row>
      </table:table>
      <text:p text:style-name="P19"/>
      <text:p text:style-name="P19"/>
      <text:h text:style-name="P175" text:outline-level="2"><text:bookmark-start text:name="__RefHeading___Toc2150_1894085766"/>AIPath_For_Rigidbody_From_AstarPathfindingProject.cs<text:bookmark-end text:name="__RefHeading___Toc2150_1894085766"/></text:h>
      <text:h text:style-name="P162" text:outline-level="3"><text:bookmark-start text:name="__RefHeading___Toc111_200996629121301"/>正式版本<text:bookmark-end text:name="__RefHeading___Toc111_200996629121301"/></text:h>
      <table:table table:name="表格22" table:style-name="表格22">
        <table:table-column table:style-name="表格22.A"/>
        <table:table-column table:style-name="表格22.B"/>
        <table:table-column table:style-name="表格22.C"/>
        <table:table-row>
          <table:table-cell table:style-name="表格22.A1" office:value-type="string">
            <text:p text:style-name="P36">描述</text:p>
          </table:table-cell>
          <table:table-cell table:style-name="表格22.A1" office:value-type="string">
            <text:p text:style-name="P36">版本</text:p>
          </table:table-cell>
          <table:table-cell table:style-name="表格22.C1" office:value-type="string">
            <text:p text:style-name="P36">内容</text:p>
          </table:table-cell>
        </table:table-row>
        <table:table-row>
          <table:table-cell table:style-name="表格22.A2" office:value-type="string">
            <text:p text:style-name="P70"/>
          </table:table-cell>
          <table:table-cell table:style-name="表格22.A2" office:value-type="string">
            <text:p text:style-name="P113"/>
          </table:table-cell>
          <table:table-cell table:style-name="表格22.C2" office:value-type="string">
            <text:p text:style-name="P113"/>
          </table:table-cell>
        </table:table-row>
        <table:table-row>
          <table:table-cell table:style-name="表格22.A2" office:value-type="string">
            <text:p text:style-name="P20"/>
          </table:table-cell>
          <table:table-cell table:style-name="表格22.A2" office:value-type="string">
            <text:p text:style-name="P113"/>
          </table:table-cell>
          <table:table-cell table:style-name="表格22.C2" office:value-type="string">
            <text:p text:style-name="P113"/>
          </table:table-cell>
        </table:table-row>
      </table:table>
      <text:p text:style-name="P20"/>
      <text:h text:style-name="P162" text:outline-level="3"><text:bookmark-start text:name="__RefHeading___Toc113_200996629122311"/>新增功能<text:bookmark-end text:name="__RefHeading___Toc113_200996629122311"/></text:h>
      <table:table table:name="表格23" table:style-name="表格23">
        <table:table-column table:style-name="表格23.A"/>
        <table:table-column table:style-name="表格23.B"/>
        <table:table-column table:style-name="表格23.C"/>
        <table:table-row>
          <table:table-cell table:style-name="表格23.A1" office:value-type="string">
            <text:p text:style-name="P36">描述</text:p>
          </table:table-cell>
          <table:table-cell table:style-name="表格23.A1" office:value-type="string">
            <text:p text:style-name="P36">版本</text:p>
          </table:table-cell>
          <table:table-cell table:style-name="表格23.C1" office:value-type="string">
            <text:p text:style-name="P36">内容</text:p>
          </table:table-cell>
        </table:table-row>
        <table:table-row>
          <table:table-cell table:style-name="表格23.A2" office:value-type="string">
            <text:p text:style-name="P84"/>
          </table:table-cell>
          <table:table-cell table:style-name="表格23.A2" office:value-type="string">
            <text:p text:style-name="P113">0.1.0</text:p>
          </table:table-cell>
          <table:table-cell table:style-name="表格23.C2" office:value-type="string">
            <text:p text:style-name="P83">将 <text:span text:style-name="T93">AstarPathfindingProject中的AIPath改为适合使用</text:span>Rigidbody.MovePosition和Rigidbody.MoveRotation指令的脚本</text:p>
          </table:table-cell>
        </table:table-row>
        <table:table-row>
          <table:table-cell table:style-name="表格23.A2" office:value-type="string">
            <text:p text:style-name="P20"/>
          </table:table-cell>
          <table:table-cell table:style-name="表格23.A2" office:value-type="string">
            <text:p text:style-name="P93">0.2</text:p>
          </table:table-cell>
          <table:table-cell table:style-name="表格23.C2" office:value-type="string">
            <text:list xml:id="list3533267719200040261" text:style-name="L30">
              <text:list-item>
                <text:p text:style-name="P216">增加了缓慢起步</text:p>
              </text:list-item>
              <text:list-item>
                <text:p text:style-name="P216">增加了跑步模式</text:p>
              </text:list-item>
            </text:list>
          </table:table-cell>
        </table:table-row>
      </table:table>
      <text:p text:style-name="P20"/>
      <text:h text:style-name="P162" text:outline-level="3"><text:bookmark-start text:name="__RefHeading___Toc115_200996629123321"/>修正<text:bookmark-end text:name="__RefHeading___Toc115_200996629123321"/></text:h>
      <table:table table:name="表格24" table:style-name="表格24">
        <table:table-column table:style-name="表格24.A"/>
        <table:table-column table:style-name="表格24.B"/>
        <table:table-column table:style-name="表格24.C"/>
        <table:table-row>
          <table:table-cell table:style-name="表格24.A1" office:value-type="string">
            <text:p text:style-name="P36">描述</text:p>
          </table:table-cell>
          <table:table-cell table:style-name="表格24.A1" office:value-type="string">
            <text:p text:style-name="P36">版本</text:p>
          </table:table-cell>
          <table:table-cell table:style-name="表格24.C1" office:value-type="string">
            <text:p text:style-name="P36">内容</text:p>
          </table:table-cell>
        </table:table-row>
        <table:table-row>
          <table:table-cell table:style-name="表格24.A2" office:value-type="string">
            <text:p text:style-name="P113"/>
          </table:table-cell>
          <table:table-cell table:style-name="表格24.A2" office:value-type="string">
            <text:p text:style-name="P113">0.0.<text:span text:style-name="T36">1</text:span></text:p>
          </table:table-cell>
          <table:table-cell table:style-name="表格24.C2" office:value-type="string">
            <text:p text:style-name="P87">调整canMove为真时才会计算路径</text:p>
          </table:table-cell>
        </table:table-row>
        <table:table-row>
          <table:table-cell table:style-name="表格24.A2" office:value-type="string">
            <text:p text:style-name="P20"/>
          </table:table-cell>
          <table:table-cell table:style-name="表格24.A2" office:value-type="string">
            <text:p text:style-name="P128">0.0.2</text:p>
          </table:table-cell>
          <table:table-cell table:style-name="表格24.C2" office:value-type="string">
            <text:list xml:id="list145094019853745149" text:style-name="L31">
              <text:list-item>
                <text:p text:style-name="P253"><text:span text:style-name="T26">修改对newTar判定取消</text:span><text:span text:style-name="T103">Vector3</text:span><text:span text:style-name="T72">.zero</text:span> <text:span text:style-name="T1">而是</text:span><text:span text:style-name="T26">null</text:span></text:p>
              </text:list-item>
              <text:list-item>
                <text:p text:style-name="P217">注释了一些无用变量</text:p>
              </text:list-item>
              <text:list-item>
                <text:p text:style-name="P217">修改了旋转速度的默认数值</text:p>
              </text:list-item>
            </text:list>
          </table:table-cell>
        </table:table-row>
      </table:table>
      <text:p text:style-name="P20"/>
      <text:p text:style-name="P20"/>
      <text:h text:style-name="P177" text:outline-level="2"><text:bookmark-start text:name="__RefHeading___Toc2446_1293489740"/><text:s/><text:span text:style-name="T27">Enemy_Controller_AstarPathfinding_Project.cs</text:span><text:bookmark-end text:name="__RefHeading___Toc2446_1293489740"/></text:h>
      <text:h text:style-name="P163" text:outline-level="3"><text:bookmark-start text:name="__RefHeading___Toc111_2009966291213011"/>正式版本<text:bookmark-end text:name="__RefHeading___Toc111_2009966291213011"/></text:h>
      <table:table table:name="表格25" table:style-name="表格25">
        <table:table-column table:style-name="表格25.A"/>
        <table:table-column table:style-name="表格25.B"/>
        <table:table-column table:style-name="表格25.C"/>
        <table:table-row>
          <table:table-cell table:style-name="表格25.A1" office:value-type="string">
            <text:p text:style-name="P37">描述</text:p>
          </table:table-cell>
          <table:table-cell table:style-name="表格25.A1" office:value-type="string">
            <text:p text:style-name="P37">版本</text:p>
          </table:table-cell>
          <table:table-cell table:style-name="表格25.C1" office:value-type="string">
            <text:p text:style-name="P37">内容</text:p>
          </table:table-cell>
        </table:table-row>
        <table:table-row>
          <table:table-cell table:style-name="表格25.A2" office:value-type="string">
            <text:p text:style-name="P71"/>
          </table:table-cell>
          <table:table-cell table:style-name="表格25.A2" office:value-type="string">
            <text:p text:style-name="P124"/>
          </table:table-cell>
          <table:table-cell table:style-name="表格25.C2" office:value-type="string">
            <text:p text:style-name="P124"/>
          </table:table-cell>
        </table:table-row>
        <table:table-row>
          <table:table-cell table:style-name="表格25.A2" office:value-type="string">
            <text:p text:style-name="P21"/>
          </table:table-cell>
          <table:table-cell table:style-name="表格25.A2" office:value-type="string">
            <text:p text:style-name="P124"/>
          </table:table-cell>
          <table:table-cell table:style-name="表格25.C2" office:value-type="string">
            <text:p text:style-name="P124"/>
          </table:table-cell>
        </table:table-row>
      </table:table>
      <text:p text:style-name="P21"/>
      <text:h text:style-name="P163" text:outline-level="3"><text:bookmark-start text:name="__RefHeading___Toc113_2009966291223111"/>新增功能<text:bookmark-end text:name="__RefHeading___Toc113_2009966291223111"/></text:h>
      <table:table table:name="表格26" table:style-name="表格26">
        <table:table-column table:style-name="表格26.A"/>
        <table:table-column table:style-name="表格26.B"/>
        <table:table-column table:style-name="表格26.C"/>
        <table:table-row>
          <table:table-cell table:style-name="表格26.A1" office:value-type="string">
            <text:p text:style-name="P37">描述</text:p>
          </table:table-cell>
          <table:table-cell table:style-name="表格26.A1" office:value-type="string">
            <text:p text:style-name="P37">版本</text:p>
          </table:table-cell>
          <table:table-cell table:style-name="表格26.C1" office:value-type="string">
            <text:p text:style-name="P37">内容</text:p>
          </table:table-cell>
        </table:table-row>
        <table:table-row>
          <table:table-cell table:style-name="表格26.A2" office:value-type="string">
            <text:p text:style-name="P124"/>
          </table:table-cell>
          <table:table-cell table:style-name="表格26.A2" office:value-type="string">
            <text:p text:style-name="P124">0.1.0</text:p>
          </table:table-cell>
          <table:table-cell table:style-name="表格26.C2" office:value-type="string">
            <text:list xml:id="list3864504760203774490" text:style-name="L32">
              <text:list-item>
                <text:p text:style-name="P218">控制物体自动寻找玩家</text:p>
              </text:list-item>
            </text:list>
          </table:table-cell>
        </table:table-row>
        <table:table-row>
          <table:table-cell table:style-name="表格26.A2" office:value-type="string">
            <text:p text:style-name="P21"/>
          </table:table-cell>
          <table:table-cell table:style-name="表格26.A2" office:value-type="string">
            <text:p text:style-name="P124"/>
          </table:table-cell>
          <table:table-cell table:style-name="表格26.C2" office:value-type="string">
            <text:p text:style-name="P124"/>
          </table:table-cell>
        </table:table-row>
      </table:table>
      <text:p text:style-name="P21"/>
      <text:h text:style-name="P163" text:outline-level="3"><text:bookmark-start text:name="__RefHeading___Toc115_2009966291233211"/>修正<text:bookmark-end text:name="__RefHeading___Toc115_2009966291233211"/></text:h>
      <table:table table:name="表格27" table:style-name="表格27">
        <table:table-column table:style-name="表格27.A"/>
        <table:table-column table:style-name="表格27.B"/>
        <table:table-column table:style-name="表格27.C"/>
        <table:table-row>
          <table:table-cell table:style-name="表格27.A1" office:value-type="string">
            <text:p text:style-name="P37">描述</text:p>
          </table:table-cell>
          <table:table-cell table:style-name="表格27.A1" office:value-type="string">
            <text:p text:style-name="P37">版本</text:p>
          </table:table-cell>
          <table:table-cell table:style-name="表格27.C1" office:value-type="string">
            <text:p text:style-name="P37">内容</text:p>
          </table:table-cell>
        </table:table-row>
        <table:table-row>
          <table:table-cell table:style-name="表格27.A2" office:value-type="string">
            <text:p text:style-name="P124"/>
          </table:table-cell>
          <table:table-cell table:style-name="表格27.A2" office:value-type="string">
            <text:p text:style-name="P124">0.0.<text:span text:style-name="T36">1</text:span></text:p>
          </table:table-cell>
          <table:table-cell table:style-name="表格27.C2" office:value-type="string">
            <text:p text:style-name="P124"/>
          </table:table-cell>
        </table:table-row>
        <table:table-row>
          <table:table-cell table:style-name="表格27.A2" office:value-type="string">
            <text:p text:style-name="P21"/>
          </table:table-cell>
          <table:table-cell table:style-name="表格27.A2" office:value-type="string">
            <text:p text:style-name="P124"/>
          </table:table-cell>
          <table:table-cell table:style-name="表格27.C2" office:value-type="string">
            <text:p text:style-name="P124"/>
          </table:table-cell>
        </table:table-row>
      </table:table>
      <text:p text:style-name="P21"/>
      <text:p text:style-name="P21"/>
      <text:h text:style-name="P174" text:outline-level="2"><text:bookmark-start text:name="__RefHeading___Toc2448_1293489740"/>Customer_Camera_Inspector<text:bookmark-end text:name="__RefHeading___Toc2448_1293489740"/></text:h>
      <text:h text:style-name="P164" text:outline-level="3"><text:bookmark-start text:name="__RefHeading___Toc111_20099662912130111"/>正式版本<text:bookmark-end text:name="__RefHeading___Toc111_20099662912130111"/></text:h>
      <table:table table:name="表格28" table:style-name="表格28">
        <table:table-column table:style-name="表格28.A"/>
        <table:table-column table:style-name="表格28.B"/>
        <table:table-column table:style-name="表格28.C"/>
        <table:table-row>
          <table:table-cell table:style-name="表格28.A1" office:value-type="string">
            <text:p text:style-name="P38">描述</text:p>
          </table:table-cell>
          <table:table-cell table:style-name="表格28.A1" office:value-type="string">
            <text:p text:style-name="P38">版本</text:p>
          </table:table-cell>
          <table:table-cell table:style-name="表格28.C1" office:value-type="string">
            <text:p text:style-name="P38">内容</text:p>
          </table:table-cell>
        </table:table-row>
        <table:table-row>
          <table:table-cell table:style-name="表格28.A2" office:value-type="string">
            <text:p text:style-name="P72"/>
          </table:table-cell>
          <table:table-cell table:style-name="表格28.A2" office:value-type="string">
            <text:p text:style-name="P129"/>
          </table:table-cell>
          <table:table-cell table:style-name="表格28.C2" office:value-type="string">
            <text:p text:style-name="P129"/>
          </table:table-cell>
        </table:table-row>
        <table:table-row>
          <table:table-cell table:style-name="表格28.A2" office:value-type="string">
            <text:p text:style-name="P22"/>
          </table:table-cell>
          <table:table-cell table:style-name="表格28.A2" office:value-type="string">
            <text:p text:style-name="P129"/>
          </table:table-cell>
          <table:table-cell table:style-name="表格28.C2" office:value-type="string">
            <text:p text:style-name="P129"/>
          </table:table-cell>
        </table:table-row>
      </table:table>
      <text:p text:style-name="P22"/>
      <text:h text:style-name="P164" text:outline-level="3"><text:bookmark-start text:name="__RefHeading___Toc113_20099662912231111"/>新增功能<text:bookmark-end text:name="__RefHeading___Toc113_20099662912231111"/></text:h>
      <table:table table:name="表格29" table:style-name="表格29">
        <table:table-column table:style-name="表格29.A"/>
        <table:table-column table:style-name="表格29.B"/>
        <table:table-column table:style-name="表格29.C"/>
        <table:table-row>
          <table:table-cell table:style-name="表格29.A1" office:value-type="string">
            <text:p text:style-name="P38">描述</text:p>
          </table:table-cell>
          <table:table-cell table:style-name="表格29.A1" office:value-type="string">
            <text:p text:style-name="P38">版本</text:p>
          </table:table-cell>
          <table:table-cell table:style-name="表格29.C1" office:value-type="string">
            <text:p text:style-name="P38">内容</text:p>
          </table:table-cell>
        </table:table-row>
        <table:table-row>
          <table:table-cell table:style-name="表格29.A2" office:value-type="string">
            <text:p text:style-name="P129"/>
          </table:table-cell>
          <table:table-cell table:style-name="表格29.A2" office:value-type="string">
            <text:p text:style-name="P129">0.1.0</text:p>
          </table:table-cell>
          <table:table-cell table:style-name="表格29.C2" office:value-type="string">
            <text:p text:style-name="P96">为Camera_Controller自定义面板</text:p>
          </table:table-cell>
        </table:table-row>
        <table:table-row>
          <table:table-cell table:style-name="表格29.A2" office:value-type="string">
            <text:p text:style-name="P22"/>
          </table:table-cell>
          <table:table-cell table:style-name="表格29.A2" office:value-type="string">
            <text:p text:style-name="P129"/>
          </table:table-cell>
          <table:table-cell table:style-name="表格29.C2" office:value-type="string">
            <text:p text:style-name="P129"/>
          </table:table-cell>
        </table:table-row>
      </table:table>
      <text:p text:style-name="P22"/>
      <text:h text:style-name="P164" text:outline-level="3"><text:bookmark-start text:name="__RefHeading___Toc115_20099662912332111"/>修正<text:bookmark-end text:name="__RefHeading___Toc115_20099662912332111"/></text:h>
      <table:table table:name="表格30" table:style-name="表格30">
        <table:table-column table:style-name="表格30.A"/>
        <table:table-column table:style-name="表格30.B"/>
        <table:table-column table:style-name="表格30.C"/>
        <table:table-row>
          <table:table-cell table:style-name="表格30.A1" office:value-type="string">
            <text:p text:style-name="P38">描述</text:p>
          </table:table-cell>
          <table:table-cell table:style-name="表格30.A1" office:value-type="string">
            <text:p text:style-name="P38">版本</text:p>
          </table:table-cell>
          <table:table-cell table:style-name="表格30.C1" office:value-type="string">
            <text:p text:style-name="P38">内容</text:p>
          </table:table-cell>
        </table:table-row>
        <table:table-row>
          <table:table-cell table:style-name="表格30.A2" office:value-type="string">
            <text:p text:style-name="P129"/>
          </table:table-cell>
          <table:table-cell table:style-name="表格30.A2" office:value-type="string">
            <text:p text:style-name="P129">0.0.<text:span text:style-name="T36">1</text:span></text:p>
          </table:table-cell>
          <table:table-cell table:style-name="表格30.C2" office:value-type="string">
            <text:p text:style-name="P129"/>
          </table:table-cell>
        </table:table-row>
        <table:table-row>
          <table:table-cell table:style-name="表格30.A2" office:value-type="string">
            <text:p text:style-name="P22"/>
          </table:table-cell>
          <table:table-cell table:style-name="表格30.A2" office:value-type="string">
            <text:p text:style-name="P129"/>
          </table:table-cell>
          <table:table-cell table:style-name="表格30.C2" office:value-type="string">
            <text:p text:style-name="P129"/>
          </table:table-cell>
        </table:table-row>
      </table:table>
      <text:p text:style-name="P22"/>
      <text:p text:style-name="P22"/>
      <text:h text:style-name="P178" text:outline-level="2"><text:bookmark-start text:name="__RefHeading___Toc2912_1062211233"/><text:s/><text:span text:style-name="T30">Customer_Player_Controller_RTS_RPG_AstarPathfing_P</text:span><text:span text:style-name="T31">r</text:span><text:span text:style-name="T30">oject_Inspector</text:span><text:bookmark-end text:name="__RefHeading___Toc2912_1062211233"/></text:h>
      <text:h text:style-name="P165" text:outline-level="3"><text:bookmark-start text:name="__RefHeading___Toc111_200996629121301111"/>正式版本<text:bookmark-end text:name="__RefHeading___Toc111_200996629121301111"/></text:h>
      <table:table table:name="表格31" table:style-name="表格31">
        <table:table-column table:style-name="表格31.A"/>
        <table:table-column table:style-name="表格31.B"/>
        <table:table-column table:style-name="表格31.C"/>
        <table:table-row>
          <table:table-cell table:style-name="表格31.A1" office:value-type="string">
            <text:p text:style-name="P39">描述</text:p>
          </table:table-cell>
          <table:table-cell table:style-name="表格31.A1" office:value-type="string">
            <text:p text:style-name="P39">版本</text:p>
          </table:table-cell>
          <table:table-cell table:style-name="表格31.C1" office:value-type="string">
            <text:p text:style-name="P39">内容</text:p>
          </table:table-cell>
        </table:table-row>
        <table:table-row>
          <table:table-cell table:style-name="表格31.A2" office:value-type="string">
            <text:p text:style-name="P73"/>
          </table:table-cell>
          <table:table-cell table:style-name="表格31.A2" office:value-type="string">
            <text:p text:style-name="P134"/>
          </table:table-cell>
          <table:table-cell table:style-name="表格31.C2" office:value-type="string">
            <text:p text:style-name="P134"/>
          </table:table-cell>
        </table:table-row>
        <table:table-row>
          <table:table-cell table:style-name="表格31.A2" office:value-type="string">
            <text:p text:style-name="P23"/>
          </table:table-cell>
          <table:table-cell table:style-name="表格31.A2" office:value-type="string">
            <text:p text:style-name="P134"/>
          </table:table-cell>
          <table:table-cell table:style-name="表格31.C2" office:value-type="string">
            <text:p text:style-name="P134"/>
          </table:table-cell>
        </table:table-row>
      </table:table>
      <text:p text:style-name="P23"/>
      <text:h text:style-name="P165" text:outline-level="3"><text:bookmark-start text:name="__RefHeading___Toc113_200996629122311111"/>新增功能<text:bookmark-end text:name="__RefHeading___Toc113_200996629122311111"/></text:h>
      <table:table table:name="表格32" table:style-name="表格32">
        <table:table-column table:style-name="表格32.A"/>
        <table:table-column table:style-name="表格32.B"/>
        <table:table-column table:style-name="表格32.C"/>
        <table:table-row>
          <table:table-cell table:style-name="表格32.A1" office:value-type="string">
            <text:p text:style-name="P39">描述</text:p>
          </table:table-cell>
          <table:table-cell table:style-name="表格32.A1" office:value-type="string">
            <text:p text:style-name="P39">版本</text:p>
          </table:table-cell>
          <table:table-cell table:style-name="表格32.C1" office:value-type="string">
            <text:p text:style-name="P39">内容</text:p>
          </table:table-cell>
        </table:table-row>
        <table:table-row>
          <table:table-cell table:style-name="表格32.A2" office:value-type="string">
            <text:p text:style-name="P134"/>
          </table:table-cell>
          <table:table-cell table:style-name="表格32.A2" office:value-type="string">
            <text:p text:style-name="P134">0.1.0</text:p>
          </table:table-cell>
          <table:table-cell table:style-name="表格32.C2" office:value-type="string">
            <text:p text:style-name="P98">为 <text:span text:style-name="T119">Player_Controller_RTS_RPG_AstarPathfing_Project创建自定义</text:span><text:span text:style-name="T99">面板</text:span></text:p>
          </table:table-cell>
        </table:table-row>
        <table:table-row>
          <table:table-cell table:style-name="表格32.A2" office:value-type="string">
            <text:p text:style-name="P23"/>
          </table:table-cell>
          <table:table-cell table:style-name="表格32.A2" office:value-type="string">
            <text:p text:style-name="P134"/>
          </table:table-cell>
          <table:table-cell table:style-name="表格32.C2" office:value-type="string">
            <text:p text:style-name="P134"/>
          </table:table-cell>
        </table:table-row>
      </table:table>
      <text:p text:style-name="P23"/>
      <text:h text:style-name="P165" text:outline-level="3"><text:bookmark-start text:name="__RefHeading___Toc115_200996629123321111"/>修正<text:bookmark-end text:name="__RefHeading___Toc115_200996629123321111"/></text:h>
      <table:table table:name="表格33" table:style-name="表格33">
        <table:table-column table:style-name="表格33.A"/>
        <table:table-column table:style-name="表格33.B"/>
        <table:table-column table:style-name="表格33.C"/>
        <table:table-row>
          <table:table-cell table:style-name="表格33.A1" office:value-type="string">
            <text:p text:style-name="P39">描述</text:p>
          </table:table-cell>
          <table:table-cell table:style-name="表格33.A1" office:value-type="string">
            <text:p text:style-name="P39">版本</text:p>
          </table:table-cell>
          <table:table-cell table:style-name="表格33.C1" office:value-type="string">
            <text:p text:style-name="P39">内容</text:p>
          </table:table-cell>
        </table:table-row>
        <table:table-row>
          <table:table-cell table:style-name="表格33.A2" office:value-type="string">
            <text:p text:style-name="P134"/>
          </table:table-cell>
          <table:table-cell table:style-name="表格33.A2" office:value-type="string">
            <text:p text:style-name="P134">0.0.<text:span text:style-name="T36">1</text:span></text:p>
          </table:table-cell>
          <table:table-cell table:style-name="表格33.C2" office:value-type="string">
            <text:p text:style-name="P223">修改代码，将下拉选单放进主代码中，否则下拉列表的选项无法被保存</text:p>
          </table:table-cell>
        </table:table-row>
        <table:table-row>
          <table:table-cell table:style-name="表格33.A2" office:value-type="string">
            <text:p text:style-name="P23"/>
          </table:table-cell>
          <table:table-cell table:style-name="表格33.A2" office:value-type="string">
            <text:p text:style-name="P134"/>
          </table:table-cell>
          <table:table-cell table:style-name="表格33.C2" office:value-type="string">
            <text:p text:style-name="P134"/>
          </table:table-cell>
        </table:table-row>
      </table:table>
      <text:p text:style-name="P23"/>
      <text:h text:style-name="P180" text:outline-level="2"><text:s/><text:span text:style-name="T32">Customer_Player_Controller_RTS_RPG_AstarPathfing_Project_Inspector</text:span></text:h>
      <text:h text:style-name="P166" text:outline-level="3"><text:bookmark-start text:name="__RefHeading___Toc111_2009966291213011111"/>正式版本<text:bookmark-end text:name="__RefHeading___Toc111_2009966291213011111"/></text:h>
      <table:table table:name="表格34" table:style-name="表格34">
        <table:table-column table:style-name="表格34.A"/>
        <table:table-column table:style-name="表格34.B"/>
        <table:table-column table:style-name="表格34.C"/>
        <table:table-row>
          <table:table-cell table:style-name="表格34.A1" office:value-type="string">
            <text:p text:style-name="P40">描述</text:p>
          </table:table-cell>
          <table:table-cell table:style-name="表格34.A1" office:value-type="string">
            <text:p text:style-name="P40">版本</text:p>
          </table:table-cell>
          <table:table-cell table:style-name="表格34.C1" office:value-type="string">
            <text:p text:style-name="P40">内容</text:p>
          </table:table-cell>
        </table:table-row>
        <table:table-row>
          <table:table-cell table:style-name="表格34.A2" office:value-type="string">
            <text:p text:style-name="P74"/>
          </table:table-cell>
          <table:table-cell table:style-name="表格34.A2" office:value-type="string">
            <text:p text:style-name="P135"/>
          </table:table-cell>
          <table:table-cell table:style-name="表格34.C2" office:value-type="string">
            <text:p text:style-name="P135"/>
          </table:table-cell>
        </table:table-row>
        <table:table-row>
          <table:table-cell table:style-name="表格34.A2" office:value-type="string">
            <text:p text:style-name="P24"/>
          </table:table-cell>
          <table:table-cell table:style-name="表格34.A2" office:value-type="string">
            <text:p text:style-name="P135"/>
          </table:table-cell>
          <table:table-cell table:style-name="表格34.C2" office:value-type="string">
            <text:p text:style-name="P135"/>
          </table:table-cell>
        </table:table-row>
      </table:table>
      <text:p text:style-name="P24"/>
      <text:h text:style-name="P166" text:outline-level="3"><text:bookmark-start text:name="__RefHeading___Toc113_2009966291223111111"/>新增功能<text:bookmark-end text:name="__RefHeading___Toc113_2009966291223111111"/></text:h>
      <table:table table:name="表格35" table:style-name="表格35">
        <table:table-column table:style-name="表格35.A"/>
        <table:table-column table:style-name="表格35.B"/>
        <table:table-column table:style-name="表格35.C"/>
        <table:table-row>
          <table:table-cell table:style-name="表格35.A1" office:value-type="string">
            <text:p text:style-name="P40">描述</text:p>
          </table:table-cell>
          <table:table-cell table:style-name="表格35.A1" office:value-type="string">
            <text:p text:style-name="P40">版本</text:p>
          </table:table-cell>
          <table:table-cell table:style-name="表格35.C1" office:value-type="string">
            <text:p text:style-name="P40">内容</text:p>
          </table:table-cell>
        </table:table-row>
        <table:table-row>
          <table:table-cell table:style-name="表格35.A2" office:value-type="string">
            <text:p text:style-name="P135"/>
          </table:table-cell>
          <table:table-cell table:style-name="表格35.A2" office:value-type="string">
            <text:p text:style-name="P135">0.1.0</text:p>
          </table:table-cell>
          <table:table-cell table:style-name="表格35.C2" office:value-type="string">
            <text:p text:style-name="P222">为 <text:span text:style-name="T121">Player_Controller_RTS_RPG_AstarPathfing_Project添加自定义面板</text:span></text:p>
          </table:table-cell>
        </table:table-row>
        <table:table-row>
          <table:table-cell table:style-name="表格35.A2" office:value-type="string">
            <text:p text:style-name="P24"/>
          </table:table-cell>
          <table:table-cell table:style-name="表格35.A2" office:value-type="string">
            <text:p text:style-name="P135"/>
          </table:table-cell>
          <table:table-cell table:style-name="表格35.C2" office:value-type="string">
            <text:p text:style-name="P135"/>
          </table:table-cell>
        </table:table-row>
      </table:table>
      <text:p text:style-name="P24"/>
      <text:h text:style-name="P166" text:outline-level="3"><text:bookmark-start text:name="__RefHeading___Toc115_2009966291233211111"/>修正<text:bookmark-end text:name="__RefHeading___Toc115_2009966291233211111"/></text:h>
      <table:table table:name="表格36" table:style-name="表格36">
        <table:table-column table:style-name="表格36.A"/>
        <table:table-column table:style-name="表格36.B"/>
        <table:table-column table:style-name="表格36.C"/>
        <table:table-row>
          <table:table-cell table:style-name="表格36.A1" office:value-type="string">
            <text:p text:style-name="P40">描述</text:p>
          </table:table-cell>
          <table:table-cell table:style-name="表格36.A1" office:value-type="string">
            <text:p text:style-name="P40">版本</text:p>
          </table:table-cell>
          <table:table-cell table:style-name="表格36.C1" office:value-type="string">
            <text:p text:style-name="P40">内容</text:p>
          </table:table-cell>
        </table:table-row>
        <table:table-row>
          <table:table-cell table:style-name="表格36.A2" office:value-type="string">
            <text:p text:style-name="P135"/>
          </table:table-cell>
          <table:table-cell table:style-name="表格36.A2" office:value-type="string">
            <text:p text:style-name="P135">0.0.<text:span text:style-name="T36">1</text:span></text:p>
          </table:table-cell>
          <table:table-cell table:style-name="表格36.C2" office:value-type="string">
            <text:p text:style-name="P135"/>
          </table:table-cell>
        </table:table-row>
        <table:table-row>
          <table:table-cell table:style-name="表格36.A2" office:value-type="string">
            <text:p text:style-name="P24"/>
          </table:table-cell>
          <table:table-cell table:style-name="表格36.A2" office:value-type="string">
            <text:p text:style-name="P135"/>
          </table:table-cell>
          <table:table-cell table:style-name="表格36.C2" office:value-type="string">
            <text:p text:style-name="P135"/>
          </table:table-cell>
        </table:table-row>
      </table:table>
      <text:p text:style-name="P24"/>
      <text:p text:style-name="P23"/>
      <text:h text:style-name="P179" text:outline-level="2"><text:s/><text:span text:style-name="T2">(Script <text:s/>Name)</text:span></text:h>
      <text:h text:style-name="P167" text:outline-level="3"><text:bookmark-start text:name="__RefHeading___Toc111_20099662912130111111"/>正式版本<text:bookmark-end text:name="__RefHeading___Toc111_20099662912130111111"/></text:h>
      <table:table table:name="表格37" table:style-name="表格37">
        <table:table-column table:style-name="表格37.A"/>
        <table:table-column table:style-name="表格37.B"/>
        <table:table-column table:style-name="表格37.C"/>
        <table:table-row>
          <table:table-cell table:style-name="表格37.A1" office:value-type="string">
            <text:p text:style-name="P255">描述</text:p>
          </table:table-cell>
          <table:table-cell table:style-name="表格37.A1" office:value-type="string">
            <text:p text:style-name="P255">版本</text:p>
          </table:table-cell>
          <table:table-cell table:style-name="表格37.C1" office:value-type="string">
            <text:p text:style-name="P255">内容</text:p>
          </table:table-cell>
        </table:table-row>
        <table:table-row>
          <table:table-cell table:style-name="表格37.A2" office:value-type="string">
            <text:p text:style-name="P221"/>
          </table:table-cell>
          <table:table-cell table:style-name="表格37.A2" office:value-type="string">
            <text:p text:style-name="P256"/>
          </table:table-cell>
          <table:table-cell table:style-name="表格37.C2" office:value-type="string">
            <text:p text:style-name="P256"/>
          </table:table-cell>
        </table:table-row>
        <table:table-row>
          <table:table-cell table:style-name="表格37.A2" office:value-type="string">
            <text:p text:style-name="P150"/>
          </table:table-cell>
          <table:table-cell table:style-name="表格37.A2" office:value-type="string">
            <text:p text:style-name="P256"/>
          </table:table-cell>
          <table:table-cell table:style-name="表格37.C2" office:value-type="string">
            <text:p text:style-name="P256"/>
          </table:table-cell>
        </table:table-row>
      </table:table>
      <text:p text:style-name="P150"/>
      <text:h text:style-name="P167" text:outline-level="3"><text:bookmark-start text:name="__RefHeading___Toc113_20099662912231111111"/>新增功能<text:bookmark-end text:name="__RefHeading___Toc113_20099662912231111111"/></text:h>
      <table:table table:name="表格38" table:style-name="表格38">
        <table:table-column table:style-name="表格38.A"/>
        <table:table-column table:style-name="表格38.B"/>
        <table:table-column table:style-name="表格38.C"/>
        <table:table-row>
          <table:table-cell table:style-name="表格38.A1" office:value-type="string">
            <text:p text:style-name="P255">描述</text:p>
          </table:table-cell>
          <table:table-cell table:style-name="表格38.A1" office:value-type="string">
            <text:p text:style-name="P255">版本</text:p>
          </table:table-cell>
          <table:table-cell table:style-name="表格38.C1" office:value-type="string">
            <text:p text:style-name="P255">内容</text:p>
          </table:table-cell>
        </table:table-row>
        <table:table-row>
          <table:table-cell table:style-name="表格38.A2" office:value-type="string">
            <text:p text:style-name="P256"/>
          </table:table-cell>
          <table:table-cell table:style-name="表格38.A2" office:value-type="string">
            <text:p text:style-name="P256">0.1.0</text:p>
          </table:table-cell>
          <table:table-cell table:style-name="表格38.C2" office:value-type="string">
            <text:p text:style-name="P256"/>
          </table:table-cell>
        </table:table-row>
        <table:table-row>
          <table:table-cell table:style-name="表格38.A2" office:value-type="string">
            <text:p text:style-name="P150"/>
          </table:table-cell>
          <table:table-cell table:style-name="表格38.A2" office:value-type="string">
            <text:p text:style-name="P256"/>
          </table:table-cell>
          <table:table-cell table:style-name="表格38.C2" office:value-type="string">
            <text:p text:style-name="P256"/>
          </table:table-cell>
        </table:table-row>
      </table:table>
      <text:p text:style-name="P150"/>
      <text:h text:style-name="P167" text:outline-level="3"><text:bookmark-start text:name="__RefHeading___Toc115_20099662912332111111"/>修正<text:bookmark-end text:name="__RefHeading___Toc115_20099662912332111111"/></text:h>
      <table:table table:name="表格39" table:style-name="表格39">
        <table:table-column table:style-name="表格39.A"/>
        <table:table-column table:style-name="表格39.B"/>
        <table:table-column table:style-name="表格39.C"/>
        <table:table-row>
          <table:table-cell table:style-name="表格39.A1" office:value-type="string">
            <text:p text:style-name="P255">描述</text:p>
          </table:table-cell>
          <table:table-cell table:style-name="表格39.A1" office:value-type="string">
            <text:p text:style-name="P255">版本</text:p>
          </table:table-cell>
          <table:table-cell table:style-name="表格39.C1" office:value-type="string">
            <text:p text:style-name="P255">内容</text:p>
          </table:table-cell>
        </table:table-row>
        <table:table-row>
          <table:table-cell table:style-name="表格39.A2" office:value-type="string">
            <text:p text:style-name="P256"/>
          </table:table-cell>
          <table:table-cell table:style-name="表格39.A2" office:value-type="string">
            <text:p text:style-name="P256">0.0.<text:span text:style-name="T36">1</text:span></text:p>
          </table:table-cell>
          <table:table-cell table:style-name="表格39.C2" office:value-type="string">
            <text:p text:style-name="P256"/>
          </table:table-cell>
        </table:table-row>
        <table:table-row>
          <table:table-cell table:style-name="表格39.A2" office:value-type="string">
            <text:p text:style-name="P150"/>
          </table:table-cell>
          <table:table-cell table:style-name="表格39.A2" office:value-type="string">
            <text:p text:style-name="P256"/>
          </table:table-cell>
          <table:table-cell table:style-name="表格39.C2" office:value-type="string">
            <text:p text:style-name="P256"/>
          </table:table-cell>
        </table:table-row>
      </table:table>
      <text:p text:style-name="P150"/>
      <text:p text:style-name="P1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Tahoma1" svg:font-family="Tahoma"/>
    <style:font-face style:name="黑体" svg:font-family="黑体" style:font-adornments="粗体" style:font-family-generic="modern" style:font-pitch="fixed"/>
    <style:font-face style:name="宋体" svg:font-family="宋体" style:font-adornments="粗体" style:font-pitch="variable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微软雅黑1" svg:font-family="微软雅黑" style:font-adornments="粗体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200%"/>
      <style:text-properties fo:font-size="130%" fo:font-weight="bold" style:font-name-asian="黑体" style:font-family-asian="黑体" style:font-style-name-asian="粗体" style:font-family-generic-asian="modern" style:font-pitch-asian="fixed" style:font-size-asian="130%" style:font-style-asian="normal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line-height="150%"/>
      <style:text-properties fo:font-size="115%" fo:font-weight="bold" style:font-name-asian="宋体" style:font-family-asian="宋体" style:font-style-name-asian="粗体" style:font-pitch-asian="variable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764cm" fo:margin-right="0cm" fo:margin-top="0.247cm" fo:margin-bottom="0.212cm" loext:contextual-spacing="false" fo:line-height="150%" fo:text-align="start" style:justify-single-word="false" fo:text-indent="-0.764cm" style:auto-text-indent="false" style:page-number="auto">
        <style:tab-stops/>
      </style:paragraph-properties>
      <style:text-properties fo:font-size="101%" fo:font-style="normal" fo:font-weight="normal" style:font-name-asian="微软雅黑1" style:font-family-asian="微软雅黑" style:font-style-name-asian="粗体" style:font-family-generic-asian="swiss" style:font-pitch-asian="variable" style:font-size-asian="101%" style:font-style-asian="normal" style:font-weight-asian="normal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第" style:num-suffix="条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节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." style:num-format="i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." style:num-format="i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." style:num-format="i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." style:num-format="i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." style:num-format="i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Landscap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4DT10H44M24S</meta:editing-duration>
    <meta:editing-cycles>367</meta:editing-cycles>
    <meta:generator>LibreOffice/5.0.5.2$Windows_x86 LibreOffice_project/55b006a02d247b5f7215fc6ea0fde844b30035b3</meta:generator>
    <dc:date>2017-03-24T02:13:40.528000000</dc:date>
    <meta:document-statistic meta:table-count="39" meta:image-count="0" meta:object-count="0" meta:page-count="27" meta:paragraph-count="691" meta:word-count="4757" meta:character-count="10791" meta:non-whitespace-character-count="10520"/>
    <meta:user-defined meta:name="Info 1"/>
    <meta:user-defined meta:name="Info 2"/>
    <meta:user-defined meta:name="Info 3"/>
    <meta:user-defined meta:name="Info 4"/>
  </office:meta>
</office:document-meta>
</file>